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6875in"/>
    </style:style>
    <style:style style:name="Table17.B" style:family="table-column">
      <style:table-column-properties style:column-width="1.4375in"/>
    </style:style>
    <style:style style:name="Table17.C"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6875in"/>
    </style:style>
    <style:style style:name="Table20.B" style:family="table-column">
      <style:table-column-properties style:column-width="1.4375in"/>
    </style:style>
    <style:style style:name="Table20.C"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6875in"/>
    </style:style>
    <style:style style:name="Table21.B" style:family="table-column">
      <style:table-column-properties style:column-width="1.4375in"/>
    </style:style>
    <style:style style:name="Table21.C"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6875in"/>
    </style:style>
    <style:style style:name="Table19.B" style:family="table-column">
      <style:table-column-properties style:column-width="1.4375in"/>
    </style:style>
    <style:style style:name="Table19.C"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6875in"/>
    </style:style>
    <style:style style:name="Table22.B" style:family="table-column">
      <style:table-column-properties style:column-width="1.4375in"/>
    </style:style>
    <style:style style:name="Table22.C"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6875in"/>
    </style:style>
    <style:style style:name="Table23.B" style:family="table-column">
      <style:table-column-properties style:column-width="1.4375in"/>
    </style:style>
    <style:style style:name="Table23.C"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6875in" fo:margin-top="0in" fo:margin-bottom="0.2in" table:align="left" fo:background-color="transparent" style:may-break-between-rows="false">
        <style:background-image/>
      </style:table-properties>
    </style:style>
    <style:style style:name="Table16.A" style:family="table-column">
      <style:table-column-properties style:column-width="3.6875in"/>
    </style:style>
    <style:style style:name="Table16.B" style:family="table-column">
      <style:table-column-properties style:column-width="1.4375in"/>
    </style:style>
    <style:style style:name="Table16.C" style:family="table-column">
      <style:table-column-properties style:column-width="1.5625in"/>
    </style:style>
    <style:style style:name="Table16.1" style:family="table-row">
      <style:table-row-properties fo:background-color="#dddddd">
        <style:background-image/>
      </style:table-row-properties>
    </style:style>
    <style:style style:name="Table1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6875in"/>
    </style:style>
    <style:style style:name="Table27.B" style:family="table-column">
      <style:table-column-properties style:column-width="1.4375in"/>
    </style:style>
    <style:style style:name="Table27.C"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32" style:family="table">
      <style:table-properties style:width="6.6875in" fo:margin-top="0in" fo:margin-bottom="0.2in" table:align="left" fo:background-color="transparent" style:may-break-between-rows="false">
        <style:background-image/>
      </style:table-properties>
    </style:style>
    <style:style style:name="Table32.A" style:family="table-column">
      <style:table-column-properties style:column-width="3.6875in"/>
    </style:style>
    <style:style style:name="Table32.B" style:family="table-column">
      <style:table-column-properties style:column-width="1.4375in"/>
    </style:style>
    <style:style style:name="Table32.C" style:family="table-column">
      <style:table-column-properties style:column-width="1.5625in"/>
    </style:style>
    <style:style style:name="Table32.1" style:family="table-row">
      <style:table-row-properties fo:background-color="#dddddd">
        <style:background-image/>
      </style:table-row-properties>
    </style:style>
    <style:style style:name="Table3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3" style:family="table">
      <style:table-properties style:width="6.6875in" fo:margin-top="0in" fo:margin-bottom="0.2in" table:align="left" fo:background-color="transparent" style:may-break-between-rows="false">
        <style:background-image/>
      </style:table-properties>
    </style:style>
    <style:style style:name="Table33.A" style:family="table-column">
      <style:table-column-properties style:column-width="3.6875in"/>
    </style:style>
    <style:style style:name="Table33.B" style:family="table-column">
      <style:table-column-properties style:column-width="1.4375in"/>
    </style:style>
    <style:style style:name="Table33.C" style:family="table-column">
      <style:table-column-properties style:column-width="1.5625in"/>
    </style:style>
    <style:style style:name="Table33.1" style:family="table-row">
      <style:table-row-properties fo:background-color="#dddddd">
        <style:background-image/>
      </style:table-row-properties>
    </style:style>
    <style:style style:name="Table3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6875in"/>
    </style:style>
    <style:style style:name="Table26.B" style:family="table-column">
      <style:table-column-properties style:column-width="1.4375in"/>
    </style:style>
    <style:style style:name="Table26.C"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6875in"/>
    </style:style>
    <style:style style:name="Table28.B" style:family="table-column">
      <style:table-column-properties style:column-width="1.4375in"/>
    </style:style>
    <style:style style:name="Table28.C"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6875in"/>
    </style:style>
    <style:style style:name="Table30.B" style:family="table-column">
      <style:table-column-properties style:column-width="1.4375in"/>
    </style:style>
    <style:style style:name="Table30.C"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6875in"/>
    </style:style>
    <style:style style:name="Table29.B" style:family="table-column">
      <style:table-column-properties style:column-width="1.4375in"/>
    </style:style>
    <style:style style:name="Table29.C"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6875in"/>
    </style:style>
    <style:style style:name="Table24.B" style:family="table-column">
      <style:table-column-properties style:column-width="1.4375in"/>
    </style:style>
    <style:style style:name="Table24.C"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6875in"/>
    </style:style>
    <style:style style:name="Table25.B" style:family="table-column">
      <style:table-column-properties style:column-width="1.4375in"/>
    </style:style>
    <style:style style:name="Table25.C"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6875in"/>
    </style:style>
    <style:style style:name="Table14.B" style:family="table-column">
      <style:table-column-properties style:column-width="1.4375in"/>
    </style:style>
    <style:style style:name="Table14.C"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875in" fo:margin-top="0in" fo:margin-bottom="0.2in" table:align="left" fo:background-color="transparent" style:may-break-between-rows="false">
        <style:background-image/>
      </style:table-properties>
    </style:style>
    <style:style style:name="Table15.A" style:family="table-column">
      <style:table-column-properties style:column-width="3in"/>
    </style:style>
    <style:style style:name="Table15.B" style:family="table-column">
      <style:table-column-properties style:column-width="1.375in"/>
    </style:style>
    <style:style style:name="Table15.C" style:family="table-column">
      <style:table-column-properties style:column-width="0.75in"/>
    </style:style>
    <style:style style:name="Table15.D" style:family="table-column">
      <style:table-column-properties style:column-width="1.5625in"/>
    </style:style>
    <style:style style:name="Table15.1" style:family="table-row">
      <style:table-row-properties fo:background-color="#dddddd">
        <style:background-image/>
      </style:table-row-properties>
    </style:style>
    <style:style style:name="Table1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33a15e" officeooo:paragraph-rsid="01019bf5"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33a15e" officeooo:paragraph-rsid="01033c81" style:font-size-asian="11pt" style:font-size-complex="11pt"/>
    </style:style>
    <style:style style:name="P21"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2"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23" style:family="paragraph" style:parent-style-name="Standard">
      <style:paragraph-properties fo:margin-top="0.0201in" fo:margin-bottom="0.0201in" loext:contextual-spacing="false"/>
      <style:text-properties style:font-name="FreeMono" fo:font-size="11pt" officeooo:rsid="009fb78c" officeooo:paragraph-rsid="00de0afe" style:font-size-asian="11pt" style:font-size-complex="11pt"/>
    </style:style>
    <style:style style:name="P24" style:family="paragraph" style:parent-style-name="Standard">
      <style:paragraph-properties fo:margin-top="0.0201in" fo:margin-bottom="0.0201in" loext:contextual-spacing="false"/>
      <style:text-properties style:font-name="FreeMono" fo:font-size="11pt" officeooo:rsid="009fb78c" officeooo:paragraph-rsid="01033c81" style:font-size-asian="11pt" style:font-size-complex="11pt"/>
    </style:style>
    <style:style style:name="P25" style:family="paragraph" style:parent-style-name="Standard">
      <style:paragraph-properties fo:margin-top="0.0201in" fo:margin-bottom="0.0201in" loext:contextual-spacing="false"/>
      <style:text-properties style:font-name="FreeMono" fo:font-size="11pt" officeooo:rsid="0093142c" officeooo:paragraph-rsid="01033c81" style:font-size-asian="11pt" style:font-size-complex="11pt"/>
    </style:style>
    <style:style style:name="P26" style:family="paragraph" style:parent-style-name="Standard">
      <style:paragraph-properties fo:margin-top="0.0201in" fo:margin-bottom="0.0201in" loext:contextual-spacing="false"/>
      <style:text-properties style:font-name="FreeMono" fo:font-size="11pt" officeooo:rsid="0090e4a6" officeooo:paragraph-rsid="00d22833" style:font-size-asian="11pt" style:font-size-complex="11pt"/>
    </style:style>
    <style:style style:name="P27" style:family="paragraph" style:parent-style-name="Standard">
      <style:paragraph-properties fo:margin-top="0.0201in" fo:margin-bottom="0.0201in" loext:contextual-spacing="false"/>
      <style:text-properties style:font-name="FreeMono" fo:font-size="11pt" officeooo:rsid="01019bf5" officeooo:paragraph-rsid="01019bf5" style:font-size-asian="11pt" style:font-size-complex="11pt"/>
    </style:style>
    <style:style style:name="P28" style:family="paragraph" style:parent-style-name="Standard">
      <style:paragraph-properties fo:margin-top="0.0201in" fo:margin-bottom="0.0201in" loext:contextual-spacing="false"/>
      <style:text-properties style:font-name="FreeMono" fo:font-size="11pt" officeooo:rsid="01019bf5" officeooo:paragraph-rsid="01033c81" style:font-size-asian="11pt" style:font-size-complex="11pt"/>
    </style:style>
    <style:style style:name="P29" style:family="paragraph" style:parent-style-name="Standard">
      <style:paragraph-properties fo:margin-top="0.0201in" fo:margin-bottom="0.0201in" loext:contextual-spacing="false"/>
      <style:text-properties style:font-name="FreeMono" fo:font-size="11pt" officeooo:rsid="0050ae82" officeooo:paragraph-rsid="01033c81" style:font-size-asian="11pt" style:font-size-complex="11pt"/>
    </style:style>
    <style:style style:name="P30" style:family="paragraph" style:parent-style-name="Standard">
      <style:paragraph-properties fo:margin-top="0.0201in" fo:margin-bottom="0.0201in" loext:contextual-spacing="false"/>
      <style:text-properties officeooo:paragraph-rsid="002fec62"/>
    </style:style>
    <style:style style:name="P31" style:family="paragraph" style:parent-style-name="Standard">
      <style:paragraph-properties fo:margin-top="0.0201in" fo:margin-bottom="0.0201in" loext:contextual-spacing="false"/>
      <style:text-properties officeooo:paragraph-rsid="0090e4a6"/>
    </style:style>
    <style:style style:name="P32" style:family="paragraph" style:parent-style-name="Standard">
      <style:paragraph-properties fo:margin-top="0.0201in" fo:margin-bottom="0.0201in" loext:contextual-spacing="false"/>
      <style:text-properties officeooo:paragraph-rsid="00de0afe"/>
    </style:style>
    <style:style style:name="P33" style:family="paragraph" style:parent-style-name="Standard">
      <style:paragraph-properties fo:margin-top="0.0201in" fo:margin-bottom="0.0201in" loext:contextual-spacing="false"/>
      <style:text-properties officeooo:paragraph-rsid="00e2d908"/>
    </style:style>
    <style:style style:name="P34" style:family="paragraph" style:parent-style-name="Standard">
      <style:paragraph-properties fo:margin-top="0.0201in" fo:margin-bottom="0.0201in" loext:contextual-spacing="false"/>
      <style:text-properties officeooo:rsid="0050ae82" officeooo:paragraph-rsid="01033c81"/>
    </style:style>
    <style:style style:name="P35" style:family="paragraph" style:parent-style-name="Standard">
      <style:paragraph-properties fo:margin-top="0.0201in" fo:margin-bottom="0.0201in" loext:contextual-spacing="false"/>
      <style:text-properties officeooo:paragraph-rsid="01033c81"/>
    </style:style>
    <style:style style:name="P36" style:family="paragraph" style:parent-style-name="Standard">
      <style:paragraph-properties fo:margin-top="0.0201in" fo:margin-bottom="0.0201in" loext:contextual-spacing="false"/>
      <style:text-properties style:font-name="Liberation Serif" fo:font-size="11pt" style:font-size-asian="11pt" style:font-size-complex="11pt"/>
    </style:style>
    <style:style style:name="P37"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38"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39" style:family="paragraph" style:parent-style-name="Subtitle">
      <style:text-properties officeooo:paragraph-rsid="0018bb2b"/>
    </style:style>
    <style:style style:name="P40" style:family="paragraph" style:parent-style-name="Table_20_Contents">
      <style:text-properties officeooo:rsid="0018bb2b" officeooo:paragraph-rsid="0018bb2b"/>
    </style:style>
    <style:style style:name="P41" style:family="paragraph" style:parent-style-name="Table_20_Contents">
      <style:paragraph-properties fo:text-align="center" style:justify-single-word="false"/>
      <style:text-properties officeooo:rsid="0018bb2b" officeooo:paragraph-rsid="0018bb2b"/>
    </style:style>
    <style:style style:name="P42" style:family="paragraph" style:parent-style-name="Table_20_Contents">
      <style:text-properties fo:font-size="11pt" style:font-size-asian="11pt" style:font-size-complex="11pt"/>
    </style:style>
    <style:style style:name="P43" style:family="paragraph" style:parent-style-name="Table_20_Contents">
      <style:text-properties fo:font-size="11pt" officeooo:rsid="0019813b" officeooo:paragraph-rsid="0019813b" style:font-size-asian="11pt" style:font-size-complex="11pt"/>
    </style:style>
    <style:style style:name="P44" style:family="paragraph" style:parent-style-name="Table_20_Contents">
      <style:text-properties fo:font-size="11pt" officeooo:rsid="001b6695" officeooo:paragraph-rsid="001b6695" style:font-size-asian="11pt" style:font-size-complex="11pt"/>
    </style:style>
    <style:style style:name="P45"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46" style:family="paragraph" style:parent-style-name="Table_20_Contents">
      <style:text-properties fo:font-size="11pt" officeooo:rsid="0018bb2b" officeooo:paragraph-rsid="0018bb2b" style:font-size-asian="11pt" style:font-size-complex="11pt"/>
    </style:style>
    <style:style style:name="P47"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48" style:family="paragraph" style:parent-style-name="Table_20_Contents">
      <style:text-properties fo:font-size="11pt" officeooo:rsid="001cb7e2" officeooo:paragraph-rsid="001cb7e2" style:font-size-asian="11pt" style:font-size-complex="11pt"/>
    </style:style>
    <style:style style:name="P49"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50" style:family="paragraph" style:parent-style-name="Table_20_Contents">
      <style:text-properties fo:font-size="11pt" officeooo:rsid="001e4423" officeooo:paragraph-rsid="001e4423" style:font-size-asian="11pt" style:font-size-complex="11pt"/>
    </style:style>
    <style:style style:name="P51"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52" style:family="paragraph" style:parent-style-name="Table_20_Contents">
      <style:text-properties fo:font-size="11pt" officeooo:rsid="001f64ad" officeooo:paragraph-rsid="001f64ad" style:font-size-asian="11pt" style:font-size-complex="11pt"/>
    </style:style>
    <style:style style:name="P53"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54" style:family="paragraph" style:parent-style-name="Table_20_Contents">
      <style:text-properties fo:font-size="11pt" officeooo:rsid="0022696f" officeooo:paragraph-rsid="0022696f" style:font-size-asian="11pt" style:font-size-complex="11pt"/>
    </style:style>
    <style:style style:name="P55"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56" style:family="paragraph" style:parent-style-name="Table_20_Contents">
      <style:text-properties fo:font-size="11pt" officeooo:rsid="00227ba1" officeooo:paragraph-rsid="00227ba1" style:font-size-asian="11pt" style:font-size-complex="11pt"/>
    </style:style>
    <style:style style:name="P57"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58" style:family="paragraph" style:parent-style-name="Table_20_Contents">
      <style:text-properties fo:font-size="11pt" officeooo:rsid="0024f098" officeooo:paragraph-rsid="0024f098" style:font-size-asian="11pt" style:font-size-complex="11pt"/>
    </style:style>
    <style:style style:name="P59"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60"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61" style:family="paragraph" style:parent-style-name="Table_20_Contents">
      <style:text-properties fo:font-size="11pt" officeooo:rsid="0032c179" officeooo:paragraph-rsid="0032c179" style:font-size-asian="11pt" style:font-size-complex="11pt"/>
    </style:style>
    <style:style style:name="P62"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63" style:family="paragraph" style:parent-style-name="Table_20_Contents">
      <style:text-properties fo:font-size="11pt" officeooo:rsid="0080de28" officeooo:paragraph-rsid="0080de28" style:font-size-asian="11pt" style:font-size-complex="11pt"/>
    </style:style>
    <style:style style:name="P64" style:family="paragraph" style:parent-style-name="Table_20_Contents">
      <style:text-properties officeooo:rsid="00227ba1" officeooo:paragraph-rsid="00227ba1"/>
    </style:style>
    <style:style style:name="P65" style:family="paragraph" style:parent-style-name="Table_20_Contents">
      <style:paragraph-properties fo:text-align="end" style:justify-single-word="false"/>
      <style:text-properties officeooo:rsid="00227ba1" officeooo:paragraph-rsid="00227ba1"/>
    </style:style>
    <style:style style:name="P66" style:family="paragraph" style:parent-style-name="Table_20_Contents">
      <style:text-properties officeooo:rsid="0025131b" officeooo:paragraph-rsid="0025131b"/>
    </style:style>
    <style:style style:name="P67" style:family="paragraph" style:parent-style-name="Table_20_Contents">
      <style:text-properties officeooo:paragraph-rsid="00227ba1"/>
    </style:style>
    <style:style style:name="P68" style:family="paragraph" style:parent-style-name="Table_20_Contents">
      <style:text-properties officeooo:paragraph-rsid="0022696f"/>
    </style:style>
    <style:style style:name="P69"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70" style:family="paragraph" style:parent-style-name="Table_20_Contents">
      <style:paragraph-properties fo:text-align="center" style:justify-single-word="false"/>
      <style:text-properties style:font-name="Liberation Sans" fo:font-size="11pt" officeooo:rsid="00f728d6" officeooo:paragraph-rsid="00f8ce44" style:font-size-asian="11pt" style:font-size-complex="11pt"/>
    </style:style>
    <style:style style:name="P71" style:family="paragraph" style:parent-style-name="Table_20_Contents">
      <style:paragraph-properties fo:text-align="start" style:justify-single-word="false"/>
      <style:text-properties style:font-name="Liberation Serif" fo:font-size="11pt" officeooo:rsid="00fe909f" officeooo:paragraph-rsid="00fe909f" style:font-size-asian="11pt" style:font-size-complex="11pt"/>
    </style:style>
    <style:style style:name="P72" style:family="paragraph" style:parent-style-name="Table_20_Contents">
      <style:paragraph-properties fo:text-align="center" style:justify-single-word="false"/>
      <style:text-properties style:font-name="Liberation Serif" fo:font-size="11pt" officeooo:rsid="00fe909f" officeooo:paragraph-rsid="00fe909f" style:font-size-asian="11pt" style:font-size-complex="11pt"/>
    </style:style>
    <style:style style:name="P73" style:family="paragraph" style:parent-style-name="Table_20_Contents">
      <style:paragraph-properties fo:text-align="center" style:justify-single-word="false"/>
      <style:text-properties style:font-name="Liberation Serif" fo:font-size="11pt" officeooo:rsid="0108e336" officeooo:paragraph-rsid="0108e336" style:font-size-asian="11pt" style:font-size-complex="11pt"/>
    </style:style>
    <style:style style:name="P74" style:family="paragraph" style:parent-style-name="Table_20_Contents">
      <style:paragraph-properties fo:text-align="center" style:justify-single-word="false"/>
      <style:text-properties style:font-name="Liberation Serif" fo:font-size="11pt" officeooo:rsid="00f8ce44" officeooo:paragraph-rsid="00f8ce44" style:font-size-asian="11pt" style:font-size-complex="11pt"/>
    </style:style>
    <style:style style:name="P75" style:family="paragraph" style:parent-style-name="Table_20_Contents">
      <style:paragraph-properties fo:text-align="center" style:justify-single-word="false"/>
      <style:text-properties style:font-name="Liberation Serif" fo:font-size="11pt" officeooo:rsid="00f728d6" officeooo:paragraph-rsid="00f8ce44" style:font-size-asian="11pt" style:font-size-complex="11pt"/>
    </style:style>
    <style:style style:name="P76" style:family="paragraph" style:parent-style-name="Table_20_Contents">
      <style:paragraph-properties fo:text-align="center" style:justify-single-word="false"/>
      <style:text-properties style:font-name="Liberation Serif" fo:font-size="11pt" officeooo:rsid="00f728d6" officeooo:paragraph-rsid="00f728d6" style:font-size-asian="11pt" style:font-size-complex="11pt"/>
    </style:style>
    <style:style style:name="P77" style:family="paragraph" style:parent-style-name="Table_20_Contents">
      <style:paragraph-properties fo:text-align="center" style:justify-single-word="false"/>
      <style:text-properties style:font-name="Liberation Serif" fo:font-size="11pt" officeooo:rsid="00bd9009" officeooo:paragraph-rsid="00bd9009" style:font-size-asian="11pt" style:font-size-complex="11pt"/>
    </style:style>
    <style:style style:name="P78" style:family="paragraph" style:parent-style-name="Table_20_Contents">
      <style:paragraph-properties fo:text-align="center" style:justify-single-word="false"/>
      <style:text-properties style:font-name="Liberation Serif" fo:font-size="11pt" officeooo:rsid="009a8f7d" officeooo:paragraph-rsid="009a8f7d" style:font-size-asian="11pt" style:font-size-complex="11pt"/>
    </style:style>
    <style:style style:name="P79" style:family="paragraph" style:parent-style-name="Table_20_Contents">
      <style:paragraph-properties fo:text-align="center" style:justify-single-word="false"/>
      <style:text-properties style:font-name="Liberation Serif" fo:font-size="11pt" officeooo:rsid="00e6da8b" officeooo:paragraph-rsid="00e6da8b" style:font-size-asian="11pt" style:font-size-complex="11pt"/>
    </style:style>
    <style:style style:name="P80" style:family="paragraph" style:parent-style-name="Table_20_Contents">
      <style:paragraph-properties fo:text-align="center" style:justify-single-word="false"/>
      <style:text-properties style:font-name="Liberation Serif" fo:font-size="11pt" officeooo:paragraph-rsid="00e64ffd" style:font-size-asian="11pt" style:font-size-complex="11pt"/>
    </style:style>
    <style:style style:name="P81" style:family="paragraph" style:parent-style-name="Table_20_Contents">
      <style:paragraph-properties fo:text-align="center" style:justify-single-word="false"/>
      <style:text-properties style:font-name="Liberation Serif" fo:font-size="11pt" officeooo:paragraph-rsid="0101ac45" style:font-size-asian="11pt" style:font-size-complex="11pt"/>
    </style:style>
    <style:style style:name="P82" style:family="paragraph" style:parent-style-name="Table_20_Contents">
      <style:paragraph-properties fo:text-align="center" style:justify-single-word="false"/>
      <style:text-properties style:font-name="Liberation Serif" fo:font-size="11pt" officeooo:paragraph-rsid="01033c81" style:font-size-asian="11pt" style:font-size-complex="11pt"/>
    </style:style>
    <style:style style:name="P83" style:family="paragraph" style:parent-style-name="Table_20_Contents">
      <style:paragraph-properties fo:text-align="center" style:justify-single-word="false"/>
      <style:text-properties style:font-name="Liberation Serif" fo:font-size="11pt" officeooo:paragraph-rsid="010645c3" style:font-size-asian="11pt" style:font-size-complex="11pt"/>
    </style:style>
    <style:style style:name="P84" style:family="paragraph" style:parent-style-name="Table_20_Contents">
      <style:paragraph-properties fo:text-align="center" style:justify-single-word="false"/>
      <style:text-properties style:font-name="Liberation Serif" fo:font-size="11pt" officeooo:paragraph-rsid="00b5e873" style:font-size-asian="11pt" style:font-size-complex="11pt"/>
    </style:style>
    <style:style style:name="P85" style:family="paragraph" style:parent-style-name="Table_20_Contents">
      <style:paragraph-properties fo:text-align="center" style:justify-single-word="false"/>
      <style:text-properties style:font-name="Liberation Serif" fo:font-size="11pt" officeooo:paragraph-rsid="00b67686" style:font-size-asian="11pt" style:font-size-complex="11pt"/>
    </style:style>
    <style:style style:name="P86" style:family="paragraph" style:parent-style-name="Table_20_Contents">
      <style:paragraph-properties fo:text-align="center" style:justify-single-word="false"/>
      <style:text-properties style:font-name="Liberation Serif" fo:font-size="11pt" officeooo:paragraph-rsid="00d3b8b8" style:font-size-asian="11pt" style:font-size-complex="11pt"/>
    </style:style>
    <style:style style:name="P87" style:family="paragraph" style:parent-style-name="Table_20_Contents">
      <style:paragraph-properties fo:text-align="center" style:justify-single-word="false"/>
      <style:text-properties style:font-name="Liberation Serif" fo:font-size="11pt" officeooo:paragraph-rsid="00d98b33" style:font-size-asian="11pt" style:font-size-complex="11pt"/>
    </style:style>
    <style:style style:name="P88" style:family="paragraph" style:parent-style-name="Table_20_Contents">
      <style:paragraph-properties fo:text-align="center" style:justify-single-word="false"/>
      <style:text-properties style:font-name="Liberation Serif" fo:font-size="11pt" officeooo:paragraph-rsid="00ddbbb1" style:font-size-asian="11pt" style:font-size-complex="11pt"/>
    </style:style>
    <style:style style:name="P89" style:family="paragraph" style:parent-style-name="Table_20_Contents">
      <style:paragraph-properties fo:text-align="center" style:justify-single-word="false"/>
      <style:text-properties style:font-name="Liberation Serif" fo:font-size="11pt" officeooo:rsid="0101ac45" officeooo:paragraph-rsid="0101ac45" style:font-size-asian="11pt" style:font-size-complex="11pt"/>
    </style:style>
    <style:style style:name="P90" style:family="paragraph" style:parent-style-name="Table_20_Contents">
      <style:paragraph-properties fo:text-align="center" style:justify-single-word="false"/>
      <style:text-properties style:font-name="Liberation Serif" fo:font-size="11pt" officeooo:rsid="00d3b8b8" officeooo:paragraph-rsid="00d3b8b8" style:font-size-asian="11pt" style:font-size-complex="11pt"/>
    </style:style>
    <style:style style:name="P91" style:family="paragraph" style:parent-style-name="Table_20_Contents">
      <style:paragraph-properties fo:text-align="center" style:justify-single-word="false"/>
      <style:text-properties style:font-name="Liberation Serif" fo:font-size="11pt" officeooo:rsid="00d3b8b8" officeooo:paragraph-rsid="00d98b33" style:font-size-asian="11pt" style:font-size-complex="11pt"/>
    </style:style>
    <style:style style:name="P92" style:family="paragraph" style:parent-style-name="Table_20_Contents">
      <style:paragraph-properties fo:text-align="center" style:justify-single-word="false"/>
      <style:text-properties style:font-name="Liberation Serif" fo:font-size="11pt" officeooo:rsid="00a66240" officeooo:paragraph-rsid="00a66240" style:font-size-asian="9.60000038146973pt" style:font-size-complex="11pt"/>
    </style:style>
    <style:style style:name="P93" style:family="paragraph" style:parent-style-name="Table_20_Contents">
      <style:paragraph-properties fo:text-align="center" style:justify-single-word="false"/>
      <style:text-properties style:font-name="Liberation Serif" fo:font-size="11pt" officeooo:rsid="00a66240" officeooo:paragraph-rsid="00a7c8e7" style:font-size-asian="9.60000038146973pt" style:font-size-complex="11pt"/>
    </style:style>
    <style:style style:name="P94" style:family="paragraph" style:parent-style-name="Table_20_Contents">
      <style:paragraph-properties fo:text-align="center" style:justify-single-word="false"/>
      <style:text-properties style:font-name="Liberation Serif" fo:font-size="11pt" officeooo:rsid="00a66240" officeooo:paragraph-rsid="00a98dd9" style:font-size-asian="9.60000038146973pt" style:font-size-complex="11pt"/>
    </style:style>
    <style:style style:name="P95" style:family="paragraph" style:parent-style-name="Table_20_Contents">
      <style:paragraph-properties fo:text-align="center" style:justify-single-word="false"/>
      <style:text-properties style:font-name="Liberation Serif" fo:font-size="11pt" officeooo:rsid="009bf389" officeooo:paragraph-rsid="009bf389" style:font-size-asian="9.60000038146973pt" style:font-size-complex="11pt"/>
    </style:style>
    <style:style style:name="P96" style:family="paragraph" style:parent-style-name="Table_20_Contents">
      <style:paragraph-properties fo:text-align="center" style:justify-single-word="false"/>
      <style:text-properties style:font-name="Liberation Serif" fo:font-size="11pt" officeooo:rsid="00fe909f" officeooo:paragraph-rsid="00fe909f" style:font-size-asian="9.60000038146973pt" style:font-size-complex="11pt"/>
    </style:style>
    <style:style style:name="P97" style:family="paragraph" style:parent-style-name="Table_20_Contents">
      <style:paragraph-properties fo:text-align="center" style:justify-single-word="false"/>
      <style:text-properties style:font-name="Liberation Serif" fo:font-size="11pt" officeooo:rsid="00a7c8e7" officeooo:paragraph-rsid="00a7c8e7" style:font-size-asian="9.60000038146973pt" style:font-size-complex="11pt"/>
    </style:style>
    <style:style style:name="P98" style:family="paragraph" style:parent-style-name="Table_20_Contents">
      <style:paragraph-properties fo:text-align="center" style:justify-single-word="false"/>
      <style:text-properties style:font-name="Liberation Serif" officeooo:paragraph-rsid="00fa76ab"/>
    </style:style>
    <style:style style:name="P99" style:family="paragraph" style:parent-style-name="Table_20_Contents">
      <style:paragraph-properties fo:text-align="center" style:justify-single-word="false"/>
      <style:text-properties style:font-name="Liberation Serif" officeooo:paragraph-rsid="009a8f7d"/>
    </style:style>
    <style:style style:name="P100" style:family="paragraph" style:parent-style-name="Table_20_Contents">
      <style:paragraph-properties fo:text-align="center" style:justify-single-word="false"/>
      <style:text-properties style:font-name="Liberation Serif" officeooo:paragraph-rsid="00e188d9"/>
    </style:style>
    <style:style style:name="P101" style:family="paragraph" style:parent-style-name="Table_20_Contents">
      <style:paragraph-properties fo:text-align="center" style:justify-single-word="false"/>
      <style:text-properties style:font-name="Liberation Serif" officeooo:paragraph-rsid="00a66240"/>
    </style:style>
    <style:style style:name="P102" style:family="paragraph" style:parent-style-name="Table_20_Contents">
      <style:paragraph-properties fo:text-align="center" style:justify-single-word="false"/>
      <style:text-properties style:font-name="Liberation Serif" officeooo:paragraph-rsid="00e6da8b"/>
    </style:style>
    <style:style style:name="P103" style:family="paragraph" style:parent-style-name="Table_20_Contents">
      <style:paragraph-properties fo:text-align="center" style:justify-single-word="false"/>
      <style:text-properties style:font-name="Liberation Serif" officeooo:paragraph-rsid="00e64ffd"/>
    </style:style>
    <style:style style:name="P104" style:family="paragraph" style:parent-style-name="Table_20_Contents">
      <style:paragraph-properties fo:text-align="center" style:justify-single-word="false"/>
      <style:text-properties style:font-name="Liberation Serif" officeooo:paragraph-rsid="00a98dd9"/>
    </style:style>
    <style:style style:name="P105" style:family="paragraph" style:parent-style-name="Table_20_Contents">
      <style:paragraph-properties fo:text-align="center" style:justify-single-word="false"/>
      <style:text-properties style:font-name="Liberation Serif" officeooo:paragraph-rsid="0101ac45"/>
    </style:style>
    <style:style style:name="P106" style:family="paragraph" style:parent-style-name="Table_20_Contents">
      <style:paragraph-properties fo:text-align="center" style:justify-single-word="false"/>
      <style:text-properties style:font-name="Liberation Serif" officeooo:paragraph-rsid="01033c81"/>
    </style:style>
    <style:style style:name="P107" style:family="paragraph" style:parent-style-name="Table_20_Contents">
      <style:paragraph-properties fo:text-align="center" style:justify-single-word="false"/>
      <style:text-properties style:font-name="Liberation Serif" officeooo:paragraph-rsid="010645c3"/>
    </style:style>
    <style:style style:name="P108" style:family="paragraph" style:parent-style-name="Table_20_Contents">
      <style:paragraph-properties fo:text-align="center" style:justify-single-word="false"/>
      <style:text-properties style:font-name="Liberation Serif" officeooo:paragraph-rsid="00b67686"/>
    </style:style>
    <style:style style:name="P109" style:family="paragraph" style:parent-style-name="Table_20_Contents">
      <style:text-properties style:font-name="Liberation Serif" officeooo:paragraph-rsid="009bf389"/>
    </style:style>
    <style:style style:name="P110" style:family="paragraph" style:parent-style-name="Text_20_body">
      <style:text-properties fo:font-size="11pt" officeooo:rsid="0065f1d7" officeooo:paragraph-rsid="0090e4a6" style:font-size-asian="11pt" style:font-size-complex="11pt"/>
    </style:style>
    <style:style style:name="P111" style:family="paragraph" style:parent-style-name="Text_20_body">
      <style:text-properties fo:font-size="11pt" officeooo:rsid="005e05c0" officeooo:paragraph-rsid="0079082d" style:font-size-asian="11pt" style:font-size-complex="11pt"/>
    </style:style>
    <style:style style:name="P112" style:family="paragraph" style:parent-style-name="Text_20_body">
      <style:text-properties fo:font-size="11pt" officeooo:rsid="00821483" officeooo:paragraph-rsid="00821483" style:font-size-asian="11pt" style:font-size-complex="11pt"/>
    </style:style>
    <style:style style:name="P113" style:family="paragraph" style:parent-style-name="Text_20_body">
      <style:text-properties officeooo:paragraph-rsid="0063fb08"/>
    </style:style>
    <style:style style:name="P114" style:family="paragraph" style:parent-style-name="Text_20_body">
      <style:text-properties officeooo:paragraph-rsid="0064a9fc"/>
    </style:style>
    <style:style style:name="P115" style:family="paragraph" style:parent-style-name="Text_20_body">
      <style:text-properties style:font-name="FreeMono" fo:font-size="11pt" officeooo:rsid="00627bba" officeooo:paragraph-rsid="0064a9fc" style:font-size-asian="11pt" style:font-size-complex="11pt"/>
    </style:style>
    <style:style style:name="P116" style:family="paragraph" style:parent-style-name="Text_20_body">
      <style:text-properties style:font-name="FreeMono" fo:font-size="11pt" officeooo:rsid="0064a9fc" officeooo:paragraph-rsid="0064a9fc" style:font-size-asian="11pt" style:font-size-complex="11pt"/>
    </style:style>
    <style:style style:name="P117" style:family="paragraph" style:parent-style-name="Text_20_body">
      <style:text-properties officeooo:paragraph-rsid="00821483"/>
    </style:style>
    <style:style style:name="P118" style:family="paragraph" style:parent-style-name="Text_20_body">
      <style:text-properties officeooo:paragraph-rsid="008fdbfc"/>
    </style:style>
    <style:style style:name="P119" style:family="paragraph" style:parent-style-name="Text_20_body">
      <style:text-properties officeooo:paragraph-rsid="00de9f8e"/>
    </style:style>
    <style:style style:name="P120" style:family="paragraph" style:parent-style-name="Text_20_body">
      <style:text-properties officeooo:paragraph-rsid="00840c08"/>
    </style:style>
    <style:style style:name="P121" style:family="paragraph" style:parent-style-name="Text_20_body">
      <style:text-properties style:font-name="Liberation Serif"/>
    </style:style>
    <style:style style:name="P122" style:family="paragraph" style:parent-style-name="Text_20_body">
      <style:text-properties style:font-name="Liberation Serif" fo:font-size="11pt" style:font-size-asian="11pt" style:font-size-complex="11pt"/>
    </style:style>
    <style:style style:name="P123" style:family="paragraph" style:parent-style-name="Text_20_body">
      <style:text-properties style:font-name="Liberation Serif" fo:font-size="11pt" officeooo:rsid="00fe7a55" officeooo:paragraph-rsid="00fe909f" style:font-size-asian="11pt" style:font-size-complex="11pt"/>
    </style:style>
    <style:style style:name="P124" style:family="paragraph" style:parent-style-name="Text_20_body">
      <style:text-properties style:font-name="Liberation Serif" fo:font-size="11pt" officeooo:rsid="0065f1d7" officeooo:paragraph-rsid="0065f1d7" style:font-size-asian="11pt" style:font-size-complex="11pt"/>
    </style:style>
    <style:style style:name="P125" style:family="paragraph" style:parent-style-name="Text_20_body">
      <style:text-properties style:font-name="Liberation Serif" fo:font-size="11pt" officeooo:rsid="0063fb08" officeooo:paragraph-rsid="0063fb08" style:font-size-asian="11pt" style:font-size-complex="11pt"/>
    </style:style>
    <style:style style:name="P126" style:family="paragraph" style:parent-style-name="Text_20_body">
      <style:text-properties style:font-name="Liberation Serif" fo:font-size="11pt" officeooo:rsid="00f8ce44" officeooo:paragraph-rsid="00f8ce44" style:font-size-asian="11pt" style:font-size-complex="11pt"/>
    </style:style>
    <style:style style:name="P127" style:family="paragraph" style:parent-style-name="Text_20_body">
      <style:text-properties style:font-name="Liberation Serif" fo:font-size="11pt" officeooo:rsid="00bd9009" officeooo:paragraph-rsid="00bd9009" style:font-size-asian="11pt" style:font-size-complex="11pt"/>
    </style:style>
    <style:style style:name="P128" style:family="paragraph" style:parent-style-name="Text_20_body">
      <style:text-properties style:font-name="Liberation Serif" fo:font-size="11pt" officeooo:rsid="00bd9009" officeooo:paragraph-rsid="00e918a5" style:font-size-asian="11pt" style:font-size-complex="11pt"/>
    </style:style>
    <style:style style:name="P129" style:family="paragraph" style:parent-style-name="Text_20_body">
      <style:text-properties style:font-name="Liberation Serif" fo:font-size="11pt" officeooo:rsid="00e46414" officeooo:paragraph-rsid="00e46414" style:font-size-asian="11pt" style:font-size-complex="11pt"/>
    </style:style>
    <style:style style:name="P130" style:family="paragraph" style:parent-style-name="Text_20_body">
      <style:text-properties style:font-name="Liberation Serif" fo:font-size="11pt" officeooo:rsid="00e64ffd" officeooo:paragraph-rsid="00e6da8b" style:font-size-asian="11pt" style:font-size-complex="11pt"/>
    </style:style>
    <style:style style:name="P131" style:family="paragraph" style:parent-style-name="Text_20_body">
      <style:text-properties style:font-name="Liberation Serif" fo:font-size="11pt" officeooo:rsid="00e64ffd" officeooo:paragraph-rsid="00e64ffd" style:font-size-asian="11pt" style:font-size-complex="11pt"/>
    </style:style>
    <style:style style:name="P132" style:family="paragraph" style:parent-style-name="Text_20_body">
      <style:text-properties style:font-name="Liberation Serif" fo:font-size="11pt" officeooo:rsid="00a44983" officeooo:paragraph-rsid="00e64ffd" style:font-size-asian="11pt" style:font-size-complex="11pt"/>
    </style:style>
    <style:style style:name="P133" style:family="paragraph" style:parent-style-name="Text_20_body">
      <style:text-properties style:font-name="Liberation Serif" fo:font-size="11pt" officeooo:rsid="00a7c8e7" officeooo:paragraph-rsid="00a7c8e7" style:font-size-asian="11pt" style:font-size-complex="11pt"/>
    </style:style>
    <style:style style:name="P134" style:family="paragraph" style:parent-style-name="Text_20_body">
      <style:text-properties style:font-name="Liberation Serif" fo:font-size="11pt" officeooo:rsid="00a17a0f" officeooo:paragraph-rsid="00a98dd9" style:font-size-asian="11pt" style:font-size-complex="11pt"/>
    </style:style>
    <style:style style:name="P135" style:family="paragraph" style:parent-style-name="Text_20_body">
      <style:text-properties style:font-name="Liberation Serif" fo:font-size="11pt" officeooo:rsid="00d75980" officeooo:paragraph-rsid="01083400" style:font-size-asian="11pt" style:font-size-complex="11pt"/>
    </style:style>
    <style:style style:name="P136" style:family="paragraph" style:parent-style-name="Text_20_body">
      <style:text-properties style:font-name="Liberation Serif" fo:font-size="11pt" officeooo:rsid="00d75980" officeooo:paragraph-rsid="00f148c7" style:font-size-asian="11pt" style:font-size-complex="11pt"/>
    </style:style>
    <style:style style:name="P137" style:family="paragraph" style:parent-style-name="Text_20_body">
      <style:text-properties style:font-name="Liberation Serif" fo:font-size="11pt" officeooo:rsid="00dbdd74" officeooo:paragraph-rsid="00dbdd74" style:font-size-asian="11pt" style:font-size-complex="11pt"/>
    </style:style>
    <style:style style:name="P138" style:family="paragraph" style:parent-style-name="Text_20_body">
      <style:text-properties style:font-name="Liberation Serif" fo:font-size="11pt" officeooo:rsid="00f8042e" officeooo:paragraph-rsid="00f8042e" style:font-size-asian="11pt" style:font-size-complex="11pt"/>
    </style:style>
    <style:style style:name="P139" style:family="paragraph" style:parent-style-name="Text_20_body">
      <style:text-properties style:font-name="Liberation Serif" fo:font-size="11pt" officeooo:rsid="009bf389" officeooo:paragraph-rsid="009bf389" style:font-size-asian="9.60000038146973pt" style:font-size-complex="11pt"/>
    </style:style>
    <style:style style:name="P140" style:family="paragraph" style:parent-style-name="Text_20_body">
      <style:text-properties style:font-name="Liberation Serif" fo:font-size="11pt" officeooo:rsid="00a66240" officeooo:paragraph-rsid="00a66240" style:font-size-asian="9.60000038146973pt" style:font-size-complex="11pt"/>
    </style:style>
    <style:style style:name="P141" style:family="paragraph" style:parent-style-name="Text_20_body">
      <style:text-properties style:font-name="Liberation Serif" officeooo:rsid="00fe909f" officeooo:paragraph-rsid="00fe909f"/>
    </style:style>
    <style:style style:name="P142" style:family="paragraph" style:parent-style-name="Text_20_body">
      <style:text-properties style:font-name="Liberation Serif" officeooo:rsid="0064a9fc" officeooo:paragraph-rsid="0064a9fc"/>
    </style:style>
    <style:style style:name="P143" style:family="paragraph" style:parent-style-name="Text_20_body">
      <style:text-properties style:font-name="Liberation Serif" officeooo:paragraph-rsid="00fa76ab"/>
    </style:style>
    <style:style style:name="P144" style:family="paragraph" style:parent-style-name="Text_20_body">
      <style:text-properties style:font-name="Liberation Serif" officeooo:paragraph-rsid="0063fb08"/>
    </style:style>
    <style:style style:name="P145" style:family="paragraph" style:parent-style-name="Text_20_body">
      <style:text-properties style:font-name="Liberation Serif" officeooo:paragraph-rsid="00f8ce44"/>
    </style:style>
    <style:style style:name="P146" style:family="paragraph" style:parent-style-name="Text_20_body">
      <style:text-properties style:font-name="Liberation Serif" officeooo:paragraph-rsid="00e46414"/>
    </style:style>
    <style:style style:name="P147" style:family="paragraph" style:parent-style-name="Text_20_body">
      <style:text-properties style:font-name="Liberation Serif" officeooo:paragraph-rsid="00a66240"/>
    </style:style>
    <style:style style:name="P148" style:family="paragraph" style:parent-style-name="Text_20_body">
      <style:text-properties style:font-name="Liberation Serif" officeooo:rsid="00a17a0f" officeooo:paragraph-rsid="00a7c8e7"/>
    </style:style>
    <style:style style:name="P149" style:family="paragraph" style:parent-style-name="Text_20_body">
      <style:text-properties style:font-name="Liberation Serif" officeooo:paragraph-rsid="00a17a0f"/>
    </style:style>
    <style:style style:name="P150" style:family="paragraph" style:parent-style-name="Text_20_body">
      <style:text-properties style:font-name="Liberation Serif" officeooo:paragraph-rsid="00a3362a"/>
    </style:style>
    <style:style style:name="P151" style:family="paragraph" style:parent-style-name="Text_20_body">
      <style:text-properties style:font-name="Liberation Serif" officeooo:rsid="0101ac45" officeooo:paragraph-rsid="0101ac45"/>
    </style:style>
    <style:style style:name="P152" style:family="paragraph" style:parent-style-name="Text_20_body">
      <style:text-properties style:font-name="Liberation Serif" officeooo:rsid="0101ac45" officeooo:paragraph-rsid="01083400"/>
    </style:style>
    <style:style style:name="P153" style:family="paragraph" style:parent-style-name="Text_20_body">
      <style:text-properties style:font-name="Liberation Serif" officeooo:rsid="0101ac45" officeooo:paragraph-rsid="010645c3"/>
    </style:style>
    <style:style style:name="P154" style:family="paragraph" style:parent-style-name="Text_20_body">
      <style:text-properties style:font-name="Liberation Serif" officeooo:rsid="010598a5" officeooo:paragraph-rsid="010598a5"/>
    </style:style>
    <style:style style:name="P155" style:family="paragraph" style:parent-style-name="Text_20_body">
      <style:text-properties style:font-name="Liberation Serif" officeooo:paragraph-rsid="0104ffc4"/>
    </style:style>
    <style:style style:name="P156" style:family="paragraph" style:parent-style-name="Text_20_body">
      <style:text-properties style:font-name="Liberation Serif" officeooo:paragraph-rsid="0101ac45"/>
    </style:style>
    <style:style style:name="P157" style:family="paragraph" style:parent-style-name="Text_20_body">
      <style:text-properties style:font-name="Liberation Serif" officeooo:paragraph-rsid="01083400"/>
    </style:style>
    <style:style style:name="P158" style:family="paragraph" style:parent-style-name="Text_20_body">
      <style:text-properties style:font-name="Liberation Serif" officeooo:rsid="010645c3" officeooo:paragraph-rsid="010645c3"/>
    </style:style>
    <style:style style:name="P159" style:family="paragraph" style:parent-style-name="Text_20_body">
      <style:text-properties style:font-name="Liberation Serif" officeooo:paragraph-rsid="010645c3"/>
    </style:style>
    <style:style style:name="P160" style:family="paragraph" style:parent-style-name="Text_20_body">
      <style:text-properties style:font-name="Liberation Serif" officeooo:paragraph-rsid="00e6da8b"/>
    </style:style>
    <style:style style:name="P161" style:family="paragraph" style:parent-style-name="Text_20_body">
      <style:text-properties style:font-name="Liberation Serif" officeooo:paragraph-rsid="00b78564"/>
    </style:style>
    <style:style style:name="P162" style:family="paragraph" style:parent-style-name="Text_20_body">
      <style:text-properties style:font-name="Liberation Serif" officeooo:rsid="00db8efb" officeooo:paragraph-rsid="00db8efb"/>
    </style:style>
    <style:style style:name="P163" style:family="paragraph" style:parent-style-name="Text_20_body">
      <style:text-properties style:font-name="Liberation Serif" officeooo:paragraph-rsid="00dbdd74"/>
    </style:style>
    <style:style style:name="P164" style:family="paragraph" style:parent-style-name="Text_20_body">
      <style:text-properties style:font-name="Liberation Serif" officeooo:rsid="00f8042e" officeooo:paragraph-rsid="00f8042e"/>
    </style:style>
    <style:style style:name="P165" style:family="paragraph" style:parent-style-name="Text_20_body">
      <style:text-properties style:font-name="Liberation Serif" officeooo:paragraph-rsid="0065f1d7"/>
    </style:style>
    <style:style style:name="P166" style:family="paragraph" style:parent-style-name="Table_20_Heading">
      <style:paragraph-properties fo:text-align="start" style:justify-single-word="false"/>
      <style:text-properties officeooo:paragraph-rsid="00f8ce44"/>
    </style:style>
    <style:style style:name="P167" style:family="paragraph" style:parent-style-name="Table_20_Heading">
      <style:paragraph-properties fo:text-align="center" style:justify-single-word="false"/>
      <style:text-properties officeooo:paragraph-rsid="00f8ce44"/>
    </style:style>
    <style:style style:name="P168" style:family="paragraph" style:parent-style-name="Table_20_Heading">
      <style:paragraph-properties fo:text-align="start" style:justify-single-word="false"/>
      <style:text-properties style:font-name="Liberation Serif" fo:font-weight="bold" officeooo:rsid="00fe909f" officeooo:paragraph-rsid="00fe909f" style:font-weight-asian="bold" style:font-weight-complex="bold"/>
    </style:style>
    <style:style style:name="P169" style:family="paragraph" style:parent-style-name="Table_20_Heading">
      <style:paragraph-properties fo:text-align="start" style:justify-single-word="false"/>
      <style:text-properties style:font-name="Liberation Serif" fo:font-weight="bold" officeooo:rsid="00bd9009" officeooo:paragraph-rsid="00bd9009" style:font-weight-asian="bold" style:font-weight-complex="bold"/>
    </style:style>
    <style:style style:name="P170" style:family="paragraph" style:parent-style-name="Table_20_Heading">
      <style:paragraph-properties fo:text-align="center" style:justify-single-word="false"/>
      <style:text-properties style:font-name="Liberation Serif" fo:font-weight="bold" officeooo:rsid="00bd9009" officeooo:paragraph-rsid="00bd9009" style:font-weight-asian="bold" style:font-weight-complex="bold"/>
    </style:style>
    <style:style style:name="P171" style:family="paragraph" style:parent-style-name="Table_20_Heading">
      <style:paragraph-properties fo:text-align="center" style:justify-single-word="false"/>
      <style:text-properties style:font-name="Liberation Serif"/>
    </style:style>
    <style:style style:name="P172" style:family="paragraph" style:parent-style-name="Table_20_Heading">
      <style:paragraph-properties fo:text-align="center" style:justify-single-word="false"/>
      <style:text-properties style:font-name="Liberation Serif" officeooo:paragraph-rsid="00fe909f"/>
    </style:style>
    <style:style style:name="P173" style:family="paragraph" style:parent-style-name="Table_20_Heading">
      <style:paragraph-properties fo:text-align="center" style:justify-single-word="false"/>
      <style:text-properties style:font-name="Liberation Serif" officeooo:paragraph-rsid="00fa76ab"/>
    </style:style>
    <style:style style:name="P174" style:family="paragraph" style:parent-style-name="Table_20_Heading">
      <style:paragraph-properties fo:text-align="center" style:justify-single-word="false"/>
      <style:text-properties style:font-name="Liberation Serif" officeooo:paragraph-rsid="00f8ce44"/>
    </style:style>
    <style:style style:name="P175" style:family="paragraph" style:parent-style-name="Table_20_Heading">
      <style:paragraph-properties fo:text-align="center" style:justify-single-word="false"/>
      <style:text-properties style:font-name="Liberation Serif" officeooo:paragraph-rsid="00e6da8b"/>
    </style:style>
    <style:style style:name="P176" style:family="paragraph" style:parent-style-name="Table_20_Heading">
      <style:paragraph-properties fo:text-align="center" style:justify-single-word="false"/>
      <style:text-properties style:font-name="Liberation Serif" officeooo:paragraph-rsid="00e64ffd"/>
    </style:style>
    <style:style style:name="P177" style:family="paragraph" style:parent-style-name="Table_20_Heading">
      <style:paragraph-properties fo:text-align="center" style:justify-single-word="false"/>
      <style:text-properties style:font-name="Liberation Serif" officeooo:paragraph-rsid="00a7c8e7"/>
    </style:style>
    <style:style style:name="P178" style:family="paragraph" style:parent-style-name="Table_20_Heading">
      <style:paragraph-properties fo:text-align="center" style:justify-single-word="false"/>
      <style:text-properties style:font-name="Liberation Serif" officeooo:paragraph-rsid="00a98dd9"/>
    </style:style>
    <style:style style:name="P179" style:family="paragraph" style:parent-style-name="Table_20_Heading">
      <style:paragraph-properties fo:text-align="center" style:justify-single-word="false"/>
      <style:text-properties style:font-name="Liberation Serif" officeooo:paragraph-rsid="0101ac45"/>
    </style:style>
    <style:style style:name="P180" style:family="paragraph" style:parent-style-name="Table_20_Heading">
      <style:paragraph-properties fo:text-align="center" style:justify-single-word="false"/>
      <style:text-properties style:font-name="Liberation Serif" officeooo:paragraph-rsid="01033c81"/>
    </style:style>
    <style:style style:name="P181" style:family="paragraph" style:parent-style-name="Table_20_Heading">
      <style:paragraph-properties fo:text-align="center" style:justify-single-word="false"/>
      <style:text-properties style:font-name="Liberation Serif" officeooo:paragraph-rsid="010645c3"/>
    </style:style>
    <style:style style:name="P182" style:family="paragraph" style:parent-style-name="Table_20_Heading">
      <style:paragraph-properties fo:text-align="center" style:justify-single-word="false"/>
      <style:text-properties style:font-name="Liberation Serif" officeooo:paragraph-rsid="00b41a5a"/>
    </style:style>
    <style:style style:name="P183" style:family="paragraph" style:parent-style-name="Table_20_Heading">
      <style:paragraph-properties fo:text-align="center" style:justify-single-word="false"/>
      <style:text-properties style:font-name="Liberation Serif" officeooo:paragraph-rsid="00d3b8b8"/>
    </style:style>
    <style:style style:name="P184" style:family="paragraph" style:parent-style-name="Table_20_Heading">
      <style:paragraph-properties fo:text-align="center" style:justify-single-word="false"/>
      <style:text-properties style:font-name="Liberation Serif" officeooo:paragraph-rsid="00d98b33"/>
    </style:style>
    <style:style style:name="P185" style:family="paragraph" style:parent-style-name="Table_20_Heading">
      <style:paragraph-properties fo:text-align="center" style:justify-single-word="false"/>
      <style:text-properties style:font-name="Liberation Serif" officeooo:paragraph-rsid="00ddbbb1"/>
    </style:style>
    <style:style style:name="P186" style:family="paragraph" style:parent-style-name="Table_20_Heading">
      <style:paragraph-properties fo:text-align="start" style:justify-single-word="false"/>
      <style:text-properties style:font-name="Liberation Serif"/>
    </style:style>
    <style:style style:name="P187" style:family="paragraph" style:parent-style-name="Table_20_Heading">
      <style:paragraph-properties fo:text-align="start" style:justify-single-word="false"/>
      <style:text-properties style:font-name="Liberation Serif" officeooo:paragraph-rsid="00fe909f"/>
    </style:style>
    <style:style style:name="P188" style:family="paragraph" style:parent-style-name="Table_20_Heading">
      <style:paragraph-properties fo:text-align="start" style:justify-single-word="false"/>
      <style:text-properties style:font-name="Liberation Serif" officeooo:paragraph-rsid="00fa76ab"/>
    </style:style>
    <style:style style:name="P189" style:family="paragraph" style:parent-style-name="Table_20_Heading">
      <style:paragraph-properties fo:text-align="start" style:justify-single-word="false"/>
      <style:text-properties style:font-name="Liberation Serif" officeooo:paragraph-rsid="00f8ce44"/>
    </style:style>
    <style:style style:name="P190" style:family="paragraph" style:parent-style-name="Table_20_Heading">
      <style:paragraph-properties fo:text-align="start" style:justify-single-word="false"/>
      <style:text-properties style:font-name="Liberation Serif" officeooo:paragraph-rsid="00e6da8b"/>
    </style:style>
    <style:style style:name="P191" style:family="paragraph" style:parent-style-name="Table_20_Heading">
      <style:paragraph-properties fo:text-align="start" style:justify-single-word="false"/>
      <style:text-properties style:font-name="Liberation Serif" officeooo:paragraph-rsid="00e64ffd"/>
    </style:style>
    <style:style style:name="P192" style:family="paragraph" style:parent-style-name="Table_20_Heading">
      <style:paragraph-properties fo:text-align="start" style:justify-single-word="false"/>
      <style:text-properties style:font-name="Liberation Serif" officeooo:paragraph-rsid="00a7c8e7"/>
    </style:style>
    <style:style style:name="P193" style:family="paragraph" style:parent-style-name="Table_20_Heading">
      <style:paragraph-properties fo:text-align="start" style:justify-single-word="false"/>
      <style:text-properties style:font-name="Liberation Serif" officeooo:paragraph-rsid="00a98dd9"/>
    </style:style>
    <style:style style:name="P194" style:family="paragraph" style:parent-style-name="Table_20_Heading">
      <style:paragraph-properties fo:text-align="start" style:justify-single-word="false"/>
      <style:text-properties style:font-name="Liberation Serif" officeooo:paragraph-rsid="0101ac45"/>
    </style:style>
    <style:style style:name="P195" style:family="paragraph" style:parent-style-name="Table_20_Heading">
      <style:paragraph-properties fo:text-align="start" style:justify-single-word="false"/>
      <style:text-properties style:font-name="Liberation Serif" officeooo:paragraph-rsid="01033c81"/>
    </style:style>
    <style:style style:name="P196" style:family="paragraph" style:parent-style-name="Table_20_Heading">
      <style:paragraph-properties fo:text-align="start" style:justify-single-word="false"/>
      <style:text-properties style:font-name="Liberation Serif" officeooo:paragraph-rsid="010645c3"/>
    </style:style>
    <style:style style:name="P197" style:family="paragraph" style:parent-style-name="Table_20_Heading">
      <style:paragraph-properties fo:text-align="start" style:justify-single-word="false"/>
      <style:text-properties style:font-name="Liberation Serif" officeooo:paragraph-rsid="00b41a5a"/>
    </style:style>
    <style:style style:name="P198" style:family="paragraph" style:parent-style-name="Table_20_Heading">
      <style:paragraph-properties fo:text-align="start" style:justify-single-word="false"/>
      <style:text-properties style:font-name="Liberation Serif" officeooo:paragraph-rsid="00d3b8b8"/>
    </style:style>
    <style:style style:name="P199" style:family="paragraph" style:parent-style-name="Table_20_Heading">
      <style:paragraph-properties fo:text-align="start" style:justify-single-word="false"/>
      <style:text-properties style:font-name="Liberation Serif" officeooo:paragraph-rsid="00d98b33"/>
    </style:style>
    <style:style style:name="P200" style:family="paragraph" style:parent-style-name="Table_20_Heading">
      <style:paragraph-properties fo:text-align="start" style:justify-single-word="false"/>
      <style:text-properties style:font-name="Liberation Serif" officeooo:paragraph-rsid="00ddbbb1"/>
    </style:style>
    <style:style style:name="P201" style:family="paragraph" style:parent-style-name="Table_20_Heading">
      <style:paragraph-properties fo:text-align="center" style:justify-single-word="false"/>
      <style:text-properties style:font-name="Liberation Serif" officeooo:rsid="00bd9009" officeooo:paragraph-rsid="00bd9009"/>
    </style:style>
    <style:style style:name="P202" style:family="paragraph" style:parent-style-name="Table_20_Heading">
      <style:paragraph-properties fo:text-align="center" style:justify-single-word="false"/>
      <style:text-properties style:font-name="Liberation Serif" officeooo:rsid="00a17a0f" officeooo:paragraph-rsid="00a17a0f"/>
    </style:style>
    <style:style style:name="P203" style:family="paragraph" style:parent-style-name="Standard">
      <style:paragraph-properties fo:margin-top="0.0201in" fo:margin-bottom="0.0201in" loext:contextual-spacing="false"/>
      <style:text-properties style:font-name="FreeMono" fo:font-size="11pt" officeooo:rsid="0090e4a6" officeooo:paragraph-rsid="01019bf5" style:font-size-asian="11pt" style:font-size-complex="11pt"/>
    </style:style>
    <style:style style:name="P204" style:family="paragraph" style:parent-style-name="Standard">
      <style:paragraph-properties fo:margin-top="0.0201in" fo:margin-bottom="0.0201in" loext:contextual-spacing="false"/>
      <style:text-properties style:font-name="FreeMono" fo:font-size="11pt" officeooo:rsid="0033a15e" officeooo:paragraph-rsid="011392e4" style:font-size-asian="11pt" style:font-size-complex="11pt"/>
    </style:style>
    <style:style style:name="P205" style:family="paragraph" style:parent-style-name="Standard">
      <style:paragraph-properties fo:margin-top="0.0201in" fo:margin-bottom="0.0201in" loext:contextual-spacing="false"/>
      <style:text-properties officeooo:paragraph-rsid="0090e4a6"/>
    </style:style>
    <style:style style:name="P206" style:family="paragraph" style:parent-style-name="Standard">
      <style:paragraph-properties fo:margin-top="0.0201in" fo:margin-bottom="0.0201in" loext:contextual-spacing="false"/>
      <style:text-properties fo:font-size="11pt" officeooo:paragraph-rsid="011392e4" style:font-size-asian="11pt" style:font-size-complex="11pt"/>
    </style:style>
    <style:style style:name="P207" style:family="paragraph" style:parent-style-name="Standard">
      <style:paragraph-properties fo:margin-top="0.0201in" fo:margin-bottom="0.0201in" loext:contextual-spacing="false"/>
      <style:text-properties officeooo:paragraph-rsid="01178e01"/>
    </style:style>
    <style:style style:name="P208" style:family="paragraph" style:parent-style-name="Table_20_Contents">
      <style:paragraph-properties fo:text-align="start" style:justify-single-word="false"/>
      <style:text-properties style:font-name="FreeMono" fo:font-size="11pt" officeooo:rsid="00e6da8b" officeooo:paragraph-rsid="00e6da8b" style:font-size-asian="11pt" style:font-size-complex="11pt"/>
    </style:style>
    <style:style style:name="P209" style:family="paragraph" style:parent-style-name="Table_20_Contents">
      <style:paragraph-properties fo:text-align="start" style:justify-single-word="false"/>
      <style:text-properties style:font-name="FreeMono" fo:font-size="11pt" officeooo:rsid="009a8f7d" officeooo:paragraph-rsid="00e918a5" style:font-size-asian="11pt" style:font-size-complex="11pt"/>
    </style:style>
    <style:style style:name="P210" style:family="paragraph" style:parent-style-name="Table_20_Contents">
      <style:paragraph-properties fo:text-align="start" style:justify-single-word="false"/>
      <style:text-properties style:font-name="FreeMono" fo:font-size="11pt" officeooo:rsid="0101ac45" officeooo:paragraph-rsid="0101ac45" style:font-size-asian="11pt" style:font-size-complex="11pt"/>
    </style:style>
    <style:style style:name="P211" style:family="paragraph" style:parent-style-name="Table_20_Contents">
      <style:paragraph-properties fo:text-align="start" style:justify-single-word="false"/>
      <style:text-properties style:font-name="FreeMono" fo:font-size="11pt" officeooo:paragraph-rsid="00d3b8b8" style:font-size-asian="11pt" style:font-size-complex="11pt"/>
    </style:style>
    <style:style style:name="P212" style:family="paragraph" style:parent-style-name="Table_20_Contents">
      <style:paragraph-properties fo:text-align="start" style:justify-single-word="false"/>
      <style:text-properties style:font-name="FreeMono" fo:font-size="11pt" officeooo:rsid="00d3b8b8" officeooo:paragraph-rsid="00d3b8b8" style:font-size-asian="11pt" style:font-size-complex="11pt"/>
    </style:style>
    <style:style style:name="P213" style:family="paragraph" style:parent-style-name="Table_20_Contents">
      <style:paragraph-properties fo:text-align="start" style:justify-single-word="false"/>
      <style:text-properties style:font-name="FreeMono" fo:font-size="11pt" officeooo:rsid="00f728d6" officeooo:paragraph-rsid="00f728d6" style:font-size-asian="11pt" style:font-size-complex="11pt"/>
    </style:style>
    <style:style style:name="P214" style:family="paragraph" style:parent-style-name="Table_20_Contents">
      <style:paragraph-properties fo:text-align="start" style:justify-single-word="false"/>
      <style:text-properties style:font-name="FreeMono" fo:font-size="11pt" officeooo:rsid="00fa76ab" officeooo:paragraph-rsid="00fa76ab" style:font-size-asian="11pt" style:font-size-complex="11pt"/>
    </style:style>
    <style:style style:name="P215" style:family="paragraph" style:parent-style-name="Table_20_Contents">
      <style:paragraph-properties fo:text-align="start" style:justify-single-word="false"/>
      <style:text-properties style:font-name="FreeMono" fo:font-size="11pt" officeooo:rsid="00fe909f" officeooo:paragraph-rsid="00fe909f" style:font-size-asian="11pt" style:font-size-complex="11pt"/>
    </style:style>
    <style:style style:name="P216" style:family="paragraph" style:parent-style-name="Table_20_Contents">
      <style:text-properties style:font-name="FreeMono" fo:font-size="11pt" officeooo:rsid="00a66240" officeooo:paragraph-rsid="00a66240" style:font-size-asian="9.60000038146973pt" style:font-size-complex="11pt"/>
    </style:style>
    <style:style style:name="P217" style:family="paragraph" style:parent-style-name="Table_20_Contents">
      <style:paragraph-properties fo:text-align="start" style:justify-single-word="false"/>
      <style:text-properties style:font-name="FreeMono" officeooo:paragraph-rsid="009a8f7d"/>
    </style:style>
    <style:style style:name="P218" style:family="paragraph" style:parent-style-name="Table_20_Contents">
      <style:paragraph-properties fo:text-align="start" style:justify-single-word="false"/>
      <style:text-properties style:font-name="FreeMono" officeooo:paragraph-rsid="00a7c8e7"/>
    </style:style>
    <style:style style:name="P219" style:family="paragraph" style:parent-style-name="Table_20_Contents">
      <style:paragraph-properties fo:text-align="start" style:justify-single-word="false"/>
      <style:text-properties style:font-name="FreeMono" officeooo:paragraph-rsid="00a98dd9"/>
    </style:style>
    <style:style style:name="P220" style:family="paragraph" style:parent-style-name="Table_20_Contents">
      <style:paragraph-properties fo:text-align="start" style:justify-single-word="false"/>
      <style:text-properties style:font-name="FreeMono" officeooo:paragraph-rsid="0101ac45"/>
    </style:style>
    <style:style style:name="P221" style:family="paragraph" style:parent-style-name="Table_20_Contents">
      <style:paragraph-properties fo:text-align="start" style:justify-single-word="false"/>
      <style:text-properties style:font-name="FreeMono" officeooo:paragraph-rsid="01033c81"/>
    </style:style>
    <style:style style:name="P222" style:family="paragraph" style:parent-style-name="Table_20_Contents">
      <style:paragraph-properties fo:text-align="start" style:justify-single-word="false"/>
      <style:text-properties style:font-name="FreeMono" officeooo:paragraph-rsid="010645c3"/>
    </style:style>
    <style:style style:name="P223" style:family="paragraph" style:parent-style-name="Table_20_Contents">
      <style:paragraph-properties fo:text-align="start" style:justify-single-word="false"/>
      <style:text-properties style:font-name="FreeMono" officeooo:paragraph-rsid="00b5e873"/>
    </style:style>
    <style:style style:name="P224" style:family="paragraph" style:parent-style-name="Table_20_Contents">
      <style:paragraph-properties fo:text-align="start" style:justify-single-word="false"/>
      <style:text-properties style:font-name="FreeMono" officeooo:paragraph-rsid="00b67686"/>
    </style:style>
    <style:style style:name="P225" style:family="paragraph" style:parent-style-name="Table_20_Contents">
      <style:paragraph-properties fo:text-align="start" style:justify-single-word="false"/>
      <style:text-properties style:font-name="FreeMono" officeooo:paragraph-rsid="00d98b33"/>
    </style:style>
    <style:style style:name="P226" style:family="paragraph" style:parent-style-name="Table_20_Contents">
      <style:paragraph-properties fo:text-align="start" style:justify-single-word="false"/>
      <style:text-properties style:font-name="FreeMono" officeooo:paragraph-rsid="00ddbbb1"/>
    </style:style>
    <style:style style:name="P227" style:family="paragraph" style:parent-style-name="Table_20_Contents">
      <style:paragraph-properties fo:text-align="start" style:justify-single-word="false"/>
      <style:text-properties style:font-name="FreeMono" officeooo:paragraph-rsid="00f8ce44"/>
    </style:style>
    <style:style style:name="P228" style:family="paragraph" style:parent-style-name="Table_20_Contents">
      <style:text-properties officeooo:paragraph-rsid="0080de28"/>
    </style:style>
    <style:style style:name="P229" style:family="paragraph" style:parent-style-name="Table_20_Contents">
      <style:paragraph-properties fo:text-align="center" style:justify-single-word="false"/>
      <style:text-properties officeooo:paragraph-rsid="0080de28"/>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P231" style:family="paragraph" style:parent-style-name="Contents_20_2">
      <style:paragraph-properties>
        <style:tab-stops>
          <style:tab-stop style:position="6.4965in" style:type="right" style:leader-style="dotted" style:leader-text="."/>
        </style:tab-stops>
      </style:paragraph-properties>
    </style:style>
    <style:style style:name="P232" style:family="paragraph" style:parent-style-name="Contents_20_3">
      <style:paragraph-properties>
        <style:tab-stops>
          <style:tab-stop style:position="6.3in" style:type="right" style:leader-style="dotted" style:leader-text="."/>
        </style:tab-stops>
      </style:paragraph-properties>
    </style:style>
    <style:style style:name="P233" style:family="paragraph" style:parent-style-name="Contents_20_4">
      <style:paragraph-properties>
        <style:tab-stops>
          <style:tab-stop style:position="6.1035in" style:type="right" style:leader-style="dotted" style:leader-text="."/>
        </style:tab-stops>
      </style:paragraph-properties>
    </style:style>
    <style:style style:name="P234" style:family="paragraph" style:parent-style-name="Contents_20_5">
      <style:paragraph-properties>
        <style:tab-stops>
          <style:tab-stop style:position="5.9071in" style:type="right" style:leader-style="dotted" style:leader-text="."/>
        </style:tab-stops>
      </style:paragraph-properties>
    </style:style>
    <style:style style:name="P235" style:family="paragraph" style:parent-style-name="Contents_20_Heading">
      <style:paragraph-properties fo:break-before="page"/>
    </style:style>
    <style:style style:name="P236" style:family="paragraph" style:parent-style-name="Heading_20_1" style:list-style-name=""/>
    <style:style style:name="P237"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238" style:family="paragraph" style:parent-style-name="Heading_20_1" style:list-style-name="">
      <style:text-properties officeooo:rsid="010ca7d9" officeooo:paragraph-rsid="010ca7d9"/>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rsid="010071f8" officeooo:paragraph-rsid="010071f8"/>
    </style:style>
    <style:style style:name="P241" style:family="paragraph" style:parent-style-name="Heading_20_1">
      <style:paragraph-properties fo:break-before="page"/>
      <style:text-properties officeooo:rsid="010ca7d9" officeooo:paragraph-rsid="010ca7d9"/>
    </style:style>
    <style:style style:name="P242" style:family="paragraph" style:parent-style-name="Heading_20_3">
      <style:text-properties fo:font-size="14.1000003814697pt" style:font-size-asian="14.1000003814697pt" style:font-size-complex="14.1000003814697pt"/>
    </style:style>
    <style:style style:name="P243" style:family="paragraph" style:parent-style-name="Text_20_body">
      <style:text-properties style:font-name="Liberation Serif" fo:font-size="11pt" officeooo:rsid="010645c3" officeooo:paragraph-rsid="010645c3" style:font-size-asian="11pt" style:font-size-complex="11pt"/>
    </style:style>
    <style:style style:name="P244" style:family="paragraph" style:parent-style-name="Text_20_body">
      <style:paragraph-properties fo:text-align="start" style:justify-single-word="false"/>
      <style:text-properties style:font-name="Liberation Serif" fo:font-size="11pt" officeooo:paragraph-rsid="01153ce6" style:font-size-asian="11pt" style:font-size-complex="11pt"/>
    </style:style>
    <style:style style:name="P245" style:family="paragraph" style:parent-style-name="Text_20_body">
      <style:text-properties style:font-name="Liberation Serif" officeooo:paragraph-rsid="011392e4"/>
    </style:style>
    <style:style style:name="P246" style:family="paragraph" style:parent-style-name="Text_20_body">
      <style:text-properties style:font-name="Liberation Serif" officeooo:paragraph-rsid="01153ce6"/>
    </style:style>
    <style:style style:name="P247" style:family="paragraph" style:parent-style-name="Text_20_body">
      <style:text-properties style:font-name="Liberation Serif" officeooo:paragraph-rsid="00f148c7"/>
    </style:style>
    <style:style style:name="P248" style:family="paragraph" style:parent-style-name="Text_20_body">
      <style:text-properties style:font-name="Liberation Serif" officeooo:paragraph-rsid="0116e820"/>
    </style:style>
    <style:style style:name="P249" style:family="paragraph" style:parent-style-name="Text_20_body">
      <style:text-properties officeooo:paragraph-rsid="010ca7d9"/>
    </style:style>
    <style:style style:name="P250" style:family="paragraph" style:parent-style-name="Text_20_body">
      <style:text-properties officeooo:rsid="010cf6f4" officeooo:paragraph-rsid="010cf6f4"/>
    </style:style>
    <style:style style:name="P251" style:family="paragraph" style:parent-style-name="Text_20_body">
      <style:text-properties officeooo:paragraph-rsid="010cf6f4"/>
    </style:style>
    <style:style style:name="P252" style:family="paragraph" style:parent-style-name="Text_20_body">
      <style:text-properties officeooo:rsid="010e3b0a" officeooo:paragraph-rsid="010e3b0a"/>
    </style:style>
    <style:style style:name="P253" style:family="paragraph" style:parent-style-name="Text_20_body">
      <style:text-properties officeooo:paragraph-rsid="010e3b0a"/>
    </style:style>
    <style:style style:name="P254" style:family="paragraph" style:parent-style-name="Text_20_body">
      <style:text-properties officeooo:rsid="010eb5bc" officeooo:paragraph-rsid="010eb5bc"/>
    </style:style>
    <style:style style:name="P255" style:family="paragraph" style:parent-style-name="Text_20_body">
      <style:text-properties officeooo:paragraph-rsid="010eb5bc"/>
    </style:style>
    <style:style style:name="P256" style:family="paragraph" style:parent-style-name="Text_20_body">
      <style:text-properties officeooo:rsid="010f0509" officeooo:paragraph-rsid="010f0509"/>
    </style:style>
    <style:style style:name="P257" style:family="paragraph" style:parent-style-name="Text_20_body">
      <style:text-properties officeooo:paragraph-rsid="010f0509"/>
    </style:style>
    <style:style style:name="P258" style:family="paragraph" style:parent-style-name="Text_20_body">
      <style:text-properties officeooo:paragraph-rsid="0079082d"/>
    </style:style>
    <style:style style:name="P259" style:family="paragraph" style:parent-style-name="Text_20_body">
      <style:text-properties officeooo:paragraph-rsid="008ea119"/>
    </style:style>
    <style:style style:name="P260" style:family="paragraph" style:parent-style-name="Text_20_body">
      <style:text-properties officeooo:paragraph-rsid="00e918a5"/>
    </style:style>
    <style:style style:name="P261" style:family="paragraph" style:parent-style-name="Text_20_body">
      <style:text-properties officeooo:paragraph-rsid="00bf2228"/>
    </style:style>
    <style:style style:name="P262" style:family="paragraph" style:parent-style-name="Text_20_body">
      <style:text-properties officeooo:paragraph-rsid="00e64ffd"/>
    </style:style>
    <style:style style:name="P263" style:family="paragraph" style:parent-style-name="Text_20_body">
      <style:text-properties officeooo:paragraph-rsid="00a3362a"/>
    </style:style>
    <style:style style:name="P264" style:family="paragraph" style:parent-style-name="Text_20_body">
      <style:text-properties officeooo:paragraph-rsid="0101ac45"/>
    </style:style>
    <style:style style:name="P265" style:family="paragraph" style:parent-style-name="Text_20_body">
      <style:text-properties officeooo:paragraph-rsid="0104ffc4"/>
    </style:style>
    <style:style style:name="P266" style:family="paragraph" style:parent-style-name="Text_20_body">
      <style:text-properties officeooo:paragraph-rsid="00db8efb"/>
    </style:style>
    <style:style style:name="P267" style:family="paragraph" style:parent-style-name="Text_20_body">
      <style:text-properties style:font-name="Liberation Serif" fo:font-size="11pt" officeooo:rsid="00f8ce44" officeooo:paragraph-rsid="00f8ce44" style:font-size-asian="11pt" style:font-size-complex="11pt"/>
    </style:style>
    <style:style style:name="P268" style:family="paragraph" style:parent-style-name="Text_20_body">
      <style:text-properties officeooo:paragraph-rsid="00fe909f"/>
    </style:style>
    <style:style style:name="P269" style:family="paragraph" style:parent-style-name="Text_20_body">
      <style:text-properties officeooo:paragraph-rsid="00e188d9"/>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a44983" style:font-size-asian="11pt" style:font-size-complex="11pt"/>
    </style:style>
    <style:style style:name="T33" style:family="text">
      <style:text-properties fo:font-size="11pt" officeooo:rsid="00e6da8b" style:font-size-asian="11pt" style:font-size-complex="11pt"/>
    </style:style>
    <style:style style:name="T34" style:family="text">
      <style:text-properties fo:font-size="11pt" officeooo:rsid="00b5e873" style:font-size-asian="11pt" style:font-size-complex="11pt"/>
    </style:style>
    <style:style style:name="T35" style:family="text">
      <style:text-properties fo:font-size="11pt" officeooo:rsid="00b67686" style:font-size-asian="11pt" style:font-size-complex="11pt"/>
    </style:style>
    <style:style style:name="T36" style:family="text">
      <style:text-properties fo:font-size="11pt" officeooo:rsid="00bd9009" style:font-size-asian="11pt" style:font-size-complex="11pt"/>
    </style:style>
    <style:style style:name="T37" style:family="text">
      <style:text-properties fo:font-size="11pt" officeooo:rsid="00e918a5" style:font-size-asian="11pt" style:font-size-complex="11pt"/>
    </style:style>
    <style:style style:name="T38" style:family="text">
      <style:text-properties fo:font-size="11pt" officeooo:rsid="00e95d96" style:font-size-asian="11pt" style:font-size-complex="11pt"/>
    </style:style>
    <style:style style:name="T39" style:family="text">
      <style:text-properties fo:font-size="11pt" officeooo:rsid="00ec3f98" style:font-size-asian="11pt" style:font-size-complex="11pt"/>
    </style:style>
    <style:style style:name="T40" style:family="text">
      <style:text-properties fo:font-size="11pt" officeooo:rsid="00eee364" style:font-size-asian="11pt" style:font-size-complex="11pt"/>
    </style:style>
    <style:style style:name="T41" style:family="text">
      <style:text-properties fo:font-size="11pt" officeooo:rsid="00f148c7" style:font-size-asian="11pt" style:font-size-complex="11pt"/>
    </style:style>
    <style:style style:name="T42" style:family="text">
      <style:text-properties fo:font-size="11pt" officeooo:rsid="00fa76ab" style:font-size-asian="11pt" style:font-size-complex="11pt"/>
    </style:style>
    <style:style style:name="T43" style:family="text">
      <style:text-properties fo:font-size="11pt" officeooo:rsid="00fe909f" style:font-size-asian="11pt" style:font-size-complex="11pt"/>
    </style:style>
    <style:style style:name="T44" style:family="text">
      <style:text-properties fo:font-size="11pt" officeooo:rsid="0101ac45" style:font-size-asian="11pt" style:font-size-complex="11pt"/>
    </style:style>
    <style:style style:name="T45" style:family="text">
      <style:text-properties fo:font-size="11pt" officeooo:rsid="01033c81" style:font-size-asian="11pt" style:font-size-complex="11pt"/>
    </style:style>
    <style:style style:name="T46" style:family="text">
      <style:text-properties fo:font-size="11pt" officeooo:rsid="0104f05c" style:font-size-asian="11pt" style:font-size-complex="11pt"/>
    </style:style>
    <style:style style:name="T47" style:family="text">
      <style:text-properties fo:font-size="11pt" officeooo:rsid="0104ffc4" style:font-size-asian="11pt" style:font-size-complex="11pt"/>
    </style:style>
    <style:style style:name="T48" style:family="text">
      <style:text-properties fo:font-size="11pt" officeooo:rsid="010645c3" style:font-size-asian="11pt" style:font-size-complex="11pt"/>
    </style:style>
    <style:style style:name="T49" style:family="text">
      <style:text-properties fo:font-size="11pt" officeooo:rsid="0108fa17" style:font-size-asian="11pt" style:font-size-complex="11pt"/>
    </style:style>
    <style:style style:name="T50" style:family="text">
      <style:text-properties fo:font-size="11pt" officeooo:rsid="00bf2228" style:font-size-asian="11pt" style:font-size-complex="11pt"/>
    </style:style>
    <style:style style:name="T51" style:family="text">
      <style:text-properties fo:font-size="11pt" officeooo:rsid="00f728d6" style:font-size-asian="11pt" style:font-size-complex="11pt"/>
    </style:style>
    <style:style style:name="T52" style:family="text">
      <style:text-properties fo:font-size="11pt" officeooo:rsid="00f8ce44" style:font-size-asian="11pt" style:font-size-complex="11pt"/>
    </style:style>
    <style:style style:name="T53" style:family="text">
      <style:text-properties fo:font-size="11pt" officeooo:rsid="0108e336" style:font-size-asian="11pt" style:font-size-complex="11pt"/>
    </style:style>
    <style:style style:name="T54" style:family="text">
      <style:text-properties fo:font-size="11pt" officeooo:rsid="00346a32" style:font-size-asian="11pt" style:font-size-complex="11pt"/>
    </style:style>
    <style:style style:name="T55" style:family="text">
      <style:text-properties fo:font-size="11pt" officeooo:rsid="009954d5" style:font-size-asian="11pt" style:font-size-complex="11pt"/>
    </style:style>
    <style:style style:name="T56" style:family="text">
      <style:text-properties fo:font-size="11pt" officeooo:rsid="00bf985e" style:font-size-asian="11pt" style:font-size-complex="11pt"/>
    </style:style>
    <style:style style:name="T57" style:family="text">
      <style:text-properties fo:font-size="11pt" officeooo:rsid="00bfeda7" style:font-size-asian="11pt" style:font-size-complex="11pt"/>
    </style:style>
    <style:style style:name="T58" style:family="text">
      <style:text-properties fo:font-size="11pt" officeooo:rsid="00e46414" style:font-size-asian="11pt" style:font-size-complex="11pt"/>
    </style:style>
    <style:style style:name="T59" style:family="text">
      <style:text-properties fo:font-size="11pt" officeooo:rsid="00a518f4" style:font-size-asian="11pt" style:font-size-complex="11pt"/>
    </style:style>
    <style:style style:name="T60" style:family="text">
      <style:text-properties fo:font-size="11pt" officeooo:rsid="0040543d" style:font-size-asian="11pt" style:font-size-complex="11pt"/>
    </style:style>
    <style:style style:name="T61" style:family="text">
      <style:text-properties fo:font-size="11pt" officeooo:rsid="00a17a0f" style:font-size-asian="11pt" style:font-size-complex="11pt"/>
    </style:style>
    <style:style style:name="T62" style:family="text">
      <style:text-properties fo:font-size="11pt" officeooo:rsid="00a3362a" style:font-size-asian="11pt" style:font-size-complex="11pt"/>
    </style:style>
    <style:style style:name="T63" style:family="text">
      <style:text-properties fo:font-size="11pt" officeooo:rsid="010598a5" style:font-size-asian="11pt" style:font-size-complex="11pt"/>
    </style:style>
    <style:style style:name="T64" style:family="text">
      <style:text-properties fo:font-size="11pt" officeooo:rsid="01083400" style:font-size-asian="11pt" style:font-size-complex="11pt"/>
    </style:style>
    <style:style style:name="T65" style:family="text">
      <style:text-properties fo:font-size="11pt" officeooo:rsid="00c3cb3a" style:font-size-asian="11pt" style:font-size-complex="11pt"/>
    </style:style>
    <style:style style:name="T66" style:family="text">
      <style:text-properties fo:font-size="11pt" officeooo:rsid="00c426fc" style:font-size-asian="11pt" style:font-size-complex="11pt"/>
    </style:style>
    <style:style style:name="T67" style:family="text">
      <style:text-properties fo:font-size="11pt" officeooo:rsid="00d75980" style:font-size-asian="11pt" style:font-size-complex="11pt"/>
    </style:style>
    <style:style style:name="T68" style:family="text">
      <style:text-properties fo:font-size="11pt" officeooo:rsid="00ee8ad1" style:font-size-asian="11pt" style:font-size-complex="11pt"/>
    </style:style>
    <style:style style:name="T69" style:family="text">
      <style:text-properties fo:font-size="11pt" officeooo:rsid="00ba62c6" style:font-size-asian="11pt" style:font-size-complex="11pt"/>
    </style:style>
    <style:style style:name="T70" style:family="text">
      <style:text-properties fo:font-size="11pt" officeooo:rsid="00e89d12" style:font-size-asian="11pt" style:font-size-complex="11pt"/>
    </style:style>
    <style:style style:name="T71" style:family="text">
      <style:text-properties fo:font-size="11pt" officeooo:rsid="00b78564" style:font-size-asian="11pt" style:font-size-complex="11pt"/>
    </style:style>
    <style:style style:name="T72" style:family="text">
      <style:text-properties fo:font-size="11pt" officeooo:rsid="00bb52af" style:font-size-asian="11pt" style:font-size-complex="11pt"/>
    </style:style>
    <style:style style:name="T73" style:family="text">
      <style:text-properties fo:font-size="11pt" officeooo:rsid="00b8dd3c" style:font-size-asian="11pt" style:font-size-complex="11pt"/>
    </style:style>
    <style:style style:name="T74" style:family="text">
      <style:text-properties fo:font-size="11pt" officeooo:rsid="00d9264b" style:font-size-asian="11pt" style:font-size-complex="11pt"/>
    </style:style>
    <style:style style:name="T75" style:family="text">
      <style:text-properties fo:font-size="11pt" officeooo:rsid="00dbdd74" style:font-size-asian="11pt" style:font-size-complex="11pt"/>
    </style:style>
    <style:style style:name="T76" style:family="text">
      <style:text-properties fo:font-size="11pt" officeooo:rsid="00f8042e" style:font-size-asian="11pt" style:font-size-complex="11pt"/>
    </style:style>
    <style:style style:name="T77" style:family="text">
      <style:text-properties fo:font-size="11pt" officeooo:rsid="010a804a" style:font-size-asian="11pt" style:font-size-complex="11pt"/>
    </style:style>
    <style:style style:name="T78" style:family="text">
      <style:text-properties fo:font-size="11pt" officeooo:rsid="010ca7d9" style:font-size-asian="11pt" style:font-size-complex="11pt"/>
    </style:style>
    <style:style style:name="T79" style:family="text">
      <style:text-properties fo:font-size="11pt" officeooo:rsid="00522694" style:font-size-asian="11pt" style:font-size-complex="11pt"/>
    </style:style>
    <style:style style:name="T80" style:family="text">
      <style:text-properties fo:font-size="11pt" officeooo:rsid="00524927" style:font-size-asian="11pt" style:font-size-complex="11pt"/>
    </style:style>
    <style:style style:name="T81" style:family="text">
      <style:text-properties fo:font-size="11pt" officeooo:rsid="0110ab1c" style:font-size-asian="11pt" style:font-size-complex="11pt"/>
    </style:style>
    <style:style style:name="T82" style:family="text">
      <style:text-properties fo:font-size="11pt" officeooo:rsid="0079082d" style:font-size-asian="11pt" style:font-size-complex="11pt"/>
    </style:style>
    <style:style style:name="T83" style:family="text">
      <style:text-properties fo:font-size="11pt" officeooo:rsid="00541308" style:font-size-asian="11pt" style:font-size-complex="11pt"/>
    </style:style>
    <style:style style:name="T84" style:family="text">
      <style:text-properties fo:font-size="11pt" officeooo:rsid="0111cc2b" style:font-size-asian="11pt" style:font-size-complex="11pt"/>
    </style:style>
    <style:style style:name="T85" style:family="text">
      <style:text-properties fo:font-size="11pt" officeooo:rsid="011392e4" style:font-size-asian="11pt" style:font-size-complex="11pt"/>
    </style:style>
    <style:style style:name="T86" style:family="text">
      <style:text-properties fo:font-size="11pt" officeooo:rsid="01153ce6" style:font-size-asian="11pt" style:font-size-complex="11pt"/>
    </style:style>
    <style:style style:name="T87" style:family="text">
      <style:text-properties fo:font-size="11pt" officeooo:rsid="0116e820" style:font-size-asian="11pt" style:font-size-complex="11pt"/>
    </style:style>
    <style:style style:name="T88" style:family="text">
      <style:text-properties fo:font-size="11pt" officeooo:rsid="01178e01" style:font-size-asian="11pt" style:font-size-complex="11pt"/>
    </style:style>
    <style:style style:name="T89" style:family="text">
      <style:text-properties fo:font-size="11pt" officeooo:rsid="0080de28" style:font-size-asian="11pt" style:font-size-complex="11pt"/>
    </style:style>
    <style:style style:name="T90" style:family="text">
      <style:text-properties fo:font-size="11pt" officeooo:rsid="0117d977" style:font-size-asian="11pt" style:font-size-complex="11pt"/>
    </style:style>
    <style:style style:name="T91" style:family="text">
      <style:text-properties fo:font-size="11pt" style:font-size-asian="9.60000038146973pt" style:font-size-complex="11pt"/>
    </style:style>
    <style:style style:name="T92" style:family="text">
      <style:text-properties fo:font-size="11pt" officeooo:rsid="00a66240" style:font-size-asian="9.60000038146973pt" style:font-size-complex="11pt"/>
    </style:style>
    <style:style style:name="T93" style:family="text">
      <style:text-properties fo:font-size="11pt" officeooo:rsid="00a7c8e7" style:font-size-asian="9.60000038146973pt" style:font-size-complex="11pt"/>
    </style:style>
    <style:style style:name="T94" style:family="text">
      <style:text-properties fo:font-size="11pt" officeooo:rsid="00a98dd9" style:font-size-asian="9.60000038146973pt" style:font-size-complex="11pt"/>
    </style:style>
    <style:style style:name="T95" style:family="text">
      <style:text-properties fo:font-size="11pt" officeooo:rsid="00b41a5a" style:font-size-asian="9.60000038146973pt" style:font-size-complex="11pt"/>
    </style:style>
    <style:style style:name="T96" style:family="text">
      <style:text-properties fo:font-size="11pt" officeooo:rsid="00b5e873" style:font-size-asian="9.60000038146973pt" style:font-size-complex="11pt"/>
    </style:style>
    <style:style style:name="T97" style:family="text">
      <style:text-properties fo:font-size="11pt" officeooo:rsid="00b67686" style:font-size-asian="9.60000038146973pt" style:font-size-complex="11pt"/>
    </style:style>
    <style:style style:name="T98" style:family="text">
      <style:text-properties fo:font-size="11pt" officeooo:rsid="00e614c6" style:font-size-asian="9.60000038146973pt" style:font-size-complex="11pt"/>
    </style:style>
    <style:style style:name="T99" style:family="text">
      <style:text-properties fo:font-size="11pt" officeooo:rsid="009bf389" style:font-size-asian="9.60000038146973pt" style:font-size-complex="11pt"/>
    </style:style>
    <style:style style:name="T100" style:family="text">
      <style:text-properties fo:font-size="11pt" officeooo:rsid="01033c81" style:font-size-asian="9.60000038146973pt" style:font-size-complex="11pt"/>
    </style:style>
    <style:style style:name="T101" style:family="text">
      <style:text-properties fo:font-size="11pt" officeooo:rsid="010598a5" style:font-size-asian="9.60000038146973pt" style:font-size-complex="11pt"/>
    </style:style>
    <style:style style:name="T102" style:family="text">
      <style:text-properties fo:font-size="11pt" officeooo:rsid="010645c3" style:font-size-asian="9.60000038146973pt" style:font-size-complex="11pt"/>
    </style:style>
    <style:style style:name="T103" style:family="text">
      <style:text-properties fo:font-size="11pt" officeooo:rsid="010ca7d9" style:font-size-asian="9.60000038146973pt" style:font-size-complex="11pt"/>
    </style:style>
    <style:style style:name="T104" style:family="text">
      <style:text-properties fo:font-size="11pt" officeooo:rsid="010cf6f4" style:font-size-asian="9.60000038146973pt" style:font-size-complex="11pt"/>
    </style:style>
    <style:style style:name="T105" style:family="text">
      <style:text-properties fo:font-size="11pt" officeooo:rsid="010e3b0a" style:font-size-asian="9.60000038146973pt" style:font-size-complex="11pt"/>
    </style:style>
    <style:style style:name="T106" style:family="text">
      <style:text-properties fo:font-size="11pt" officeooo:rsid="010eb5bc" style:font-size-asian="9.60000038146973pt" style:font-size-complex="11pt"/>
    </style:style>
    <style:style style:name="T107" style:family="text">
      <style:text-properties fo:font-size="11pt" officeooo:rsid="010f0509" style:font-size-asian="9.60000038146973pt" style:font-size-complex="11pt"/>
    </style:style>
    <style:style style:name="T108" style:family="text">
      <style:text-properties fo:font-size="11pt" officeooo:rsid="011019cf" style:font-size-asian="9.60000038146973pt" style:font-size-complex="11pt"/>
    </style:style>
    <style:style style:name="T109" style:family="text">
      <style:text-properties fo:font-size="11pt" officeooo:rsid="0110ab1c" style:font-size-asian="9.60000038146973pt" style:font-size-complex="11pt"/>
    </style:style>
    <style:style style:name="T110" style:family="text">
      <style:text-properties fo:font-size="11pt" officeooo:rsid="011392e4" style:font-size-asian="9.60000038146973pt" style:font-size-complex="11pt"/>
    </style:style>
    <style:style style:name="T111" style:family="text">
      <style:text-properties fo:font-size="11pt" fo:font-weight="normal" officeooo:rsid="00627bba" style:font-name-asian="Noto Sans CJK SC" style:font-size-asian="11pt" style:font-weight-asian="normal" style:font-name-complex="Lohit Devanagari" style:font-size-complex="11pt" style:font-weight-complex="normal"/>
    </style:style>
    <style:style style:name="T112" style:family="text">
      <style:text-properties fo:font-size="11pt" fo:font-weight="normal" officeooo:rsid="0065f1d7" style:font-name-asian="Noto Sans CJK SC" style:font-size-asian="11pt" style:font-weight-asian="normal" style:font-name-complex="Lohit Devanagari" style:font-size-complex="11pt" style:font-weight-complex="normal"/>
    </style:style>
    <style:style style:name="T113" style:family="text">
      <style:text-properties style:font-name="FreeMono"/>
    </style:style>
    <style:style style:name="T114" style:family="text">
      <style:text-properties style:font-name="FreeMono" fo:font-size="11pt" style:font-size-asian="11pt" style:font-size-complex="11pt"/>
    </style:style>
    <style:style style:name="T115" style:family="text">
      <style:text-properties style:font-name="FreeMono" fo:font-size="11pt" officeooo:rsid="001a075d" style:font-size-asian="11pt" style:font-size-complex="11pt"/>
    </style:style>
    <style:style style:name="T116" style:family="text">
      <style:text-properties style:font-name="FreeMono" fo:font-size="11pt" officeooo:rsid="0027c087" style:font-size-asian="11pt" style:font-size-complex="11pt"/>
    </style:style>
    <style:style style:name="T117" style:family="text">
      <style:text-properties style:font-name="FreeMono" fo:font-size="11pt" officeooo:rsid="002e1b56" style:font-size-asian="11pt" style:font-size-complex="11pt"/>
    </style:style>
    <style:style style:name="T118" style:family="text">
      <style:text-properties style:font-name="FreeMono" fo:font-size="11pt" officeooo:rsid="002fec62" style:font-size-asian="11pt" style:font-size-complex="11pt"/>
    </style:style>
    <style:style style:name="T119" style:family="text">
      <style:text-properties style:font-name="FreeMono" fo:font-size="11pt" officeooo:rsid="0033a15e" style:font-size-asian="11pt" style:font-size-complex="11pt"/>
    </style:style>
    <style:style style:name="T120" style:family="text">
      <style:text-properties style:font-name="FreeMono" fo:font-size="11pt" officeooo:rsid="00501038" style:font-size-asian="11pt" style:font-size-complex="11pt"/>
    </style:style>
    <style:style style:name="T121" style:family="text">
      <style:text-properties style:font-name="FreeMono" fo:font-size="11pt" officeooo:rsid="0050ae82" style:font-size-asian="11pt" style:font-size-complex="11pt"/>
    </style:style>
    <style:style style:name="T122" style:family="text">
      <style:text-properties style:font-name="FreeMono" fo:font-size="11pt" officeooo:rsid="00695403" style:font-size-asian="11pt" style:font-size-complex="11pt"/>
    </style:style>
    <style:style style:name="T123" style:family="text">
      <style:text-properties style:font-name="FreeMono" fo:font-size="11pt" officeooo:rsid="006ae572" style:font-size-asian="11pt" style:font-size-complex="11pt"/>
    </style:style>
    <style:style style:name="T124" style:family="text">
      <style:text-properties style:font-name="FreeMono" fo:font-size="11pt" officeooo:rsid="006d4948" style:font-size-asian="11pt" style:font-size-complex="11pt"/>
    </style:style>
    <style:style style:name="T125" style:family="text">
      <style:text-properties style:font-name="FreeMono" fo:font-size="11pt" officeooo:rsid="00627bba" style:font-size-asian="11pt" style:font-size-complex="11pt"/>
    </style:style>
    <style:style style:name="T126" style:family="text">
      <style:text-properties style:font-name="FreeMono" fo:font-size="11pt" officeooo:rsid="0063fb08" style:font-size-asian="11pt" style:font-size-complex="11pt"/>
    </style:style>
    <style:style style:name="T127" style:family="text">
      <style:text-properties style:font-name="FreeMono" fo:font-size="11pt" officeooo:rsid="0090e4a6" style:font-size-asian="11pt" style:font-size-complex="11pt"/>
    </style:style>
    <style:style style:name="T128" style:family="text">
      <style:text-properties style:font-name="FreeMono" fo:font-size="11pt" officeooo:rsid="0093142c" style:font-size-asian="11pt" style:font-size-complex="11pt"/>
    </style:style>
    <style:style style:name="T129" style:family="text">
      <style:text-properties style:font-name="FreeMono" fo:font-size="11pt" officeooo:rsid="0040543d" style:font-size-asian="11pt" style:font-size-complex="11pt"/>
    </style:style>
    <style:style style:name="T130" style:family="text">
      <style:text-properties style:font-name="FreeMono" fo:font-size="11pt" officeooo:rsid="003fb274" style:font-size-asian="11pt" style:font-size-complex="11pt"/>
    </style:style>
    <style:style style:name="T131" style:family="text">
      <style:text-properties style:font-name="FreeMono" fo:font-size="11pt" officeooo:rsid="009bf389" style:font-size-asian="11pt" style:font-size-complex="11pt"/>
    </style:style>
    <style:style style:name="T132" style:family="text">
      <style:text-properties style:font-name="FreeMono" fo:font-size="11pt" officeooo:rsid="009fb78c" style:font-size-asian="11pt" style:font-size-complex="11pt"/>
    </style:style>
    <style:style style:name="T133" style:family="text">
      <style:text-properties style:font-name="FreeMono" fo:font-size="11pt" officeooo:rsid="00d98b33" style:font-size-asian="11pt" style:font-size-complex="11pt"/>
    </style:style>
    <style:style style:name="T134" style:family="text">
      <style:text-properties style:font-name="FreeMono" fo:font-size="11pt" officeooo:rsid="00e2d908" style:font-size-asian="11pt" style:font-size-complex="11pt"/>
    </style:style>
    <style:style style:name="T135" style:family="text">
      <style:text-properties style:font-name="FreeMono" fo:font-size="11pt" officeooo:rsid="00346a32" style:font-size-asian="11pt" style:font-size-complex="11pt"/>
    </style:style>
    <style:style style:name="T136" style:family="text">
      <style:text-properties style:font-name="FreeMono" fo:font-size="11pt" officeooo:rsid="00e614c6" style:font-size-asian="11pt" style:font-size-complex="11pt"/>
    </style:style>
    <style:style style:name="T137" style:family="text">
      <style:text-properties style:font-name="FreeMono" fo:font-size="11pt" officeooo:rsid="00e64ffd" style:font-size-asian="11pt" style:font-size-complex="11pt"/>
    </style:style>
    <style:style style:name="T138" style:family="text">
      <style:text-properties style:font-name="FreeMono" fo:font-size="11pt" officeooo:rsid="00e6da8b" style:font-size-asian="11pt" style:font-size-complex="11pt"/>
    </style:style>
    <style:style style:name="T139" style:family="text">
      <style:text-properties style:font-name="FreeMono" fo:font-size="11pt" officeooo:rsid="00f71d83" style:font-size-asian="11pt" style:font-size-complex="11pt"/>
    </style:style>
    <style:style style:name="T140" style:family="text">
      <style:text-properties style:font-name="FreeMono" fo:font-size="11pt" officeooo:rsid="00f728d6" style:font-size-asian="11pt" style:font-size-complex="11pt"/>
    </style:style>
    <style:style style:name="T141" style:family="text">
      <style:text-properties style:font-name="FreeMono" fo:font-size="11pt" officeooo:rsid="00f8ce44" style:font-size-asian="11pt" style:font-size-complex="11pt"/>
    </style:style>
    <style:style style:name="T142" style:family="text">
      <style:text-properties style:font-name="FreeMono" fo:font-size="11pt" officeooo:rsid="01019bf5" style:font-size-asian="11pt" style:font-size-complex="11pt"/>
    </style:style>
    <style:style style:name="T143" style:family="text">
      <style:text-properties style:font-name="FreeMono" fo:font-size="11pt" officeooo:rsid="01033c81" style:font-size-asian="11pt" style:font-size-complex="11pt"/>
    </style:style>
    <style:style style:name="T144" style:family="text">
      <style:text-properties style:font-name="FreeMono" fo:font-size="11pt" officeooo:rsid="01083400" style:font-size-asian="11pt" style:font-size-complex="11pt"/>
    </style:style>
    <style:style style:name="T145" style:family="text">
      <style:text-properties style:font-name="FreeMono" fo:font-size="11pt" officeooo:rsid="011392e4" style:font-size-asian="11pt" style:font-size-complex="11pt"/>
    </style:style>
    <style:style style:name="T146" style:family="text">
      <style:text-properties style:font-name="FreeMono" fo:font-size="11pt" officeooo:rsid="00383ee2" style:font-size-asian="11pt" style:font-size-complex="11pt"/>
    </style:style>
    <style:style style:name="T147" style:family="text">
      <style:text-properties style:font-name="FreeMono" fo:font-size="11pt" officeooo:rsid="009782ed" style:font-size-asian="11pt" style:font-size-complex="11pt"/>
    </style:style>
    <style:style style:name="T148" style:family="text">
      <style:text-properties style:font-name="FreeMono" fo:font-size="11pt" officeooo:rsid="0104f05c" style:font-size-asian="11pt" style:font-size-complex="11pt"/>
    </style:style>
    <style:style style:name="T149" style:family="text">
      <style:text-properties style:font-name="FreeMono" fo:font-size="11pt" fo:font-weight="normal" officeooo:rsid="0063fb08" style:font-size-asian="11pt" style:font-weight-asian="normal" style:font-size-complex="11pt" style:font-weight-complex="normal"/>
    </style:style>
    <style:style style:name="T150"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151" style:family="text">
      <style:text-properties style:font-name="FreeMono" officeooo:rsid="001a075d"/>
    </style:style>
    <style:style style:name="T152" style:family="text">
      <style:text-properties style:font-name="FreeMono" officeooo:rsid="002dd5f7"/>
    </style:style>
    <style:style style:name="T153" style:family="text">
      <style:text-properties style:font-name="FreeMono" officeooo:rsid="002e1b56"/>
    </style:style>
    <style:style style:name="T154" style:family="text">
      <style:text-properties style:font-name="FreeMono" officeooo:rsid="00346a32"/>
    </style:style>
    <style:style style:name="T155" style:family="text">
      <style:text-properties style:font-name="FreeMono" officeooo:rsid="00383ee2"/>
    </style:style>
    <style:style style:name="T156" style:family="text">
      <style:text-properties style:font-name="FreeMono" officeooo:rsid="0033a15e"/>
    </style:style>
    <style:style style:name="T157" style:family="text">
      <style:text-properties style:font-name="FreeMono" officeooo:rsid="003fb274"/>
    </style:style>
    <style:style style:name="T158" style:family="text">
      <style:text-properties style:font-name="FreeMono" officeooo:rsid="0050ae82"/>
    </style:style>
    <style:style style:name="T159" style:family="text">
      <style:text-properties style:font-name="FreeMono" officeooo:rsid="0093526a"/>
    </style:style>
    <style:style style:name="T160" style:family="text">
      <style:text-properties style:font-name="FreeMono" officeooo:rsid="01033c81"/>
    </style:style>
    <style:style style:name="T161" style:family="text">
      <style:text-properties style:font-name="FreeMono" officeooo:rsid="011392e4"/>
    </style:style>
    <style:style style:name="T162" style:family="text">
      <style:text-properties officeooo:rsid="001a075d"/>
    </style:style>
    <style:style style:name="T163" style:family="text">
      <style:text-properties officeooo:rsid="001cb7e2"/>
    </style:style>
    <style:style style:name="T164" style:family="text">
      <style:text-properties officeooo:rsid="001e4423"/>
    </style:style>
    <style:style style:name="T165" style:family="text">
      <style:text-properties fo:font-style="italic" style:font-style-asian="italic" style:font-style-complex="italic"/>
    </style:style>
    <style:style style:name="T166" style:family="text">
      <style:text-properties officeooo:rsid="001f64ad"/>
    </style:style>
    <style:style style:name="T167" style:family="text">
      <style:text-properties officeooo:rsid="002126ae"/>
    </style:style>
    <style:style style:name="T168" style:family="text">
      <style:text-properties officeooo:rsid="00234e95"/>
    </style:style>
    <style:style style:name="T169" style:family="text">
      <style:text-properties officeooo:rsid="0029838a"/>
    </style:style>
    <style:style style:name="T170" style:family="text">
      <style:text-properties officeooo:rsid="002ca249"/>
    </style:style>
    <style:style style:name="T171" style:family="text">
      <style:text-properties officeooo:rsid="002dd5f7"/>
    </style:style>
    <style:style style:name="T172" style:family="text">
      <style:text-properties officeooo:rsid="002e1b56"/>
    </style:style>
    <style:style style:name="T173" style:family="text">
      <style:text-properties officeooo:rsid="0032c179"/>
    </style:style>
    <style:style style:name="T174" style:family="text">
      <style:text-properties officeooo:rsid="00346a32"/>
    </style:style>
    <style:style style:name="T175" style:family="text">
      <style:text-properties officeooo:rsid="00360bcd"/>
    </style:style>
    <style:style style:name="T176" style:family="text">
      <style:text-properties officeooo:rsid="00383ee2"/>
    </style:style>
    <style:style style:name="T177" style:family="text">
      <style:text-properties officeooo:rsid="0045e276"/>
    </style:style>
    <style:style style:name="T178" style:family="text">
      <style:text-properties officeooo:rsid="0049f0a3"/>
    </style:style>
    <style:style style:name="T179" style:family="text">
      <style:text-properties style:font-name="Liberation Sans" fo:font-weight="bold" style:font-name-asian="Noto Sans CJK SC" style:font-weight-asian="bold" style:font-name-complex="Lohit Devanagari" style:font-weight-complex="bold"/>
    </style:style>
    <style:style style:name="T180" style:family="text">
      <style:text-properties style:font-name="Liberation Sans" fo:font-weight="bold" officeooo:rsid="0065f1d7" style:font-name-asian="Noto Sans CJK SC" style:font-weight-asian="bold" style:font-name-complex="Lohit Devanagari" style:font-weight-complex="bold"/>
    </style:style>
    <style:style style:name="T181" style:family="text">
      <style:text-properties style:font-name="Liberation Sans" fo:font-weight="bold" officeooo:rsid="008fdbfc" style:font-name-asian="Noto Sans CJK SC" style:font-weight-asian="bold" style:font-name-complex="Lohit Devanagari" style:font-weight-complex="bold"/>
    </style:style>
    <style:style style:name="T182" style:family="text">
      <style:text-properties officeooo:rsid="0063fb08"/>
    </style:style>
    <style:style style:name="T183" style:family="text">
      <style:text-properties officeooo:rsid="0080de28"/>
    </style:style>
    <style:style style:name="T184" style:family="text">
      <style:text-properties officeooo:rsid="0050ae82"/>
    </style:style>
    <style:style style:name="T185" style:family="text">
      <style:text-properties officeooo:rsid="0093526a"/>
    </style:style>
    <style:style style:name="T186" style:family="text">
      <style:text-properties officeooo:rsid="003fb274"/>
    </style:style>
    <style:style style:name="T187" style:family="text">
      <style:text-properties fo:font-weight="bold" officeooo:rsid="00a17a0f" style:font-weight-asian="bold" style:font-weight-complex="bold"/>
    </style:style>
    <style:style style:name="T188" style:family="text">
      <style:text-properties fo:font-weight="bold" officeooo:rsid="0116e820" style:font-name-asian="Noto Sans CJK SC" style:font-weight-asian="bold" style:font-name-complex="Lohit Devanagari" style:font-weight-complex="bold"/>
    </style:style>
    <style:style style:name="T189" style:family="text">
      <style:text-properties officeooo:rsid="00a66240"/>
    </style:style>
    <style:style style:name="T190" style:family="text">
      <style:text-properties officeooo:rsid="00a7c8e7"/>
    </style:style>
    <style:style style:name="T191" style:family="text">
      <style:text-properties officeooo:rsid="00b24781"/>
    </style:style>
    <style:style style:name="T192" style:family="text">
      <style:text-properties officeooo:rsid="00b41a5a"/>
    </style:style>
    <style:style style:name="T193" style:family="text">
      <style:text-properties officeooo:rsid="00b5e873"/>
    </style:style>
    <style:style style:name="T194" style:family="text">
      <style:text-properties officeooo:rsid="00bd9009"/>
    </style:style>
    <style:style style:name="T195" style:family="text">
      <style:text-properties officeooo:rsid="00d3b8b8"/>
    </style:style>
    <style:style style:name="T196" style:family="text">
      <style:text-properties style:text-position="super 58%" fo:font-size="11pt" style:font-size-asian="11pt" style:font-size-complex="11pt"/>
    </style:style>
    <style:style style:name="T197" style:family="text">
      <style:text-properties style:text-position="super 58%" fo:font-size="11pt" officeooo:rsid="00e188d9" style:font-size-asian="11pt" style:font-size-complex="11pt"/>
    </style:style>
    <style:style style:name="T198" style:family="text">
      <style:text-properties style:text-position="super 58%" fo:font-size="11pt" style:font-size-asian="9.60000038146973pt" style:font-size-complex="11pt"/>
    </style:style>
    <style:style style:name="T199" style:family="text">
      <style:text-properties officeooo:rsid="00e64ffd"/>
    </style:style>
    <style:style style:name="T200" style:family="text">
      <style:text-properties officeooo:rsid="00e89d12"/>
    </style:style>
    <style:style style:name="T201" style:family="text">
      <style:text-properties officeooo:rsid="00ba62c6"/>
    </style:style>
    <style:style style:name="T202" style:family="text">
      <style:text-properties officeooo:rsid="00e918a5"/>
    </style:style>
    <style:style style:name="T203" style:family="text">
      <style:text-properties officeooo:rsid="00eee364"/>
    </style:style>
    <style:style style:name="T204" style:family="text">
      <style:text-properties fo:font-variant="normal" fo:text-transform="none" fo:color="#000000" fo:font-size="11pt" fo:letter-spacing="normal" fo:font-style="normal" fo:font-weight="normal" officeooo:rsid="00f01cd6" style:font-size-asian="11pt" style:font-weight-asian="normal" style:font-size-complex="11pt" style:font-weight-complex="normal"/>
    </style:style>
    <style:style style:name="T205" style:family="text">
      <style:text-properties fo:font-variant="normal" fo:text-transform="none" fo:color="#000000" fo:font-size="11pt" fo:letter-spacing="normal" fo:font-style="normal" fo:font-weight="normal" officeooo:rsid="010598a5" style:font-size-asian="11pt" style:font-weight-asian="normal" style:font-size-complex="11pt" style:font-weight-complex="normal"/>
    </style:style>
    <style:style style:name="T206" style:family="text">
      <style:text-properties officeooo:rsid="00f71d83"/>
    </style:style>
    <style:style style:name="T207" style:family="text">
      <style:text-properties officeooo:rsid="00f728d6"/>
    </style:style>
    <style:style style:name="T208" style:family="text">
      <style:text-properties fo:font-size="11.8000001907349pt" style:font-size-asian="11.8000001907349pt" style:font-size-complex="11.8000001907349pt"/>
    </style:style>
    <style:style style:name="T209" style:family="text">
      <style:text-properties fo:font-size="11.8000001907349pt" officeooo:rsid="00fe7a55" style:font-size-asian="11.8000001907349pt" style:font-size-complex="11.8000001907349pt"/>
    </style:style>
    <style:style style:name="T210" style:family="text">
      <style:text-properties fo:font-size="11.8000001907349pt" officeooo:rsid="0033a15e" style:font-size-asian="11.8000001907349pt" style:font-size-complex="11.8000001907349pt"/>
    </style:style>
    <style:style style:name="T211" style:family="text">
      <style:text-properties fo:font-size="11.8000001907349pt" officeooo:rsid="003fb274" style:font-size-asian="11.8000001907349pt" style:font-size-complex="11.8000001907349pt"/>
    </style:style>
    <style:style style:name="T212" style:family="text">
      <style:text-properties fo:font-size="11.8000001907349pt" officeooo:rsid="0040543d" style:font-size-asian="11.8000001907349pt" style:font-size-complex="11.8000001907349pt"/>
    </style:style>
    <style:style style:name="T213" style:family="text">
      <style:text-properties fo:font-size="11.8000001907349pt" officeooo:rsid="009954d5" style:font-size-asian="11.8000001907349pt" style:font-size-complex="11.8000001907349pt"/>
    </style:style>
    <style:style style:name="T214" style:family="text">
      <style:text-properties fo:font-size="11.8000001907349pt" officeooo:rsid="00501038" style:font-size-asian="11.8000001907349pt" style:font-size-complex="11.8000001907349pt"/>
    </style:style>
    <style:style style:name="T215" style:family="text">
      <style:text-properties fo:font-size="11.8000001907349pt" officeooo:rsid="00e6da8b" style:font-size-asian="11.8000001907349pt" style:font-size-complex="11.8000001907349pt"/>
    </style:style>
    <style:style style:name="T216" style:family="text">
      <style:text-properties fo:font-size="11.8000001907349pt" fo:font-weight="bold" officeooo:rsid="010598a5" style:font-name-asian="Noto Sans CJK SC" style:font-size-asian="11.8000001907349pt" style:font-weight-asian="bold" style:font-name-complex="Lohit Devanagari" style:font-size-complex="11.8000001907349pt" style:font-weight-complex="bold"/>
    </style:style>
    <style:style style:name="T217" style:family="text">
      <style:text-properties fo:font-size="11.8000001907349pt" fo:font-weight="bold" officeooo:rsid="01033c81" style:font-name-asian="Noto Sans CJK SC" style:font-size-asian="11.8000001907349pt" style:font-weight-asian="bold" style:font-name-complex="Lohit Devanagari" style:font-size-complex="11.8000001907349pt" style:font-weight-complex="bold"/>
    </style:style>
    <style:style style:name="T218" style:family="text">
      <style:text-properties fo:font-size="11.8000001907349pt" fo:font-weight="bold" officeooo:rsid="010645c3" style:font-name-asian="Noto Sans CJK SC" style:font-size-asian="11.8000001907349pt" style:font-weight-asian="bold" style:font-name-complex="Lohit Devanagari" style:font-size-complex="11.8000001907349pt" style:font-weight-complex="bold"/>
    </style:style>
    <style:style style:name="T219" style:family="text">
      <style:text-propertie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220" style:family="text">
      <style:text-properties fo:font-size="11.8000001907349pt" fo:font-weight="bold" officeooo:rsid="0116e820" style:font-name-asian="Noto Sans CJK SC" style:font-size-asian="11.8000001907349pt" style:font-weight-asian="bold" style:font-name-complex="Lohit Devanagari" style:font-size-complex="11.8000001907349pt" style:font-weight-complex="bold"/>
    </style:style>
    <style:style style:name="T221" style:family="text">
      <style:text-properties officeooo:rsid="00f8ce44"/>
    </style:style>
    <style:style style:name="T222" style:family="text">
      <style:text-properties officeooo:rsid="00fa76ab"/>
    </style:style>
    <style:style style:name="T223" style:family="text">
      <style:text-properties officeooo:rsid="00fe909f"/>
    </style:style>
    <style:style style:name="T224" style:family="text">
      <style:text-properties officeooo:rsid="01019bf5"/>
    </style:style>
    <style:style style:name="T225" style:family="text">
      <style:text-properties officeooo:rsid="00501038"/>
    </style:style>
    <style:style style:name="T226" style:family="text">
      <style:text-properties officeooo:rsid="009bf389"/>
    </style:style>
    <style:style style:name="T227" style:family="text">
      <style:text-properties officeooo:rsid="0101ac45"/>
    </style:style>
    <style:style style:name="T228" style:family="text">
      <style:text-properties officeooo:rsid="01033c81"/>
    </style:style>
    <style:style style:name="T229" style:family="text">
      <style:text-properties officeooo:rsid="0104f05c"/>
    </style:style>
    <style:style style:name="T230" style:family="text">
      <style:text-properties officeooo:rsid="010645c3"/>
    </style:style>
    <style:style style:name="T231" style:family="text">
      <style:text-properties officeooo:rsid="01083400"/>
    </style:style>
    <style:style style:name="T232" style:family="text">
      <style:text-properties officeooo:rsid="0108e336"/>
    </style:style>
    <style:style style:name="T233" style:family="text">
      <style:text-properties officeooo:rsid="0108fa17"/>
    </style:style>
    <style:style style:name="T234" style:family="text">
      <style:text-properties officeooo:rsid="00fd4752"/>
    </style:style>
    <style:style style:name="T235" style:family="text">
      <style:text-propertie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236" style:family="text">
      <style:text-properties officeooo:rsid="00a17a0f"/>
    </style:style>
    <style:style style:name="T237" style:family="text">
      <style:text-properties officeooo:rsid="0090e4a6" style:font-name-asian="Noto Sans CJK SC" style:font-name-complex="Lohit Devanagari"/>
    </style:style>
    <style:style style:name="T238" style:family="text">
      <style:text-properties officeooo:rsid="00f728d6" style:font-name-asian="Noto Sans CJK SC" style:font-name-complex="Lohit Devanagari"/>
    </style:style>
    <style:style style:name="T239" style:family="text">
      <style:text-properties officeooo:rsid="0117d977" style:font-name-asian="Noto Sans CJK SC" style:font-name-complex="Lohit Devanagari"/>
    </style:style>
    <style:style style:name="T240" style:family="text">
      <style:text-properties style:font-name="Liberation Serif"/>
    </style:style>
    <style:style style:name="T241" style:family="text">
      <style:text-properties style:font-name="Liberation Serif" fo:font-size="11pt" officeooo:rsid="009a8f7d" style:font-size-asian="11pt" style:font-size-complex="11pt"/>
    </style:style>
    <style:style style:name="T242" style:family="text">
      <style:text-properties style:font-name="Liberation Serif" fo:font-size="11pt" officeooo:rsid="00e918a5" style:font-size-asian="11pt" style:font-size-complex="11pt"/>
    </style:style>
    <style:style style:name="T243" style:family="text">
      <style:text-properties style:font-name="Liberation Serif" fo:font-size="11pt" officeooo:rsid="011392e4" style:font-size-asian="11pt" style:font-size-complex="11pt"/>
    </style:style>
    <style:style style:name="T244" style:family="text">
      <style:text-properties style:font-name="Liberation Serif" fo:font-size="11pt" officeooo:rsid="00e2d908" style:font-size-asian="11pt" style:font-size-complex="11pt"/>
    </style:style>
    <style:style style:name="T245" style:family="text">
      <style:text-properties style:font-name="Liberation Serif" fo:font-size="11pt" officeooo:rsid="00bd9009" style:font-size-asian="11pt" style:font-size-complex="11pt"/>
    </style:style>
    <style:style style:name="T246" style:family="text">
      <style:text-properties style:font-name="Liberation Serif" fo:font-size="11pt" officeooo:rsid="00bf2228" style:font-size-asian="11pt" style:font-size-complex="11pt"/>
    </style:style>
    <style:style style:name="T247" style:family="text">
      <style:text-properties style:font-name="Liberation Serif" fo:font-size="11pt" officeooo:rsid="00a518f4" style:font-size-asian="11pt" style:font-size-complex="11pt"/>
    </style:style>
    <style:style style:name="T248" style:family="text">
      <style:text-properties style:font-name="Liberation Serif" fo:font-size="11pt" officeooo:rsid="00e64ffd" style:font-size-asian="11pt" style:font-size-complex="11pt"/>
    </style:style>
    <style:style style:name="T249" style:family="text">
      <style:text-properties style:font-name="Liberation Serif" fo:font-size="11pt" officeooo:rsid="01153ce6" style:font-size-asian="11pt" style:font-size-complex="11pt"/>
    </style:style>
    <style:style style:name="T250" style:family="text">
      <style:text-properties style:font-name="Liberation Serif" fo:font-size="11pt" officeooo:rsid="00a17a0f" style:font-size-asian="11pt" style:font-size-complex="11pt"/>
    </style:style>
    <style:style style:name="T251" style:family="text">
      <style:text-properties style:font-name="Liberation Serif" fo:font-size="11pt" officeooo:rsid="00a3362a" style:font-size-asian="11pt" style:font-size-complex="11pt"/>
    </style:style>
    <style:style style:name="T252" style:family="text">
      <style:text-properties style:font-name="Liberation Serif" fo:font-size="11pt" officeooo:rsid="00a44983" style:font-size-asian="11pt" style:font-size-complex="11pt"/>
    </style:style>
    <style:style style:name="T253" style:family="text">
      <style:text-properties style:font-name="Liberation Serif" fo:font-size="11pt" officeooo:rsid="00e6da8b" style:font-size-asian="11pt" style:font-size-complex="11pt"/>
    </style:style>
    <style:style style:name="T254" style:family="text">
      <style:text-properties style:font-name="Liberation Serif" fo:font-size="11pt" officeooo:rsid="00c3cb3a" style:font-size-asian="11pt" style:font-size-complex="11pt"/>
    </style:style>
    <style:style style:name="T255" style:family="text">
      <style:text-properties style:font-name="Liberation Serif" fo:font-size="11pt" officeooo:rsid="00c426fc" style:font-size-asian="11pt" style:font-size-complex="11pt"/>
    </style:style>
    <style:style style:name="T256" style:family="text">
      <style:text-properties style:font-name="Liberation Serif" fo:font-size="11pt" officeooo:rsid="0104ffc4" style:font-size-asian="11pt" style:font-size-complex="11pt"/>
    </style:style>
    <style:style style:name="T257" style:family="text">
      <style:text-properties style:font-name="Liberation Serif" fo:font-size="11pt" officeooo:rsid="00c9baa8" style:font-size-asian="11pt" style:font-size-complex="11pt"/>
    </style:style>
    <style:style style:name="T258" style:family="text">
      <style:text-properties style:font-name="Liberation Serif" fo:font-size="11pt" officeooo:rsid="00c72a39" style:font-size-asian="11pt" style:font-size-complex="11pt"/>
    </style:style>
    <style:style style:name="T259" style:family="text">
      <style:text-properties style:font-name="Liberation Serif" fo:font-size="11pt" officeooo:rsid="010598a5" style:font-size-asian="11pt" style:font-size-complex="11pt"/>
    </style:style>
    <style:style style:name="T260" style:family="text">
      <style:text-properties style:font-name="Liberation Serif" fo:font-size="11pt" officeooo:rsid="01083400" style:font-size-asian="11pt" style:font-size-complex="11pt"/>
    </style:style>
    <style:style style:name="T261" style:family="text">
      <style:text-properties style:font-name="Liberation Serif" fo:font-size="11pt" officeooo:rsid="0116e820" style:font-size-asian="11pt" style:font-size-complex="11pt"/>
    </style:style>
    <style:style style:name="T262" style:family="text">
      <style:text-properties style:font-name="Liberation Serif" fo:font-size="11pt" officeooo:rsid="00db8efb" style:font-size-asian="11pt" style:font-size-complex="11pt"/>
    </style:style>
    <style:style style:name="T263" style:family="text">
      <style:text-properties style:font-name="Liberation Serif" fo:font-size="11pt" officeooo:rsid="00f148c7" style:font-size-asian="11pt" style:font-size-complex="11pt"/>
    </style:style>
    <style:style style:name="T264" style:family="text">
      <style:text-properties style:font-name="Liberation Serif" fo:font-size="11pt" officeooo:rsid="01178e01" style:font-size-asian="11pt" style:font-size-complex="11pt"/>
    </style:style>
    <style:style style:name="T265" style:family="text">
      <style:text-properties style:font-name="Liberation Serif" fo:font-size="11pt" officeooo:rsid="00fe909f" style:font-size-asian="11pt" style:font-size-complex="11pt"/>
    </style:style>
    <style:style style:name="T266" style:family="text">
      <style:text-properties style:font-name="Liberation Serif" fo:font-size="11.8000001907349pt" style:font-size-asian="11.8000001907349pt" style:font-size-complex="11.8000001907349pt"/>
    </style:style>
    <style:style style:name="T267" style:family="text">
      <style:text-properties style:font-name="Liberation Serif" fo:font-size="11.8000001907349pt" fo:font-weight="bold" officeooo:rsid="0116e820" style:font-name-asian="Noto Sans CJK SC" style:font-size-asian="11.8000001907349pt" style:font-weight-asian="bold" style:font-name-complex="Lohit Devanagari" style:font-size-complex="11.8000001907349pt" style:font-weight-complex="bold"/>
    </style:style>
    <style:style style:name="T268" style:family="text">
      <style:text-properties officeooo:rsid="010ca7d9"/>
    </style:style>
    <style:style style:name="T269" style:family="text">
      <style:text-properties officeooo:rsid="011392e4"/>
    </style:style>
    <style:style style:name="T270" style:family="text">
      <style:text-properties style:font-name="FreeMono" fo:font-size="11pt" officeooo:rsid="011392e4" style:font-size-asian="11pt" style:font-size-complex="11pt"/>
    </style:style>
    <style:style style:name="T271" style:family="text">
      <style:text-properties style:font-name="FreeMono" fo:font-size="11pt" officeooo:rsid="01153ce6" style:font-size-asian="11pt" style:font-size-complex="11pt"/>
    </style:style>
    <style:style style:name="T272" style:family="text">
      <style:text-properties style:font-name="FreeMono" fo:font-size="11pt" officeooo:rsid="0116e820" style:font-size-asian="11pt" style:font-size-complex="11pt"/>
    </style:style>
    <style:style style:name="T273" style:family="text">
      <style:text-properties style:font-name="FreeMono" fo:font-size="11pt" officeooo:rsid="00f728d6" style:font-size-asian="11pt" style:font-size-complex="11pt"/>
    </style:style>
    <style:style style:name="T274" style:family="text">
      <style:text-properties style:font-name="FreeMono" fo:font-size="11pt" officeooo:rsid="00f8ce44" style:font-size-asian="11pt" style:font-size-complex="11pt"/>
    </style:style>
    <style:style style:name="T275" style:family="text">
      <style:text-properties style:font-name="FreeMono" officeooo:rsid="01153ce6"/>
    </style:style>
    <style:style style:name="T276" style:family="text">
      <style:text-properties officeooo:rsid="01153ce6"/>
    </style:style>
    <style:style style:name="T277" style:family="text">
      <style:text-properties officeooo:rsid="01178e01"/>
    </style:style>
    <style:style style:name="T278" style:family="text">
      <style:text-properties officeooo:rsid="0117d97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73">6-</text:span><text:span text:style-name="T278">beta</text:span></text:p>
      <text:p text:style-name="P39">A Binary Object Notation by Balancing Rock.</text:p>
      <text:h text:style-name="P236" text:outline-level="1"/>
      <text:h text:style-name="P239" text:outline-level="1"><text:bookmark-start text:name="__RefHeading___Toc4515_4165958411"/>Introduction<text:bookmark-end text:name="__RefHeading___Toc4515_4165958411"/></text:h>
      <text:p text:style-name="P10">BRBON is a binary storage format specification. It started out as a binary version for JSON but the requirement for speed has rendered some JSON aspects obsolete. Still, the JSON origins can be <text:span text:style-name="T173">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text:span text:style-name="T268">SWIFT </text:span>reference API <text:span text:style-name="T268">for v0.5 </text:span>is offered for free under the same name. <text:span text:style-name="T268">An ADA implementation for v0.6 is in the works.</text:span></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73">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text:span><text:span text:style-name="T78">in v0.5</text:span><text:span text:style-name="T1"> the ‘Block’ specification </text:span><text:span text:style-name="T78">has been added in v0.6</text:span><text:span text:style-name="T1">. </text:span><text:span text:style-name="T78">V0.5</text:span><text:span text:style-name="T1"> can be used for </text:span><text:span text:style-name="T78">local</text:span><text:span text:style-name="T1"> storage needs and </text:span><text:span text:style-name="T9">data/file exchange between platforms of </text:span><text:span text:style-name="T78">same</text:span><text:span text:style-name="T9">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239" text:outline-level="1"><text:bookmark-start text:name="__RefHeading___Toc4517_4165958411"/>History<text:bookmark-end text:name="__RefHeading___Toc4517_416595841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Date</text:p>
          </table:table-cell>
          <table:table-cell table:style-name="Table1.A1" office:value-type="string">
            <text:p text:style-name="P41">Version</text:p>
          </table:table-cell>
          <table:table-cell table:style-name="Table1.C1" office:value-type="string">
            <text:p text:style-name="P40">Changes</text:p>
          </table:table-cell>
        </table:table-row>
        <table:table-row table:style-name="TableLine94286856331776">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286856333712">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42">Restyling, removed count from count/Value and renamed it small-value.</text:p>
            <text:p text:style-name="P3">No longer backwards compatible to V0.2</text:p>
          </table:table-cell>
        </table:table-row>
        <table:table-row table:style-name="TableLine94286856335472">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286856337408">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286856339296">
          <table:table-cell table:style-name="Table1.A6" office:value-type="string">
            <text:p text:style-name="P46">2021-02-19</text:p>
          </table:table-cell>
          <table:table-cell table:style-name="Table1.B6" office:value-type="string">
            <text:p text:style-name="P47">V0.5</text:p>
          </table:table-cell>
          <table:table-cell table:style-name="Table1.C6" office:value-type="string">
            <text:p text:style-name="P46">Restricted the use of name characters to ASCII in the range 0x20..0x7E <text:span text:style-name="T167">(Including the names of columns in a table)</text:span></text:p>
            <text:p text:style-name="P48">Initial value of a CRC-32 is set to -1 instead of 0.</text:p>
            <text:p text:style-name="P46">No<text:span text:style-name="T163">t</text:span> backward compatible to V0.4</text:p>
          </table:table-cell>
        </table:table-row>
        <table:table-row table:style-name="TableLine94286856341568">
          <table:table-cell table:style-name="Table1.A7" office:value-type="string">
            <text:p text:style-name="P61">2021-03-07</text:p>
          </table:table-cell>
          <table:table-cell table:style-name="Table1.B7" office:value-type="string">
            <text:p text:style-name="P62">V0.6-<text:span text:style-name="T177">draft</text:span></text:p>
          </table:table-cell>
          <table:table-cell table:style-name="Table1.C7" office:value-type="string">
            <text:p text:style-name="P61">Added rudimentary block specification (Block type 1) </text:p>
          </table:table-cell>
        </table:table-row>
        <table:table-row table:style-name="TableLine94286856344080">
          <table:table-cell table:style-name="Table1.A8" office:value-type="string">
            <text:p text:style-name="P228"><text:span text:style-name="T89">2021</text:span><text:span text:style-name="T22">-05-</text:span><text:span text:style-name="T90">10</text:span></text:p>
          </table:table-cell>
          <table:table-cell table:style-name="Table1.B8" office:value-type="string">
            <text:p text:style-name="P229"><text:span text:style-name="T89">V0.6-</text:span><text:span text:style-name="T90">beta</text:span></text:p>
          </table:table-cell>
          <table:table-cell table:style-name="Table1.C8" office:value-type="string">
            <text:p text:style-name="P228"><text:span text:style-name="T90">B</text:span><text:span text:style-name="T89">lock specification </text:span><text:span text:style-name="T90">in beta stadium.</text:span></text:p>
          </table:table-cell>
        </table:table-row>
      </table:table>
      <text:p text:style-name="Text_20_body"/>
      <text:h text:style-name="P23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5">Table of Contents</text:p>
          </text:index-title>
          <text:p text:style-name="P230"><text:a xlink:type="simple" xlink:href="#__RefHeading___Toc4515_4165958411" text:style-name="Index_20_Link" text:visited-style-name="Index_20_Link">Introduction<text:tab/>2</text:a></text:p>
          <text:p text:style-name="P230"><text:a xlink:type="simple" xlink:href="#__RefHeading___Toc4517_4165958411" text:style-name="Index_20_Link" text:visited-style-name="Index_20_Link">History<text:tab/>3</text:a></text:p>
          <text:p text:style-name="P230"><text:a xlink:type="simple" xlink:href="#__RefHeading___Toc4519_4165958411" text:style-name="Index_20_Link" text:visited-style-name="Index_20_Link">BRBON<text:tab/>6</text:a></text:p>
          <text:p text:style-name="P230"><text:a xlink:type="simple" xlink:href="#__RefHeading___Toc4521_4165958411" text:style-name="Index_20_Link" text:visited-style-name="Index_20_Link">Block<text:tab/>7</text:a></text:p>
          <text:p text:style-name="P231"><text:a xlink:type="simple" xlink:href="#__RefHeading___Toc4527_4165958411" text:style-name="Index_20_Link" text:visited-style-name="Index_20_Link">Block Header<text:tab/>7</text:a></text:p>
          <text:p text:style-name="P232"><text:a xlink:type="simple" xlink:href="#__RefHeading___Toc4529_4165958411" text:style-name="Index_20_Link" text:visited-style-name="Index_20_Link">Block Synchronization Bytes<text:tab/>8</text:a></text:p>
          <text:p text:style-name="P232"><text:a xlink:type="simple" xlink:href="#__RefHeading___Toc4531_4165958411" text:style-name="Index_20_Link" text:visited-style-name="Index_20_Link">Block Type<text:tab/>9</text:a></text:p>
          <text:p text:style-name="P232"><text:a xlink:type="simple" xlink:href="#__RefHeading___Toc4533_4165958411" text:style-name="Index_20_Link" text:visited-style-name="Index_20_Link">Reserved<text:tab/>9</text:a></text:p>
          <text:p text:style-name="P232"><text:a xlink:type="simple" xlink:href="#__RefHeading___Toc4535_4165958411" text:style-name="Index_20_Link" text:visited-style-name="Index_20_Link">Block Byte Count<text:tab/>10</text:a></text:p>
          <text:p text:style-name="P232"><text:a xlink:type="simple" xlink:href="#__RefHeading___Toc4537_4165958411" text:style-name="Index_20_Link" text:visited-style-name="Index_20_Link">Block Header Byte Count<text:tab/>10</text:a></text:p>
          <text:p text:style-name="P232"><text:a xlink:type="simple" xlink:href="#__RefHeading___Toc4539_4165958411" text:style-name="Index_20_Link" text:visited-style-name="Index_20_Link">Block Encrypted Header Byte Count<text:tab/>10</text:a></text:p>
          <text:p text:style-name="P232"><text:a xlink:type="simple" xlink:href="#__RefHeading___Toc4541_4165958411" text:style-name="Index_20_Link" text:visited-style-name="Index_20_Link">Block ... CRC16<text:tab/>10</text:a></text:p>
          <text:p text:style-name="P232"><text:a xlink:type="simple" xlink:href="#__RefHeading___Toc4543_4165958411" text:style-name="Index_20_Link" text:visited-style-name="Index_20_Link">Block Origin<text:tab/>11</text:a></text:p>
          <text:p text:style-name="P232"><text:a xlink:type="simple" xlink:href="#__RefHeading___Toc4545_4165958411" text:style-name="Index_20_Link" text:visited-style-name="Index_20_Link">Block Identifier<text:tab/>11</text:a></text:p>
          <text:p text:style-name="P232"><text:a xlink:type="simple" xlink:href="#__RefHeading___Toc4547_4165958411" text:style-name="Index_20_Link" text:visited-style-name="Index_20_Link">Block Extension<text:tab/>11</text:a></text:p>
          <text:p text:style-name="P232"><text:a xlink:type="simple" xlink:href="#__RefHeading___Toc4549_4165958411" text:style-name="Index_20_Link" text:visited-style-name="Index_20_Link">Block Path Prefix<text:tab/>12</text:a></text:p>
          <text:p text:style-name="P232"><text:a xlink:type="simple" xlink:href="#__RefHeading___Toc4551_4165958411" text:style-name="Index_20_Link" text:visited-style-name="Index_20_Link">Block Target List<text:tab/>12</text:a></text:p>
          <text:p text:style-name="P232"><text:a xlink:type="simple" xlink:href="#__RefHeading___Toc4553_4165958411" text:style-name="Index_20_Link" text:visited-style-name="Index_20_Link">Block Public Key URL<text:tab/>13</text:a></text:p>
          <text:p text:style-name="P232"><text:a xlink:type="simple" xlink:href="#__RefHeading___Toc4555_4165958411" text:style-name="Index_20_Link" text:visited-style-name="Index_20_Link">Block Timestamps<text:tab/>13</text:a></text:p>
          <text:p text:style-name="P232"><text:a xlink:type="simple" xlink:href="#__RefHeading___Toc4557_4165958411" text:style-name="Index_20_Link" text:visited-style-name="Index_20_Link">Block Type Dependent Header<text:tab/>13</text:a></text:p>
          <text:p text:style-name="P232"><text:a xlink:type="simple" xlink:href="#__RefHeading___Toc4559_4165958411" text:style-name="Index_20_Link" text:visited-style-name="Index_20_Link">Block Header Field Storage<text:tab/>14</text:a></text:p>
          <text:p text:style-name="P232"><text:a xlink:type="simple" xlink:href="#__RefHeading___Toc4561_4165958411" text:style-name="Index_20_Link" text:visited-style-name="Index_20_Link">Block Header CRC-16<text:tab/>14</text:a></text:p>
          <text:p text:style-name="P231"><text:a xlink:type="simple" xlink:href="#__RefHeading___Toc4563_4165958411" text:style-name="Index_20_Link" text:visited-style-name="Index_20_Link">Unencrypted<text:tab/>14</text:a></text:p>
          <text:p text:style-name="P231"><text:a xlink:type="simple" xlink:href="#__RefHeading___Toc4565_4165958411" text:style-name="Index_20_Link" text:visited-style-name="Index_20_Link">Encrypted<text:tab/>14</text:a></text:p>
          <text:p text:style-name="P232"><text:a xlink:type="simple" xlink:href="#__RefHeading___Toc4567_4165958411" text:style-name="Index_20_Link" text:visited-style-name="Index_20_Link">Encrypted Header<text:tab/>14</text:a></text:p>
          <text:p text:style-name="P231"><text:a xlink:type="simple" xlink:href="#__RefHeading___Toc4569_4165958411" text:style-name="Index_20_Link" text:visited-style-name="Index_20_Link">Block Footer<text:tab/>14</text:a></text:p>
          <text:p text:style-name="P232"><text:a xlink:type="simple" xlink:href="#__RefHeading___Toc4571_4165958411" text:style-name="Index_20_Link" text:visited-style-name="Index_20_Link">Block Type 1<text:tab/>15</text:a></text:p>
          <text:p text:style-name="P230"><text:a xlink:type="simple" xlink:href="#__RefHeading___Toc4573_4165958411" text:style-name="Index_20_Link" text:visited-style-name="Index_20_Link">Item<text:tab/>16</text:a></text:p>
          <text:p text:style-name="P231"><text:a xlink:type="simple" xlink:href="#__RefHeading___Toc4575_4165958411" text:style-name="Index_20_Link" text:visited-style-name="Index_20_Link">Header<text:tab/>16</text:a></text:p>
          <text:p text:style-name="P232"><text:a xlink:type="simple" xlink:href="#__RefHeading___Toc4577_4165958411" text:style-name="Index_20_Link" text:visited-style-name="Index_20_Link">Item-Type<text:tab/>17</text:a></text:p>
          <text:p text:style-name="P231"><text:a xlink:type="simple" xlink:href="#__RefHeading___Toc4579_4165958411" text:style-name="Index_20_Link" text:visited-style-name="Index_20_Link">Name<text:tab/>18</text:a></text:p>
          <text:p text:style-name="P231"><text:a xlink:type="simple" xlink:href="#__RefHeading___Toc4581_4165958411" text:style-name="Index_20_Link" text:visited-style-name="Index_20_Link">Value<text:tab/>18</text:a></text:p>
          <text:p text:style-name="P231"><text:a xlink:type="simple" xlink:href="#__RefHeading___Toc4583_4165958411" text:style-name="Index_20_Link" text:visited-style-name="Index_20_Link">Filler<text:tab/>18</text:a></text:p>
          <text:p text:style-name="P230"><text:a xlink:type="simple" xlink:href="#__RefHeading___Toc4585_4165958411" text:style-name="Index_20_Link" text:visited-style-name="Index_20_Link">Types<text:tab/>18</text:a></text:p>
          <text:p text:style-name="P231"><text:a xlink:type="simple" xlink:href="#__RefHeading___Toc4587_4165958411" text:style-name="Index_20_Link" text:visited-style-name="Index_20_Link">Null<text:tab/>18</text:a></text:p>
          <text:p text:style-name="P231"><text:a xlink:type="simple" xlink:href="#__RefHeading___Toc4589_4165958411" text:style-name="Index_20_Link" text:visited-style-name="Index_20_Link">Bool<text:tab/>18</text:a></text:p>
          <text:p text:style-name="P231"><text:a xlink:type="simple" xlink:href="#__RefHeading___Toc4591_4165958411" text:style-name="Index_20_Link" text:visited-style-name="Index_20_Link">Int8<text:tab/>19</text:a></text:p>
          <text:p text:style-name="P231"><text:a xlink:type="simple" xlink:href="#__RefHeading___Toc4593_4165958411" text:style-name="Index_20_Link" text:visited-style-name="Index_20_Link">Int16<text:tab/>19</text:a></text:p>
          <text:p text:style-name="P231"><text:a xlink:type="simple" xlink:href="#__RefHeading___Toc4595_4165958411" text:style-name="Index_20_Link" text:visited-style-name="Index_20_Link">Int32<text:tab/>19</text:a></text:p>
          <text:p text:style-name="P231"><text:a xlink:type="simple" xlink:href="#__RefHeading___Toc4597_4165958411" text:style-name="Index_20_Link" text:visited-style-name="Index_20_Link">Int64<text:tab/>19</text:a></text:p>
          <text:p text:style-name="P231"><text:a xlink:type="simple" xlink:href="#__RefHeading___Toc4599_4165958411" text:style-name="Index_20_Link" text:visited-style-name="Index_20_Link">UInt8<text:tab/>19</text:a></text:p>
          <text:p text:style-name="P231"><text:a xlink:type="simple" xlink:href="#__RefHeading___Toc4601_4165958411" text:style-name="Index_20_Link" text:visited-style-name="Index_20_Link">UInt16<text:tab/>19</text:a></text:p>
          <text:p text:style-name="P231"><text:a xlink:type="simple" xlink:href="#__RefHeading___Toc4603_4165958411" text:style-name="Index_20_Link" text:visited-style-name="Index_20_Link">UInt32<text:tab/>19</text:a></text:p>
          <text:p text:style-name="P231"><text:a xlink:type="simple" xlink:href="#__RefHeading___Toc4605_4165958411" text:style-name="Index_20_Link" text:visited-style-name="Index_20_Link">UInt64<text:tab/>20</text:a></text:p>
          <text:p text:style-name="P231"><text:a xlink:type="simple" xlink:href="#__RefHeading___Toc4607_4165958411" text:style-name="Index_20_Link" text:visited-style-name="Index_20_Link">Float32<text:tab/>20</text:a></text:p>
          <text:p text:style-name="P231"><text:a xlink:type="simple" xlink:href="#__RefHeading___Toc4609_4165958411" text:style-name="Index_20_Link" text:visited-style-name="Index_20_Link">Float64<text:tab/>20</text:a></text:p>
          <text:p text:style-name="P231"><text:a xlink:type="simple" xlink:href="#__RefHeading___Toc4611_4165958411" text:style-name="Index_20_Link" text:visited-style-name="Index_20_Link">String<text:tab/>20</text:a></text:p>
          <text:p text:style-name="P231"><text:a xlink:type="simple" xlink:href="#__RefHeading___Toc4613_4165958411" text:style-name="Index_20_Link" text:visited-style-name="Index_20_Link">CRC String<text:tab/>20</text:a></text:p>
          <text:p text:style-name="P231"><text:a xlink:type="simple" xlink:href="#__RefHeading___Toc4615_4165958411" text:style-name="Index_20_Link" text:visited-style-name="Index_20_Link">Binary<text:tab/>21</text:a></text:p>
          <text:p text:style-name="P231"><text:a xlink:type="simple" xlink:href="#__RefHeading___Toc4617_4165958411" text:style-name="Index_20_Link" text:visited-style-name="Index_20_Link">CRC Binary<text:tab/>21</text:a></text:p>
          <text:p text:style-name="P231"><text:soft-page-break/><text:a xlink:type="simple" xlink:href="#__RefHeading___Toc4619_4165958411" text:style-name="Index_20_Link" text:visited-style-name="Index_20_Link">Array<text:tab/>21</text:a></text:p>
          <text:p text:style-name="P231"><text:a xlink:type="simple" xlink:href="#__RefHeading___Toc4621_4165958411" text:style-name="Index_20_Link" text:visited-style-name="Index_20_Link">Sequence<text:tab/>22</text:a></text:p>
          <text:p text:style-name="P231"><text:a xlink:type="simple" xlink:href="#__RefHeading___Toc4623_4165958411" text:style-name="Index_20_Link" text:visited-style-name="Index_20_Link">Dictionary<text:tab/>22</text:a></text:p>
          <text:p text:style-name="P231"><text:a xlink:type="simple" xlink:href="#__RefHeading___Toc4625_4165958411" text:style-name="Index_20_Link" text:visited-style-name="Index_20_Link">Table<text:tab/>22</text:a></text:p>
          <text:p text:style-name="P231"><text:a xlink:type="simple" xlink:href="#__RefHeading___Toc4627_4165958411" text:style-name="Index_20_Link" text:visited-style-name="Index_20_Link">UUID<text:tab/>24</text:a></text:p>
          <text:p text:style-name="P231"><text:a xlink:type="simple" xlink:href="#__RefHeading___Toc4629_4165958411" text:style-name="Index_20_Link" text:visited-style-name="Index_20_Link">Color<text:tab/>24</text:a></text:p>
          <text:p text:style-name="P231"><text:a xlink:type="simple" xlink:href="#__RefHeading___Toc4631_4165958411" text:style-name="Index_20_Link" text:visited-style-name="Index_20_Link">Font<text:tab/>25</text:a></text:p>
        </text:index-body>
      </text:table-of-content>
      <text:h text:style-name="P238" text:outline-level="1"/>
      <text:h text:style-name="P241" text:outline-level="1"><text:bookmark-start text:name="__RefHeading___Toc4519_4165958411"/>BRBON<text:bookmark-end text:name="__RefHeading___Toc4519_4165958411"/></text:h>
      <text:p text:style-name="P249"><text:span text:style-name="T103">All data in BRBON is stored as binary data. If the receiving system uses the same endianness as the sending system, data can be used directly without the need for parsing or conversion.</text:span></text:p>
      <text:p text:style-name="P249"><text:span text:style-name="T103">Typically </text:span><text:span text:style-name="T104">a</text:span><text:span text:style-name="T103"> BRBON API will provide byte-swapping where needed.</text:span></text:p>
      <text:p text:style-name="P251"><text:span text:style-name="T104">In the format, data is wrapped in a small containers called “Items”. There are items available for all primitive data types. Examples: Integer_8, Float_32, String, Binary, Dictionary, Array etc.</text:span></text:p>
      <text:p text:style-name="P250"><text:span text:style-name="T91">Like in JSON, the top level item will often be a container type, like an Array or Dictionary.</text:span></text:p>
      <text:p text:style-name="P250"><text:span text:style-name="T91">Most items will have a name or an index to facilitate storage and retrieval at a “path”. The path is a sequence of names and indices denoting an item. The only exception to this rule is the top level item with can be unnamed </text:span><text:span text:style-name="T105">and cannot have an index.</text:span></text:p>
      <text:p text:style-name="P252"><text:span text:style-name="T91">It depends on the API how the path elements are separated. In this document the slash (“/”) character is used.</text:span></text:p>
      <text:p text:style-name="P252"><text:span text:style-name="T91">Example: “Books/15/Title” for the 15</text:span><text:span text:style-name="T198">th</text:span><text:span text:style-name="T91"> title in a books collection.</text:span></text:p>
      <text:p text:style-name="P253"><text:span text:style-name="T105">An item contains all support data to manage the data (possibly other items) inside it. As such an overhead is associated with each stored data item. The minimum size for an item is 16 bytes, including the stored value itself. The maximum size depends on the size of the data stored inside it, but the </text:span><text:span text:style-name="T106">byte count</text:span><text:span text:style-name="T105"> specifier limits the total size of an item to 2^32 – 1 (</text:span><text:span text:style-name="T106">about</text:span><text:span text:style-name="T105"> 4 G</text:span><text:span text:style-name="T106">B</text:span><text:span text:style-name="T105">yte). </text:span><text:span text:style-name="T106">To store data larger than this the next higher level object “Block” is used.</text:span></text:p>
      <text:p text:style-name="P254"><text:span text:style-name="T91">Note that the BRBON format itself always aligns blocks and items on 8 byte boundaries. Where necessary empty bytes are inserted. This guarantees that data access is always aligned which improves speed.</text:span></text:p>
      <text:p text:style-name="P254"><text:span text:style-name="T91">BRBON v0.5 was implemented as a SWIFT API and is fully usable for storage/transfer between same endianness machines.</text:span></text:p>
      <text:p text:style-name="P255"><text:span text:style-name="T106">BRBON v0.6 improves on v0.5 by adding the block specification. Backwards compatibility was broken to v0.5 by changing the seed value for CRC-32 values (to allow for detection of missing leading zero’s).</text:span></text:p>
      <text:p text:style-name="P255"><text:span text:style-name="T106">The block specification adds the possibility for BRBON APIs to manage multiple blocks (containing each one or more top level items). Hence the path </text:span><text:span text:style-name="T107">information is no longer sufficient</text:span><text:span text:style-name="T109">. Blocks support this through a path-prefix construction. In addition further selection criteria may be used: block-</text:span><text:span text:style-name="T110">origin</text:span><text:span text:style-name="T109"> and block-identifier.</text:span></text:p>
      <text:p text:style-name="P256"><text:span text:style-name="T91">The block specification includes the endianness specification and thus allows exchange of blocks between different endianness machines.</text:span></text:p>
      <text:p text:style-name="P257"><text:span text:style-name="T107">Blocks wrap Item(s) and thus add to the overhead. The theoretical minimum block size is 72 bytes, though more often a minimum of 80 bytes will be needed. However this overhead is only incurred once per “file”.</text:span></text:p>
      <text:p text:style-name="P257"><text:span text:style-name="T107">Like Items, the maximum Block size is limited to about 4 Gbytes. Larger data structures are planned to be supported through special item types (to be introduced </text:span><text:span text:style-name="T108">later</text:span><text:span text:style-name="T107">) that </text:span><text:span text:style-name="T108">cross block boundaries</text:span><text:span text:style-name="T107">.</text:span></text:p>
      <text:h text:style-name="P240" text:outline-level="1"><text:bookmark-start text:name="__RefHeading___Toc4521_4165958411"/>Block<text:bookmark-end text:name="__RefHeading___Toc4521_4165958411"/></text:h>
      <text:p text:style-name="P258"><text:span text:style-name="T79">The purpose of a block header is </text:span><text:span text:style-name="T80">storage and retrieval as well as the </text:span><text:span text:style-name="T81">support</text:span><text:span text:style-name="T80"> of data structures larger than 2^32 bytes </text:span><text:span text:style-name="T82">and </text:span><text:span text:style-name="T17">to </text:span><text:span text:style-name="T82">allow for</text:span><text:span text:style-name="T83"> streaming data.</text:span></text:p>
      <text:p text:style-name="P111">Optionally the block header as well as the data in the block may be encrypted to facilitate proof of authenticity.</text:p>
      <text:p text:style-name="P112"><text:span text:style-name="T183">S</text:span>everal APIs can be constructed on top of the block specification at different levels of complexity:</text:p>
      <text:p text:style-name="P117"><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120"><text:span text:style-name="T14">At </text:span><text:span text:style-name="T40">a</text:span><text:span text:style-name="T14"> higher level an API may be able to open several files at once and needs a way to distinguish between files. For this case the block-header supports a</text:span><text:span text:style-name="T38"> p</text:span><text:span text:style-name="T14">ath </text:span><text:span text:style-name="T38">prefix</text:span><text:span text:style-name="T14"> that is prepend </text:span><text:span text:style-name="T39">to </text:span><text:span text:style-name="T14">all item paths in the block. This </text:span><text:span text:style-name="T38">prefix</text:span><text:span text:style-name="T14"> also consists of strings and indices and uses a notation as in this example: “games/14”. The slash is used as separator. (Note: Using the filename as a </text:span><text:span text:style-name="T38">prefix</text:span><text:span text:style-name="T14"> was considered but rejected as the end-user can change file names at will.)</text:span></text:p>
      <text:p text:style-name="P259"><text:span text:style-name="T15">To guarantee authenticity encryption is used. A block-</text:span><text:span text:style-name="T16">header</text:span><text:span text:style-name="T15"> can specify the location </text:span><text:span text:style-name="T84">(URL)</text:span><text:span text:style-name="T15">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span text:style-name="T85"> </text:span></text:p>
      <text:p text:style-name="P119"><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269"><text:span text:style-name="T26">A block can use either big endian or little endian coding. To distinguish between these the 4</text:span><text:span text:style-name="T197">th</text:span><text:span text:style-name="T26"> synchronization byte is different.</text:span></text:p>
      <text:p text:style-name="P165"><text:span text:style-name="T111">A </text:span><text:span text:style-name="T150">Block</text:span><text:span text:style-name="T112"> is defined as follows:</text:span></text:p>
      <text:p text:style-name="P115">Block =</text:p>
      <text:p text:style-name="P114"><text:span text:style-name="T125"><text:tab/></text:span><text:span text:style-name="T126">B</text:span><text:span text:style-name="T125">lock_Header</text:span></text:p>
      <text:p text:style-name="P114"><text:span text:style-name="T125"><text:tab/></text:span><text:span text:style-name="T126">[</text:span><text:span text:style-name="T125">,</text:span><text:span text:style-name="T126">Unencrypted] | [,Encrypted]</text:span></text:p>
      <text:p text:style-name="P114"><text:span text:style-name="T126"><text:tab/></text:span><text:span text:style-name="T125">[,Block_Footer]</text:span></text:p>
      <text:p text:style-name="P118"><text:span text:style-name="T11">A </text:span><text:span text:style-name="T17">block is defined as a block-header followed by either unencrypted content or encrypted content and can be followed by a block-footer.</text:span></text:p>
      <text:p text:style-name="P113"><text:span text:style-name="T11">Of these only the </text:span><text:span text:style-name="T149">Block_Header</text:span><text:span text:style-name="T11"> is mandatory. </text:span><text:span text:style-name="T12">Whether or not a footer is present depends on the block type</text:span><text:span text:style-name="T11">.</text:span></text:p>
      <text:h text:style-name="Heading_20_2" text:outline-level="2"><text:bookmark-start text:name="__RefHeading___Toc4527_4165958411"/><text:span text:style-name="T182">B</text:span>lock Header<text:bookmark-end text:name="__RefHeading___Toc4527_4165958411"/></text:h>
      <text:p text:style-name="P110"><text:span text:style-name="T240">A</text:span> <text:span text:style-name="T113">Block_Header</text:span> is defined as follows:</text:p>
      <text:p text:style-name="P18">Block_Header =</text:p>
      <text:p text:style-name="P18"/>
      <text:p text:style-name="P31"><text:soft-page-break/><text:span text:style-name="T119"><text:tab/></text:span><text:span text:style-name="T135">Block_</text:span><text:span text:style-name="T145">Synchronization</text:span><text:span text:style-name="T135">_</text:span><text:span text:style-name="T146">Byte_1</text:span><text:span text:style-name="T135">,<text:tab/><text:tab/><text:tab/>(* </text:span><text:span text:style-name="T143">at 0x00,</text:span><text:span text:style-name="T135"> </text:span><text:span text:style-name="T146">1</text:span><text:span text:style-name="T135"> Byte *)</text:span></text:p>
      <text:p text:style-name="P204"><text:span text:style-name="T176"><text:tab/>B</text:span><text:span text:style-name="T174">lock_</text:span><text:span text:style-name="T269">Synchronization</text:span><text:span text:style-name="T174">_</text:span><text:span text:style-name="T176">Byte_2</text:span><text:span text:style-name="T174">,<text:tab/><text:tab/><text:tab/>(* </text:span><text:span text:style-name="T228">at 0x01, </text:span><text:span text:style-name="T176">1</text:span><text:span text:style-name="T174"> Byte *)</text:span></text:p>
      <text:p text:style-name="P204"><text:span text:style-name="T174"><text:tab/>Block_</text:span><text:span text:style-name="T269">Synchronization</text:span><text:span text:style-name="T174">_</text:span><text:span text:style-name="T176">Byte_3</text:span><text:span text:style-name="T174">,<text:tab/><text:tab/><text:tab/>(* </text:span><text:span text:style-name="T228">at 0x02, </text:span><text:span text:style-name="T176">1</text:span><text:span text:style-name="T174"> Byte *)</text:span></text:p>
      <text:p text:style-name="P206"><text:span text:style-name="T156"><text:tab/></text:span><text:span text:style-name="T154">Block_</text:span><text:span text:style-name="T161">Synchronization</text:span><text:span text:style-name="T154">_</text:span><text:span text:style-name="T155">Byte_</text:span><text:span text:style-name="T157">4</text:span><text:span text:style-name="T154">,<text:tab/><text:tab/><text:tab/>(* </text:span><text:span text:style-name="T160">at 0x03, </text:span><text:span text:style-name="T155">1</text:span><text:span text:style-name="T154"> Byte *)</text:span></text:p>
      <text:p text:style-name="P33"><text:span text:style-name="T135"><text:tab/></text:span><text:span text:style-name="T134">B</text:span><text:span text:style-name="T119">lock_Type,<text:tab/><text:tab/><text:tab/><text:tab/><text:tab/><text:tab/>(* </text:span><text:span text:style-name="T143">at 0x04, </text:span><text:span text:style-name="T136">2</text:span><text:span text:style-name="T119"> Byte</text:span><text:span text:style-name="T136">s</text:span><text:span text:style-name="T119"> *) </text:span></text:p>
      <text:p text:style-name="P32"><text:span text:style-name="T128"><text:tab/></text:span><text:span text:style-name="T137">Reserved_1,<text:tab/><text:tab/><text:tab/><text:tab/><text:tab/><text:tab/>(* </text:span><text:span text:style-name="T143">at 0x06, </text:span><text:span text:style-name="T137">2 Bytes *)</text:span></text:p>
      <text:p text:style-name="P23"/>
      <text:p text:style-name="P24"><text:tab/>Block_Byte_Count,<text:tab/><text:tab/><text:tab/><text:tab/><text:tab/>(*<text:span text:style-name="T174"> </text:span><text:span text:style-name="T228">at 0x08,</text:span> 4 Bytes *)</text:p>
      <text:p text:style-name="P35"><text:span text:style-name="T156"><text:tab/></text:span><text:span text:style-name="T119">Block_</text:span><text:span text:style-name="T130">Header_</text:span><text:span text:style-name="T129">Byte_Count</text:span><text:span text:style-name="T119">,<text:tab/><text:tab/><text:tab/><text:tab/></text:span><text:span text:style-name="T128">(*</text:span><text:span text:style-name="T135"> </text:span><text:span text:style-name="T143">at 0x0C,</text:span><text:span text:style-name="T128"> 2 Bytes *)</text:span></text:p>
      <text:p text:style-name="P25"><text:tab/>Block_Encrypted_Header_Byte_Count,<text:tab/><text:tab/>(*<text:span text:style-name="T174"> </text:span><text:span text:style-name="T228">at 0x0E,</text:span> 2 Bytes *)<text:tab/></text:p>
      <text:p text:style-name="P18"/>
      <text:p text:style-name="P35"><text:span text:style-name="T119"><text:tab/></text:span><text:span text:style-name="T142">Block_</text:span><text:span text:style-name="T144">Origin</text:span><text:span text:style-name="T142">_CRC16,<text:tab/><text:tab/><text:tab/><text:tab/><text:tab/>(*</text:span><text:span text:style-name="T135"> </text:span><text:span text:style-name="T143">at 0x10,</text:span><text:span text:style-name="T142"> 2 Bytes *)</text:span></text:p>
      <text:p text:style-name="P20"><text:tab/><text:span text:style-name="T224">Block_Identifier_CRC16,<text:tab/><text:tab/><text:tab/><text:tab/>(*</text:span><text:span text:style-name="T174"> </text:span><text:span text:style-name="T228">at 0x12,</text:span><text:span text:style-name="T224"> 2 Bytes *)</text:span></text:p>
      <text:p text:style-name="P20"><text:tab/><text:span text:style-name="T224">Block_Extension_CRC16,<text:tab/><text:tab/><text:tab/><text:tab/>(*</text:span><text:span text:style-name="T174"> </text:span><text:span text:style-name="T228">at 0x14,</text:span><text:span text:style-name="T224"> 2 Bytes *)</text:span></text:p>
      <text:p text:style-name="P28"><text:tab/>Block_Path_Prefix_CRC16,<text:tab/><text:tab/><text:tab/><text:tab/>(*<text:span text:style-name="T174"> </text:span><text:span text:style-name="T228">at 0x16,</text:span> 2 Bytes *)</text:p>
      <text:p text:style-name="P27"/>
      <text:p text:style-name="P35"><text:span text:style-name="T131"><text:tab/></text:span><text:span text:style-name="T120">Block_</text:span><text:span text:style-name="T144">Origin</text:span><text:span text:style-name="T120">_Byte_Count,<text:tab/><text:tab/><text:tab/><text:tab/>(*</text:span><text:span text:style-name="T135"> </text:span><text:span text:style-name="T143">at 0x18,</text:span><text:span text:style-name="T120"> </text:span><text:span text:style-name="T143">1</text:span><text:span text:style-name="T120"> Byte *)</text:span></text:p>
      <text:p text:style-name="P35"><text:span text:style-name="T120"><text:tab/></text:span><text:span text:style-name="T143">Block_Identifier_Byte_Count,<text:tab/><text:tab/><text:tab/>(*</text:span><text:span text:style-name="T135"> </text:span><text:span text:style-name="T143">at 0x19, 1 Byte *)</text:span></text:p>
      <text:p text:style-name="P35"><text:span text:style-name="T143"><text:tab/>Block_Extension_Byte_Count,<text:tab/><text:tab/><text:tab/>(*</text:span><text:span text:style-name="T135"> </text:span><text:span text:style-name="T143">at 0x1A, 1 Byte *)</text:span></text:p>
      <text:p text:style-name="P35"><text:span text:style-name="T143"><text:tab/>Block_Path_Prefix_Byte_Count,<text:tab/><text:tab/><text:tab/>(*</text:span><text:span text:style-name="T135"> </text:span><text:span text:style-name="T143">at 0x1B, 1 Byte *)</text:span></text:p>
      <text:p text:style-name="P20"><text:tab/><text:span text:style-name="T225">Block_</text:span><text:span text:style-name="T231">Origin</text:span><text:span text:style-name="T225">_Offset,<text:tab/><text:tab/><text:tab/><text:tab/><text:tab/>(*</text:span><text:span text:style-name="T174"> </text:span><text:span text:style-name="T228">at 0x1C,</text:span><text:span text:style-name="T225"> 2 Bytes *</text:span><text:span text:style-name="T226">)</text:span></text:p>
      <text:p text:style-name="P20"><text:tab/><text:span text:style-name="T224">Block_Identifier_Offset,<text:tab/><text:tab/><text:tab/><text:tab/>(*</text:span><text:span text:style-name="T174"> </text:span><text:span text:style-name="T228">at 0x1E,</text:span><text:span text:style-name="T224"> 2 Bytes *)</text:span></text:p>
      <text:p text:style-name="P19"/>
      <text:p text:style-name="P35"><text:span text:style-name="T119"><text:tab/></text:span><text:span text:style-name="T142">Block_Extension_</text:span><text:span text:style-name="T143">Offset</text:span><text:span text:style-name="T142">,<text:tab/><text:tab/><text:tab/><text:tab/>(*</text:span><text:span text:style-name="T135"> </text:span><text:span text:style-name="T143">at 0x20,</text:span><text:span text:style-name="T142"> </text:span><text:span text:style-name="T143">2</text:span><text:span text:style-name="T142"> Byte</text:span><text:span text:style-name="T143">s</text:span><text:span text:style-name="T142"> *)</text:span></text:p>
      <text:p text:style-name="P35"><text:span text:style-name="T127"><text:tab/>Block_Path_</text:span><text:span text:style-name="T138">Prefix</text:span><text:span text:style-name="T127">_Offset,<text:tab/><text:tab/><text:tab/><text:tab/>(*</text:span><text:span text:style-name="T135"> </text:span><text:span text:style-name="T143">at 0x22,</text:span><text:span text:style-name="T127"> 2 Bytes *)</text:span></text:p>
      <text:p text:style-name="P35"><text:span text:style-name="T127"><text:tab/></text:span><text:span text:style-name="T142">Reserved_</text:span><text:span text:style-name="T143">2</text:span><text:span text:style-name="T142">,<text:tab/><text:tab/><text:tab/><text:tab/><text:tab/><text:tab/>(*</text:span><text:span text:style-name="T135"> </text:span><text:span text:style-name="T143">at 0x24,</text:span><text:span text:style-name="T142"> 4 Bytes *)</text:span></text:p>
      <text:p text:style-name="P203"/>
      <text:p text:style-name="P29"><text:tab/>Block_Target_List_Byte_Count,<text:tab/><text:tab/><text:tab/>(*<text:span text:style-name="T174"> </text:span><text:span text:style-name="T228">at 0x28,</text:span> 2 Bytes *)</text:p>
      <text:p text:style-name="P34"><text:span text:style-name="T114"><text:tab/>Block_Target_List_Offset,<text:tab/><text:tab/><text:tab/><text:tab/></text:span><text:span text:style-name="T133">(*</text:span><text:span text:style-name="T135"> </text:span><text:span text:style-name="T143">at 0x2A,</text:span><text:span text:style-name="T133"> 2 Bytes *)</text:span></text:p>
      <text:p text:style-name="P35"><text:span text:style-name="T121"><text:tab/></text:span><text:span text:style-name="T122">Block_Public_Key_</text:span><text:span text:style-name="T139">URL</text:span><text:span text:style-name="T122">_Byte_Count,<text:tab/><text:tab/><text:tab/>(*</text:span><text:span text:style-name="T135"> </text:span><text:span text:style-name="T143">at 0x2C,</text:span><text:span text:style-name="T122"> 2 Bytes *)</text:span></text:p>
      <text:p text:style-name="P35"><text:span text:style-name="T122"><text:tab/>Block_P</text:span><text:span text:style-name="T132">ublic</text:span><text:span text:style-name="T122">_Key_</text:span><text:span text:style-name="T139">URL</text:span><text:span text:style-name="T122">_Offset,<text:tab/><text:tab/><text:tab/>(*</text:span><text:span text:style-name="T135"> </text:span><text:span text:style-name="T143">at 0x2E,</text:span><text:span text:style-name="T122"> 2 Bytes *)</text:span></text:p>
      <text:p text:style-name="P26"/>
      <text:p text:style-name="P35"><text:span text:style-name="T121"><text:tab/></text:span><text:span text:style-name="T122">Block_Creation_Timestamp,<text:tab/><text:tab/><text:tab/><text:tab/>(*</text:span><text:span text:style-name="T135"> </text:span><text:span text:style-name="T143">at 0x30,</text:span><text:span text:style-name="T122"> </text:span><text:span text:style-name="T128">8</text:span><text:span text:style-name="T122"> Bytes *)</text:span></text:p>
      <text:p text:style-name="P35"><text:span text:style-name="T122"><text:tab/>Block_Modification_Timestamp,<text:tab/><text:tab/><text:tab/>(*</text:span><text:span text:style-name="T135"> </text:span><text:span text:style-name="T143">at 0x38,</text:span><text:span text:style-name="T122"> </text:span><text:span text:style-name="T128">8</text:span><text:span text:style-name="T122"> Bytes *)</text:span></text:p>
      <text:p text:style-name="P35"><text:span text:style-name="T127"><text:tab/>Block_</text:span><text:span text:style-name="T141">Expiry_Timestamp</text:span><text:span text:style-name="T127">,<text:tab/><text:tab/><text:tab/><text:tab/>(*</text:span><text:span text:style-name="T135"> </text:span><text:span text:style-name="T143">at 0x40,</text:span><text:span text:style-name="T127"> </text:span><text:span text:style-name="T140">8</text:span><text:span text:style-name="T127"> bytes *)</text:span></text:p>
      <text:p text:style-name="P22"/>
      <text:p text:style-name="P15"><text:span text:style-name="T156"><text:tab/></text:span><text:span text:style-name="T158">Block_</text:span><text:span text:style-name="T157">Type_Dependent_</text:span><text:span text:style-name="T159">Header</text:span><text:span text:style-name="T157">,<text:tab/><text:tab/><text:tab/>(* N*8 Bytes *)</text:span></text:p>
      <text:p text:style-name="P21"/>
      <text:p text:style-name="P207"><text:span text:style-name="T123"><text:tab/></text:span><text:span text:style-name="T140">Block_</text:span><text:span text:style-name="T141">Header_</text:span><text:span text:style-name="T272">Field</text:span><text:span text:style-name="T141">_Storage</text:span><text:span text:style-name="T147">,<text:tab/><text:tab/><text:tab/>(* </text:span><text:span text:style-name="T148">M</text:span><text:span text:style-name="T147">*8 Bytes *)</text:span></text:p>
      <text:p text:style-name="P21"/>
      <text:p text:style-name="P31"><text:span text:style-name="T123"><text:tab/></text:span><text:span text:style-name="T134">Reserved_</text:span><text:span text:style-name="T143">3</text:span><text:span text:style-name="T123">,<text:tab/><text:tab/><text:tab/><text:tab/><text:tab/><text:tab/>(* </text:span><text:span text:style-name="T143">at BBC-</text:span><text:span text:style-name="T145">7</text:span><text:span text:style-name="T143">, </text:span><text:span text:style-name="T124">6</text:span><text:span text:style-name="T123"> Bytes *)</text:span></text:p>
      <text:p text:style-name="P18"><text:span text:style-name="T174"><text:tab/>Block_</text:span><text:span text:style-name="T175">Header_</text:span><text:span text:style-name="T174">CRC_16,<text:tab/><text:tab/><text:tab/><text:tab/><text:tab/>(* </text:span><text:span text:style-name="T228">at BBC-</text:span><text:span text:style-name="T269">1</text:span><text:span text:style-name="T228">, </text:span><text:span text:style-name="T175">2 Bytes *)</text:span></text:p>
      <text:p text:style-name="P18"/>
      <text:h text:style-name="Heading_20_3" text:outline-level="3"><text:bookmark-start text:name="__RefHeading___Toc4529_4165958411"/><text:span text:style-name="T174">Block </text:span><text:span text:style-name="T235">Synchronization</text:span><text:span text:style-name="T174"> </text:span><text:span text:style-name="T176">Byte</text:span><text:span text:style-name="T194">s</text:span><text:bookmark-end text:name="__RefHeading___Toc4529_4165958411"/></text:h>
      <text:p text:style-name="P121"><text:span text:style-name="T54">T</text:span><text:span text:style-name="T1">he first of a series of bytes that </text:span><text:span text:style-name="T55">allow identification of the </text:span><text:span text:style-name="T24">possible </text:span><text:span text:style-name="T55">start of a block header in a random stream of data.</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69">Name</text:p>
          </table:table-cell>
          <table:table-cell table:style-name="Table17.A1" office:value-type="string">
            <text:p text:style-name="P170">Type</text:p>
          </table:table-cell>
          <table:table-cell table:style-name="Table17.C1" office:value-type="string">
            <text:p text:style-name="P201">Value</text:p>
          </table:table-cell>
        </table:table-row>
        <table:table-row table:style-name="TableLine94286856441680">
          <table:table-cell table:style-name="Table17.A2" office:value-type="string">
            <text:p text:style-name="P217"><text:span text:style-name="T36">Block_</text:span><text:span text:style-name="T37">Synchronization_</text:span><text:span text:style-name="T36">Byte_</text:span><text:span text:style-name="T27">1</text:span></text:p>
          </table:table-cell>
          <table:table-cell table:style-name="Table17.B2" office:value-type="string">
            <text:p text:style-name="P77">Uint 8</text:p>
          </table:table-cell>
          <table:table-cell table:style-name="Table17.C2" office:value-type="string">
            <text:p text:style-name="P99"><text:span text:style-name="T27">0x</text:span><text:span text:style-name="T26">96</text:span></text:p>
          </table:table-cell>
        </table:table-row>
        <table:table-row table:style-name="TableLine94286856460128">
          <table:table-cell table:style-name="Table17.A3" office:value-type="string">
            <text:p text:style-name="P209"><text:span text:style-name="T194">Block_</text:span><text:span text:style-name="T202">Synchronization_</text:span><text:span text:style-name="T194">Byt</text:span><text:span text:style-name="T276">e_</text:span>2</text:p>
          </table:table-cell>
          <table:table-cell table:style-name="Table17.B3" office:value-type="string">
            <text:p text:style-name="P77">Uint 8</text:p>
          </table:table-cell>
          <table:table-cell table:style-name="Table17.C3" office:value-type="string">
            <text:p text:style-name="P99"><text:span text:style-name="T27">0x</text:span><text:span text:style-name="T26">7F</text:span></text:p>
          </table:table-cell>
        </table:table-row>
        <text:soft-page-break/>
        <table:table-row table:style-name="TableLine94286856471840">
          <table:table-cell table:style-name="Table17.A4" office:value-type="string">
            <text:p text:style-name="P209"><text:span text:style-name="T194">Block_</text:span><text:span text:style-name="T202">Synchronization_</text:span><text:span text:style-name="T194">Byte_</text:span>3</text:p>
          </table:table-cell>
          <table:table-cell table:style-name="Table17.B4" office:value-type="string">
            <text:p text:style-name="P77">Uint 8</text:p>
          </table:table-cell>
          <table:table-cell table:style-name="Table17.C4" office:value-type="string">
            <text:p text:style-name="P78">0x81</text:p>
          </table:table-cell>
        </table:table-row>
        <table:table-row table:style-name="TableLine94286856488912">
          <table:table-cell table:style-name="Table17.A5" office:value-type="string">
            <text:p text:style-name="P209"><text:span text:style-name="T194">Block_</text:span><text:span text:style-name="T202">Synchronization_</text:span><text:span text:style-name="T194">Byte_</text:span>4</text:p>
          </table:table-cell>
          <table:table-cell table:style-name="Table17.B5" office:value-type="string">
            <text:p text:style-name="P77">Uint 8</text:p>
          </table:table-cell>
          <table:table-cell table:style-name="Table17.C5" office:value-type="string">
            <text:p text:style-name="P99"><text:span text:style-name="T27">0x5A </text:span><text:span text:style-name="T26">= </text:span><text:span text:style-name="T28">Little</text:span><text:span text:style-name="T26"> endian</text:span></text:p>
            <text:p text:style-name="P100"><text:span text:style-name="T26">0xA5 = </text:span><text:span text:style-name="T28">Big</text:span><text:span text:style-name="T26"> endian</text:span></text:p>
          </table:table-cell>
        </table:table-row>
      </table:table>
      <text:p text:style-name="P260"><text:span text:style-name="T241">The sequence of the block </text:span><text:span text:style-name="T242">synchronization bytes</text:span><text:span text:style-name="T241"> is fixed and independent of the endianness of the block. </text:span><text:span text:style-name="T243">T</text:span><text:span text:style-name="T244">he last synchronization byte determines the endianness of multi-byte values used in the block (header, content and footer)</text:span></text:p>
      <text:p text:style-name="P127">A block is identified in two steps:</text:p>
      <text:p text:style-name="P128">First the block <text:span text:style-name="T202">synchronization bytes</text:span> must appear in the correct order.</text:p>
      <text:p text:style-name="P261"><text:span text:style-name="T245">Secondly the block-header-byte-count will be read and a </text:span><text:span text:style-name="T264">CRC</text:span><text:span text:style-name="T246">-1</text:span><text:span text:style-name="T245">6 </text:span><text:span text:style-name="T246">will be calculated over the entire block header excluding the </text:span><text:span text:style-name="T145">Block_Header_CRC_16</text:span><text:span text:style-name="T246">. (Using the reverse polynomial 0x8005 (= 0xA001 reversed) and 0 as the start seed).</text:span></text:p>
      <text:p text:style-name="P245"><text:span text:style-name="T50">If the calculated </text:span><text:span text:style-name="T88">CRC</text:span><text:span text:style-name="T50">-16 is not equal to the </text:span><text:span text:style-name="T145">Block_Header_CRC_16</text:span><text:span text:style-name="T50"> then the block </text:span><text:span text:style-name="T37">synchronization bytes</text:span><text:span text:style-name="T50"> do not indicate the start of a block header. </text:span><text:span text:style-name="T37">S</text:span><text:span text:style-name="T56">canning for block </text:span><text:span text:style-name="T37">synchronization bytes</text:span><text:span text:style-name="T56"> should continue at the first byte after the </text:span><text:span text:style-name="T57">evaluated</text:span><text:span text:style-name="T56"> block start markers. If the byte sequence reader is synchronized (as will often be the case for files that contain only a single block) then the failure to verify a block start is an error.</text:span></text:p>
      <text:p text:style-name="P146"><text:span text:style-name="T56">T</text:span><text:span text:style-name="T58">he above process may be preempted if the block header byte count is smaller than the minimum block header count of </text:span><text:span text:style-name="T77">72</text:span><text:span text:style-name="T58"> bytes.</text:span></text:p>
      <text:p text:style-name="P129">The maximum header count is 2^16 – 1 = 65,535 bytes (64 K<text:span text:style-name="T277">B</text:span>yte).</text:p>
      <text:h text:style-name="Heading_20_3" text:outline-level="3"><text:bookmark-start text:name="__RefHeading___Toc4531_4165958411"/>Block Type<text:bookmark-end text:name="__RefHeading___Toc4531_4165958411"/></text:h>
      <text:p text:style-name="P139">The type of content contained in this bloc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86">Name</text:p>
          </table:table-cell>
          <table:table-cell table:style-name="Table20.A1" office:value-type="string">
            <text:p text:style-name="P171">Type</text:p>
          </table:table-cell>
          <table:table-cell table:style-name="Table20.C1" office:value-type="string">
            <text:p text:style-name="P171">Valid <text:span text:style-name="T189">R</text:span>ange</text:p>
          </table:table-cell>
        </table:table-row>
        <table:table-row table:style-name="TableLine94286856496128">
          <table:table-cell table:style-name="Table20.A2" office:value-type="string">
            <text:p text:style-name="P216">Block_Type</text:p>
          </table:table-cell>
          <table:table-cell table:style-name="Table20.A2" office:value-type="string">
            <text:p text:style-name="P101"><text:span text:style-name="T92">Uint </text:span><text:span text:style-name="T98">16</text:span></text:p>
          </table:table-cell>
          <table:table-cell table:style-name="Table20.C2" office:value-type="string">
            <text:p text:style-name="P92">See table below</text:p>
          </table:table-cell>
        </table:table-row>
      </table:table>
      <text:p text:style-name="P140">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1">Type</text:p>
          </table:table-cell>
          <table:table-cell table:style-name="Table18.A1" office:value-type="string">
            <text:p text:style-name="P186">Purpose</text:p>
          </table:table-cell>
          <table:table-cell table:style-name="Table18.A1" office:value-type="string">
            <text:p text:style-name="P171">Uses <text:span text:style-name="T187">Block Byte Count</text:span></text:p>
          </table:table-cell>
          <table:table-cell table:style-name="Table18.D1" office:value-type="string">
            <text:p text:style-name="P202">Uses Footer</text:p>
          </table:table-cell>
        </table:table-row>
        <table:table-row table:style-name="TableLine94286856518400">
          <table:table-cell table:style-name="Table18.A2" office:value-type="string">
            <text:p text:style-name="P95">1</text:p>
          </table:table-cell>
          <table:table-cell table:style-name="Table18.A2" office:value-type="string">
            <text:p text:style-name="P109"><text:span text:style-name="T98">Data storage with </text:span><text:span text:style-name="T99">a single top level item.</text:span></text:p>
          </table:table-cell>
          <table:table-cell table:style-name="Table18.A2" office:value-type="string">
            <text:p text:style-name="P95">Yes.</text:p>
          </table:table-cell>
          <table:table-cell table:style-name="Table18.D2" office:value-type="string">
            <text:p text:style-name="P96">Yes</text:p>
          </table:table-cell>
        </table:table-row>
      </table:table>
      <text:p text:style-name="P139">No other block types are defined at this time.</text:p>
      <text:p text:style-name="P147"><text:span text:style-name="T92">If this table specifies ‘Yes’ for either Uses_Block_Byte_Count or Uses_Footer, then these values MUST be used and present. Absence would violate the block </text:span><text:span text:style-name="T98">usability</text:span><text:span text:style-name="T92"> and should lead to rejection of the block.</text:span></text:p>
      <text:p text:style-name="P140">If this table specifies ‘Optional’ for either Uses_Block_Byte_Count or Uses_Footer, then these values may be used and present. Other conditions may apply as specified for the block type.</text:p>
      <text:h text:style-name="Heading_20_3" text:outline-level="3"><text:bookmark-start text:name="__RefHeading___Toc4533_4165958411"/>Reserved<text:bookmark-end text:name="__RefHeading___Toc4533_4165958411"/></text:h>
      <text:p text:style-name="P130">Currently not used, test for zero and reject block usage if non zero to ensure upward compatibility.</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90">Name</text:p>
          </table:table-cell>
          <table:table-cell table:style-name="Table21.B1" office:value-type="string">
            <text:p text:style-name="P175">Type</text:p>
          </table:table-cell>
          <table:table-cell table:style-name="Table21.C1" office:value-type="string">
            <text:p text:style-name="P175">Val<text:span text:style-name="T206">u</text:span>e</text:p>
          </table:table-cell>
        </table:table-row>
        <table:table-row table:style-name="TableLine94286856542464">
          <table:table-cell table:style-name="Table21.A2" office:value-type="string">
            <text:p text:style-name="P208">Reserved_1</text:p>
          </table:table-cell>
          <table:table-cell table:style-name="Table21.B2" office:value-type="string">
            <text:p text:style-name="P102"><text:span text:style-name="T1">Uint </text:span><text:span text:style-name="T33">16</text:span></text:p>
          </table:table-cell>
          <table:table-cell table:style-name="Table21.C2" office:value-type="string">
            <text:p text:style-name="P79"><text:span text:style-name="T190">0</text:span>x00<text:span text:style-name="T206">00</text:span></text:p>
          </table:table-cell>
        </table:table-row>
        <table:table-row table:style-name="TableLine94286856544272">
          <table:table-cell table:style-name="Table21.A3" office:value-type="string">
            <text:p text:style-name="P208">Reserved_<text:span text:style-name="T229">2</text:span></text:p>
          </table:table-cell>
          <table:table-cell table:style-name="Table21.B3" office:value-type="string">
            <text:p text:style-name="P102"><text:span text:style-name="T1">Uint </text:span><text:span text:style-name="T46">32</text:span></text:p>
          </table:table-cell>
          <table:table-cell table:style-name="Table21.C3" office:value-type="string">
            <text:p text:style-name="P79"><text:span text:style-name="T190">0</text:span>x00<text:span text:style-name="T206">00_</text:span><text:span text:style-name="T229">0000</text:span></text:p>
          </table:table-cell>
        </table:table-row>
        <table:table-row table:style-name="TableLine94286856546384">
          <table:table-cell table:style-name="Table21.A4" office:value-type="string">
            <text:p text:style-name="P208">Reserved_<text:span text:style-name="T229">3</text:span></text:p>
          </table:table-cell>
          <table:table-cell table:style-name="Table21.B4" office:value-type="string">
            <text:p text:style-name="P102"><text:span text:style-name="T1">Uint </text:span><text:span text:style-name="T46">48</text:span></text:p>
          </table:table-cell>
          <table:table-cell table:style-name="Table21.C4" office:value-type="string">
            <text:p text:style-name="P79"><text:span text:style-name="T190">0</text:span>x00<text:span text:style-name="T206">00_</text:span><text:span text:style-name="T229">0000_0000</text:span></text:p>
          </table:table-cell>
        </table:table-row>
      </table:table>
      <text:h text:style-name="Heading_20_3" text:outline-level="3"><text:bookmark-start text:name="__RefHeading___Toc4535_4165958411"/>Block Byte Count<text:bookmark-end text:name="__RefHeading___Toc4535_4165958411"/></text:h>
      <text:p text:style-name="P132"><text:span text:style-name="T236">T</text:span>he total number of bytes in this bloc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91">Name</text:p>
          </table:table-cell>
          <table:table-cell table:style-name="Table19.B1" office:value-type="string">
            <text:p text:style-name="P176">Type</text:p>
          </table:table-cell>
          <table:table-cell table:style-name="Table19.C1" office:value-type="string">
            <text:p text:style-name="P176">Valid <text:span text:style-name="T189">R</text:span>ange</text:p>
          </table:table-cell>
        </table:table-row>
        <table:table-row table:style-name="TableLine94286856571424">
          <table:table-cell table:style-name="Table19.A2" office:value-type="string">
            <text:p text:style-name="P244"><text:span text:style-name="T275">Block_Byte_Count</text:span></text:p>
          </table:table-cell>
          <table:table-cell table:style-name="Table19.B2" office:value-type="string">
            <text:p text:style-name="P80">Uint <text:span text:style-name="T192">32</text:span></text:p>
          </table:table-cell>
          <table:table-cell table:style-name="Table19.C2" office:value-type="string">
            <text:p text:style-name="P103"><text:span text:style-name="T29">64</text:span><text:span text:style-name="T30"> </text:span><text:span text:style-name="T19">.. 2^</text:span><text:span text:style-name="T31">32</text:span><text:span text:style-name="T19">-</text:span><text:span text:style-name="T29">2</text:span><text:span text:style-name="T19"> (</text:span><text:span text:style-name="T32">4,294,967,29</text:span><text:span text:style-name="T29">4</text:span><text:span text:style-name="T19">)</text:span></text:p>
          </table:table-cell>
        </table:table-row>
      </table:table>
      <text:p text:style-name="P262"><text:span text:style-name="T247">I</text:span><text:span text:style-name="T248">f the </text:span><text:span text:style-name="T271">Block_Byte_Count</text:span><text:span text:style-name="T248"> is not used, it should be set to 0xFFFF_FFFF</text:span></text:p>
      <text:p text:style-name="P246"><text:span text:style-name="T59">If a </text:span><text:span text:style-name="T271">Block_Byte_Count</text:span><text:span text:style-name="T59"> is deemed to be invalid, the block should be </text:span><text:span text:style-name="T29">considered unusable</text:span><text:span text:style-name="T59">.</text:span></text:p>
      <text:h text:style-name="Heading_20_3" text:outline-level="3"><text:bookmark-start text:name="__RefHeading___Toc4537_4165958411"/><text:span text:style-name="T210">Block </text:span><text:span text:style-name="T211">Header </text:span><text:span text:style-name="T212">Byte Count</text:span><text:bookmark-end text:name="__RefHeading___Toc4537_4165958411"/></text:h>
      <text:p text:style-name="P148"><text:span text:style-name="T60">T</text:span><text:span text:style-name="T1">he number of bytes in the unencrypted block header.</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2">Name</text:p>
          </table:table-cell>
          <table:table-cell table:style-name="Table22.B1" office:value-type="string">
            <text:p text:style-name="P177">Type</text:p>
          </table:table-cell>
          <table:table-cell table:style-name="Table22.C1" office:value-type="string">
            <text:p text:style-name="P177">Valid <text:span text:style-name="T189">R</text:span>ange</text:p>
          </table:table-cell>
        </table:table-row>
        <table:table-row table:style-name="TableLine94286856578592">
          <table:table-cell table:style-name="Table22.A2" office:value-type="string">
            <text:p text:style-name="P218"><text:span text:style-name="T92">Block_</text:span><text:span text:style-name="T93">Header_Byte_Count</text:span></text:p>
          </table:table-cell>
          <table:table-cell table:style-name="Table22.B2" office:value-type="string">
            <text:p text:style-name="P93">Uint <text:span text:style-name="T190">16</text:span></text:p>
          </table:table-cell>
          <table:table-cell table:style-name="Table22.C2" office:value-type="string">
            <text:p text:style-name="P97"><text:span text:style-name="T232">72</text:span> .. 65,535</text:p>
          </table:table-cell>
        </table:table-row>
      </table:table>
      <text:p text:style-name="P133">Th<text:span text:style-name="T276">is</text:span> count shall not include the bytes used by the encrypted header block (if present).</text:p>
      <text:p text:style-name="P131">If a count of less than the minimum size is encountered the block must be considered invalid.</text:p>
      <text:h text:style-name="Heading_20_3" text:outline-level="3"><text:bookmark-start text:name="__RefHeading___Toc4539_4165958411"/>Block Encrypted Header Byte Count<text:bookmark-end text:name="__RefHeading___Toc4539_4165958411"/></text:h>
      <text:p text:style-name="P134">The number of bytes in the encrypted header.</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93">Name</text:p>
          </table:table-cell>
          <table:table-cell table:style-name="Table23.B1" office:value-type="string">
            <text:p text:style-name="P178">Type</text:p>
          </table:table-cell>
          <table:table-cell table:style-name="Table23.C1" office:value-type="string">
            <text:p text:style-name="P178">Valid <text:span text:style-name="T189">R</text:span>ange</text:p>
          </table:table-cell>
        </table:table-row>
        <table:table-row table:style-name="TableLine94286856591984">
          <table:table-cell table:style-name="Table23.A2" office:value-type="string">
            <text:p text:style-name="P219"><text:span text:style-name="T92">Block_</text:span><text:span text:style-name="T94">Encrypted_</text:span><text:span text:style-name="T93">Header_Byte_Count</text:span></text:p>
          </table:table-cell>
          <table:table-cell table:style-name="Table23.B2" office:value-type="string">
            <text:p text:style-name="P94">Uint <text:span text:style-name="T190">16</text:span></text:p>
          </table:table-cell>
          <table:table-cell table:style-name="Table23.C2" office:value-type="string">
            <text:p text:style-name="P104"><text:span text:style-name="T94">0 </text:span><text:span text:style-name="T93">.. 65,535</text:span></text:p>
          </table:table-cell>
        </table:table-row>
      </table:table>
      <text:p text:style-name="P149"><text:span text:style-name="T61">If this number is zero, </text:span><text:span text:style-name="T62">the</text:span><text:span text:style-name="T61"> </text:span><text:span text:style-name="T86">p</text:span><text:span text:style-name="T61">ublic </text:span><text:span text:style-name="T86">k</text:span><text:span text:style-name="T61">ey </text:span><text:span text:style-name="T86">URL field</text:span><text:span text:style-name="T61"> </text:span><text:span text:style-name="T32">must</text:span><text:span text:style-name="T62"> be empty</text:span><text:span text:style-name="T61">.</text:span></text:p>
      <text:p text:style-name="P263"><text:span text:style-name="T250">T</text:span><text:span text:style-name="T251">h</text:span><text:span text:style-name="T252">is</text:span><text:span text:style-name="T251"> block should be </text:span><text:span text:style-name="T253">considered unusable</text:span><text:span text:style-name="T251"> if this value is zero and a public key </text:span><text:span text:style-name="T249">URL field</text:span><text:span text:style-name="T251"> is present.</text:span></text:p>
      <text:p text:style-name="P150"><text:span text:style-name="T62">Th</text:span><text:span text:style-name="T32">is</text:span><text:span text:style-name="T62"> block should be </text:span><text:span text:style-name="T33">considered unusable</text:span><text:span text:style-name="T62"> if this value is non-zero and no public key </text:span><text:span text:style-name="T86">URL</text:span><text:span text:style-name="T62"> </text:span><text:span text:style-name="T86">field </text:span><text:span text:style-name="T62">is present.</text:span></text:p>
      <text:h text:style-name="Heading_20_3" text:outline-level="3"><text:bookmark-start text:name="__RefHeading___Toc4541_4165958411"/>Block ...<text:span text:style-name="T227"> </text:span>CRC16<text:bookmark-end text:name="__RefHeading___Toc4541_4165958411"/></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94">Name</text:p>
          </table:table-cell>
          <table:table-cell table:style-name="Table16.B1" office:value-type="string">
            <text:p text:style-name="P179">Type</text:p>
          </table:table-cell>
          <table:table-cell table:style-name="Table16.C1" office:value-type="string">
            <text:p text:style-name="P179">Valid <text:span text:style-name="T189">R</text:span>ange</text:p>
          </table:table-cell>
        </table:table-row>
        <table:table-row table:style-name="TableLine94286856618192">
          <table:table-cell table:style-name="Table16.A2" office:value-type="string">
            <text:p text:style-name="P220"><text:span text:style-name="T18">Block_</text:span><text:span text:style-name="T44">Source_CRC_16</text:span></text:p>
          </table:table-cell>
          <table:table-cell table:style-name="Table16.B2" office:value-type="string">
            <text:p text:style-name="P81">Uint <text:span text:style-name="T192">16</text:span></text:p>
          </table:table-cell>
          <table:table-cell table:style-name="Table16.C2" office:value-type="string">
            <text:p text:style-name="P89">all</text:p>
          </table:table-cell>
        </table:table-row>
        <table:table-row table:style-name="TableLine94286856620256">
          <table:table-cell table:style-name="Table16.A3" office:value-type="string">
            <text:p text:style-name="P220"><text:span text:style-name="T18">Block_</text:span><text:span text:style-name="T44">Identifier_CRC_16</text:span></text:p>
          </table:table-cell>
          <table:table-cell table:style-name="Table16.B3" office:value-type="string">
            <text:p text:style-name="P81">Uint <text:span text:style-name="T192">16</text:span></text:p>
          </table:table-cell>
          <table:table-cell table:style-name="Table16.C3" office:value-type="string">
            <text:p text:style-name="P89"><text:span text:style-name="T193">a</text:span>ll</text:p>
          </table:table-cell>
        </table:table-row>
        <table:table-row table:style-name="TableLine94286856622496">
          <table:table-cell table:style-name="Table16.A4" office:value-type="string">
            <text:p text:style-name="P210">Block_Extension_CRC_16</text:p>
          </table:table-cell>
          <table:table-cell table:style-name="Table16.B4" office:value-type="string">
            <text:p text:style-name="P89">Uint 16</text:p>
          </table:table-cell>
          <table:table-cell table:style-name="Table16.C4" office:value-type="string">
            <text:p text:style-name="P89">all</text:p>
          </table:table-cell>
        </table:table-row>
        <table:table-row table:style-name="TableLine94286856624928">
          <table:table-cell table:style-name="Table16.A5" office:value-type="string">
            <text:p text:style-name="P210">Block_Path Prefix_CRC_16</text:p>
          </table:table-cell>
          <table:table-cell table:style-name="Table16.B5" office:value-type="string">
            <text:p text:style-name="P89">Uint 16</text:p>
          </table:table-cell>
          <table:table-cell table:style-name="Table16.C5" office:value-type="string">
            <text:p text:style-name="P89">all</text:p>
          </table:table-cell>
        </table:table-row>
      </table:table>
      <text:p text:style-name="P151"><text:span text:style-name="T59">T</text:span><text:span text:style-name="T1">hese CRC values can be used to quickly discard blocks that do not match a search criteria.</text:span></text:p>
      <text:p text:style-name="P154"><text:soft-page-break/><text:span text:style-name="T1">The values are calculated over the byte sequence of their corresponding fields using </text:span><text:span text:style-name="T42">u</text:span><text:span text:style-name="T50">sing the reverse polynomial 0x8005 (= 0xA001 reversed) and 0 as the start seed</text:span><text:span text:style-name="T29">.</text:span><text:span text:style-name="T1"> </text:span></text:p>
      <text:h text:style-name="Heading_20_3" text:outline-level="3"><text:bookmark-start text:name="__RefHeading___Toc4543_4165958411"/><text:span text:style-name="T213">B</text:span><text:span text:style-name="T214">lock </text:span><text:span text:style-name="T216">Origin</text:span><text:bookmark-end text:name="__RefHeading___Toc4543_4165958411"/></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94">Name</text:p>
          </table:table-cell>
          <table:table-cell table:style-name="Table27.B1" office:value-type="string">
            <text:p text:style-name="P179">Type</text:p>
          </table:table-cell>
          <table:table-cell table:style-name="Table27.C1" office:value-type="string">
            <text:p text:style-name="P179">Valid <text:span text:style-name="T189">R</text:span>ange</text:p>
          </table:table-cell>
        </table:table-row>
        <table:table-row table:style-name="TableLine94286856647568">
          <table:table-cell table:style-name="Table27.A2" office:value-type="string">
            <text:p text:style-name="P220"><text:span text:style-name="T92">Block_</text:span><text:span text:style-name="T101">Origin_</text:span><text:span text:style-name="T96">Byte_Count</text:span></text:p>
          </table:table-cell>
          <table:table-cell table:style-name="Table27.B2" office:value-type="string">
            <text:p text:style-name="P81">Uint <text:span text:style-name="T228">8</text:span></text:p>
          </table:table-cell>
          <table:table-cell table:style-name="Table27.C2" office:value-type="string">
            <text:p text:style-name="P105"><text:span text:style-name="T34">0 .</text:span><text:span text:style-name="T31">. </text:span><text:span text:style-name="T34">2</text:span><text:span text:style-name="T45">55</text:span></text:p>
          </table:table-cell>
        </table:table-row>
        <table:table-row table:style-name="TableLine94286856649168">
          <table:table-cell table:style-name="Table27.A3" office:value-type="string">
            <text:p text:style-name="P220"><text:span text:style-name="T92">Block_</text:span><text:span text:style-name="T101">Origin</text:span><text:span text:style-name="T95">_</text:span><text:span text:style-name="T97">Offset</text:span></text:p>
          </table:table-cell>
          <table:table-cell table:style-name="Table27.B3" office:value-type="string">
            <text:p text:style-name="P81">Uint <text:span text:style-name="T192">16</text:span></text:p>
          </table:table-cell>
          <table:table-cell table:style-name="Table27.C3" office:value-type="string">
            <text:p text:style-name="P105"><text:span text:style-name="T47">72</text:span><text:span text:style-name="T34"> .</text:span><text:span text:style-name="T31">. </text:span><text:span text:style-name="T34">65,535</text:span></text:p>
          </table:table-cell>
        </table:table-row>
      </table:table>
      <text:p text:style-name="P265"><text:span text:style-name="T247">T</text:span><text:span text:style-name="T245">he </text:span><text:span text:style-name="T259">b</text:span><text:span text:style-name="T245">lock </text:span><text:span text:style-name="T259">origin </text:span><text:span text:style-name="T249">field</text:span><text:span text:style-name="T245"> </text:span><text:span text:style-name="T256">is used for block selection. It should be a unique value. It is recommended to use a domain name that is under control of the block creator. </text:span><text:span text:style-name="T259">If additional specialization is needed, consider using </text:span><text:span text:style-name="T260">the block </text:span><text:span text:style-name="T261">extension</text:span><text:span text:style-name="T249"> field</text:span><text:span text:style-name="T260"> or the block path </text:span><text:span text:style-name="T259">prefix </text:span><text:span text:style-name="T249">field</text:span><text:span text:style-name="T259">.</text:span></text:p>
      <text:p text:style-name="P155"><text:span text:style-name="T65">Note that this is indicative only </text:span><text:span text:style-name="T66">and does not guarantee that the block was obtained from th</text:span><text:span text:style-name="T63">e</text:span><text:span text:style-name="T66"> </text:span><text:span text:style-name="T63">specified </text:span><text:span text:style-name="T66">source or can be obtained from </text:span><text:span text:style-name="T63">it</text:span><text:span text:style-name="T66">.</text:span></text:p>
      <text:p text:style-name="P264"><text:span text:style-name="T254">I</text:span><text:span text:style-name="T255">f</text:span><text:span text:style-name="T256"> </text:span><text:span text:style-name="T255">source authenticity</text:span><text:span text:style-name="T257"> is</text:span><text:span text:style-name="T255"> needed, use </text:span><text:span text:style-name="T258">encryption and </text:span><text:span text:style-name="T255">the block public key </text:span><text:span text:style-name="T249">URL</text:span><text:span text:style-name="T255"> field.</text:span></text:p>
      <text:p text:style-name="P156"><text:span text:style-name="T204">It is recommended to use UTF-8 </text:span><text:span text:style-name="T205">en</text:span><text:span text:style-name="T204">coding in this field.</text:span></text:p>
      <text:p text:style-name="P157"><text:span text:style-name="T67">The </text:span><text:span text:style-name="T68">byte</text:span><text:span text:style-name="T67"> </text:span><text:span text:style-name="T68">count</text:span><text:span text:style-name="T67"> specifies how many bytes there are in th</text:span><text:span text:style-name="T64">is field</text:span><text:span text:style-name="T67">.</text:span></text:p>
      <text:p text:style-name="P157"><text:span text:style-name="T66">I</text:span><text:span text:style-name="T68">f </text:span><text:span text:style-name="T40">the</text:span><text:span text:style-name="T68"> </text:span><text:span text:style-name="T64">field</text:span><text:span text:style-name="T40"> is not used</text:span><text:span text:style-name="T68"> the byte-count should be set to zero.</text:span></text:p>
      <text:p text:style-name="P152"><text:span text:style-name="T69">The </text:span><text:span text:style-name="T70">o</text:span><text:span text:style-name="T69">ffset </text:span><text:span text:style-name="T64">to this field </text:span><text:span text:style-name="T69">is counted from the </text:span><text:span text:style-name="T70">first block </text:span><text:span text:style-name="T40">synchronization </text:span><text:span text:style-name="T70">byte, starting with zero.</text:span></text:p>
      <text:h text:style-name="Heading_20_3" text:outline-level="3"><text:bookmark-start text:name="__RefHeading___Toc4545_4165958411"/><text:span text:style-name="T213">B</text:span><text:span text:style-name="T214">lock </text:span><text:span text:style-name="T217">Identifier</text:span><text:bookmark-end text:name="__RefHeading___Toc4545_4165958411"/></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95">Name</text:p>
          </table:table-cell>
          <table:table-cell table:style-name="Table32.B1" office:value-type="string">
            <text:p text:style-name="P180">Type</text:p>
          </table:table-cell>
          <table:table-cell table:style-name="Table32.C1" office:value-type="string">
            <text:p text:style-name="P195">Valid <text:span text:style-name="T189">R</text:span>ange</text:p>
          </table:table-cell>
        </table:table-row>
        <table:table-row table:style-name="TableLine94286856678944">
          <table:table-cell table:style-name="Table32.A2" office:value-type="string">
            <text:p text:style-name="P221"><text:span text:style-name="T92">Block_</text:span><text:span text:style-name="T100">Identifier</text:span><text:span text:style-name="T95">_</text:span><text:span text:style-name="T96">Byte_Count</text:span></text:p>
          </table:table-cell>
          <table:table-cell table:style-name="Table32.B2" office:value-type="string">
            <text:p text:style-name="P82">Uint <text:span text:style-name="T230">8</text:span></text:p>
          </table:table-cell>
          <table:table-cell table:style-name="Table32.C2" office:value-type="string">
            <text:p text:style-name="P106"><text:span text:style-name="T34">0 .</text:span><text:span text:style-name="T31">. </text:span><text:span text:style-name="T48">25</text:span><text:span text:style-name="T34">5</text:span></text:p>
          </table:table-cell>
        </table:table-row>
        <table:table-row table:style-name="TableLine94286856680640">
          <table:table-cell table:style-name="Table32.A3" office:value-type="string">
            <text:p text:style-name="P221"><text:span text:style-name="T92">Block_</text:span><text:span text:style-name="T100">Identifier</text:span><text:span text:style-name="T95">_</text:span><text:span text:style-name="T97">Offset</text:span></text:p>
          </table:table-cell>
          <table:table-cell table:style-name="Table32.B3" office:value-type="string">
            <text:p text:style-name="P82">Uint <text:span text:style-name="T192">16</text:span></text:p>
          </table:table-cell>
          <table:table-cell table:style-name="Table32.C3" office:value-type="string">
            <text:p text:style-name="P106"><text:span text:style-name="T48">72</text:span><text:span text:style-name="T34"> .</text:span><text:span text:style-name="T31">. </text:span><text:span text:style-name="T34">65,535</text:span></text:p>
          </table:table-cell>
        </table:table-row>
      </table:table>
      <text:p text:style-name="P154"><text:span text:style-name="T59">T</text:span><text:span text:style-name="T1">he block identifier </text:span><text:span text:style-name="T87">field</text:span><text:span text:style-name="T1"> </text:span><text:span text:style-name="T48">is used for block selection in much the same way a filename is used. However the block identifier is stored inside the block and thus not subject to filename changes by an end user. Using it however will require a BRBON API with block management capabilities.</text:span></text:p>
      <text:p text:style-name="P243">It is recommended to use UTF-8 encoding in this field.</text:p>
      <text:p text:style-name="P243">If no end user interaction is needed with the content of this field, it is recommended to use a version 4 UUID value.</text:p>
      <text:p text:style-name="P157"><text:span text:style-name="T67">The </text:span><text:span text:style-name="T68">byte</text:span><text:span text:style-name="T67"> </text:span><text:span text:style-name="T68">count</text:span><text:span text:style-name="T67"> specifies how many bytes there are in th</text:span><text:span text:style-name="T64">is field</text:span><text:span text:style-name="T67">.</text:span></text:p>
      <text:p text:style-name="P157"><text:span text:style-name="T66">I</text:span><text:span text:style-name="T68">f </text:span><text:span text:style-name="T40">the</text:span><text:span text:style-name="T68"> </text:span><text:span text:style-name="T64">field</text:span><text:span text:style-name="T40"> is not used</text:span><text:span text:style-name="T68"> the byte count should be set to zero.</text:span></text:p>
      <text:p text:style-name="P152"><text:span text:style-name="T69">The </text:span><text:span text:style-name="T70">o</text:span><text:span text:style-name="T69">ffset </text:span><text:span text:style-name="T64">to this field </text:span><text:span text:style-name="T69">is counted from the </text:span><text:span text:style-name="T70">first block </text:span><text:span text:style-name="T40">synchronization </text:span><text:span text:style-name="T70">byte, starting with zero.</text:span></text:p>
      <text:h text:style-name="Heading_20_3" text:outline-level="3"><text:bookmark-start text:name="__RefHeading___Toc4547_4165958411"/><text:span text:style-name="T213">B</text:span><text:span text:style-name="T214">lock </text:span><text:span text:style-name="T218">Extension</text:span><text:bookmark-end text:name="__RefHeading___Toc4547_4165958411"/></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96">Name</text:p>
          </table:table-cell>
          <table:table-cell table:style-name="Table33.B1" office:value-type="string">
            <text:p text:style-name="P181">Type</text:p>
          </table:table-cell>
          <table:table-cell table:style-name="Table33.C1" office:value-type="string">
            <text:p text:style-name="P181">Valid <text:span text:style-name="T189">R</text:span>ange</text:p>
          </table:table-cell>
        </table:table-row>
        <table:table-row table:style-name="TableLine94286856707408">
          <table:table-cell table:style-name="Table33.A2" office:value-type="string">
            <text:p text:style-name="P222"><text:span text:style-name="T92">Block_</text:span><text:span text:style-name="T102">Extension</text:span><text:span text:style-name="T95">_</text:span><text:span text:style-name="T96">Byte_Count</text:span></text:p>
          </table:table-cell>
          <table:table-cell table:style-name="Table33.B2" office:value-type="string">
            <text:p text:style-name="P83">Uint <text:span text:style-name="T230">8</text:span></text:p>
          </table:table-cell>
          <table:table-cell table:style-name="Table33.C2" office:value-type="string">
            <text:p text:style-name="P107"><text:span text:style-name="T34">0 .</text:span><text:span text:style-name="T31">. </text:span><text:span text:style-name="T48">25</text:span><text:span text:style-name="T34">5</text:span></text:p>
          </table:table-cell>
        </table:table-row>
        <table:table-row table:style-name="TableLine94286856709104">
          <table:table-cell table:style-name="Table33.A3" office:value-type="string">
            <text:p text:style-name="P222"><text:span text:style-name="T92">Block_</text:span><text:span text:style-name="T102">Extension</text:span><text:span text:style-name="T95">_</text:span><text:span text:style-name="T97">Offset</text:span></text:p>
          </table:table-cell>
          <table:table-cell table:style-name="Table33.B3" office:value-type="string">
            <text:p text:style-name="P83">Uint <text:span text:style-name="T192">16</text:span></text:p>
          </table:table-cell>
          <table:table-cell table:style-name="Table33.C3" office:value-type="string">
            <text:p text:style-name="P107"><text:span text:style-name="T48">72</text:span><text:span text:style-name="T34"> .</text:span><text:span text:style-name="T31">. </text:span><text:span text:style-name="T34">65,535</text:span></text:p>
          </table:table-cell>
        </table:table-row>
      </table:table>
      <text:p text:style-name="P159"><text:span text:style-name="T59">T</text:span><text:span text:style-name="T63">he block </text:span><text:span text:style-name="T48">extension </text:span><text:span text:style-name="T87">field</text:span><text:span text:style-name="T48"> can be used to specify which application should be able to read the content in much same way a filename extension is used. However the block extension </text:span><text:span text:style-name="T87">field</text:span><text:span text:style-name="T48"> is stored inside the block </text:span><text:soft-page-break/><text:span text:style-name="T48">and thus not subject to changes invoked by an end user. Using it however will require a BRBON API with block management capabilities.</text:span></text:p>
      <text:p text:style-name="P158"><text:span text:style-name="T48">N</text:span><text:span text:style-name="T1">o facilities exist to guarantee uniqueness.</text:span></text:p>
      <text:p text:style-name="P243">It is recommended to use UTF-8 encoding in this field.</text:p>
      <text:p text:style-name="P159"><text:span text:style-name="T67">The </text:span><text:span text:style-name="T68">byte</text:span><text:span text:style-name="T67"> </text:span><text:span text:style-name="T68">count</text:span><text:span text:style-name="T67"> specifies how many bytes there are in th</text:span><text:span text:style-name="T64">is field</text:span><text:span text:style-name="T67">.</text:span></text:p>
      <text:p text:style-name="P159"><text:span text:style-name="T66">I</text:span><text:span text:style-name="T68">f </text:span><text:span text:style-name="T40">the</text:span><text:span text:style-name="T68"> </text:span><text:span text:style-name="T64">field</text:span><text:span text:style-name="T40"> is not used</text:span><text:span text:style-name="T68"> the bytecount should be set to zero.</text:span></text:p>
      <text:p text:style-name="P153"><text:span text:style-name="T69">The </text:span><text:span text:style-name="T70">o</text:span><text:span text:style-name="T69">ffset </text:span><text:span text:style-name="T64">to this field </text:span><text:span text:style-name="T69">is counted from the </text:span><text:span text:style-name="T70">first block </text:span><text:span text:style-name="T40">synchronization </text:span><text:span text:style-name="T70">byte, starting with zero.</text:span></text:p>
      <text:h text:style-name="Heading_20_3" text:outline-level="3"><text:bookmark-start text:name="__RefHeading___Toc4549_4165958411"/><text:span text:style-name="T208">Block Path </text:span><text:span text:style-name="T215">Prefix</text:span><text:bookmark-end text:name="__RefHeading___Toc4549_4165958411"/></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97">Name</text:p>
          </table:table-cell>
          <table:table-cell table:style-name="Table26.B1" office:value-type="string">
            <text:p text:style-name="P182">Type</text:p>
          </table:table-cell>
          <table:table-cell table:style-name="Table26.C1" office:value-type="string">
            <text:p text:style-name="P182">Valid <text:span text:style-name="T189">R</text:span>ange</text:p>
          </table:table-cell>
        </table:table-row>
        <table:table-row table:style-name="TableLine94286856733056">
          <table:table-cell table:style-name="Table26.A2" office:value-type="string">
            <text:p text:style-name="P223"><text:span text:style-name="T18">Block_</text:span><text:span text:style-name="T31">Path_</text:span><text:span text:style-name="T33">Prefix_</text:span><text:span text:style-name="T34">Byte_Count</text:span></text:p>
          </table:table-cell>
          <table:table-cell table:style-name="Table26.B2" office:value-type="string">
            <text:p text:style-name="P84">Uint <text:span text:style-name="T230">8</text:span></text:p>
          </table:table-cell>
          <table:table-cell table:style-name="Table26.C2" office:value-type="string">
            <text:p text:style-name="P84"><text:span text:style-name="T193">0 .</text:span><text:span text:style-name="T192">. </text:span><text:span text:style-name="T193">255</text:span></text:p>
          </table:table-cell>
        </table:table-row>
        <table:table-row table:style-name="TableLine94286856734752">
          <table:table-cell table:style-name="Table26.A3" office:value-type="string">
            <text:p text:style-name="P224"><text:span text:style-name="T18">Block_</text:span><text:span text:style-name="T31">Path_</text:span><text:span text:style-name="T33">Prefix</text:span><text:span text:style-name="T31">_</text:span><text:span text:style-name="T35">Offset</text:span></text:p>
          </table:table-cell>
          <table:table-cell table:style-name="Table26.B3" office:value-type="string">
            <text:p text:style-name="P85">Uint <text:span text:style-name="T192">16</text:span></text:p>
          </table:table-cell>
          <table:table-cell table:style-name="Table26.C3" office:value-type="string">
            <text:p text:style-name="P108"><text:span text:style-name="T48">72</text:span><text:span text:style-name="T34"> .</text:span><text:span text:style-name="T31">. </text:span><text:span text:style-name="T34">65,535</text:span></text:p>
          </table:table-cell>
        </table:table-row>
      </table:table>
      <text:p text:style-name="P160"><text:span text:style-name="T59">T</text:span><text:span text:style-name="T71">he </text:span><text:span text:style-name="T64">block path prefix</text:span><text:span text:style-name="T71"> </text:span><text:span text:style-name="T87">field contains </text:span><text:span text:style-name="T71">a sequence of bytes (usually a readable string) that </text:span><text:span text:style-name="T72">is</text:span><text:span text:style-name="T71"> to be </text:span><text:span text:style-name="T33">included before</text:span><text:span text:style-name="T71"> the path of any item in the block.</text:span></text:p>
      <text:p text:style-name="P160"><text:span text:style-name="T71">The ASCII-slash (0x2F, “/”) </text:span><text:span text:style-name="T33">is</text:span><text:span text:style-name="T71"> used as a separator character between sub sequences.</text:span></text:p>
      <text:p text:style-name="P160"><text:span text:style-name="T71">A sequence of slash characters must be treated as a single slash. Note that this makes it impossible to use a slash as part of </text:span><text:span text:style-name="T73">a</text:span><text:span text:style-name="T70"> prefix</text:span><text:span text:style-name="T71"> sub sequence.</text:span></text:p>
      <text:p text:style-name="P161"><text:span text:style-name="T71">A </text:span><text:span text:style-name="T70">prefix</text:span><text:span text:style-name="T71"> consisting only of slash characters must be treated as an </text:span><text:span text:style-name="T70">empty</text:span><text:span text:style-name="T71"> </text:span><text:span text:style-name="T70">prefix.</text:span></text:p>
      <text:p text:style-name="P157"><text:span text:style-name="T67">The </text:span><text:span text:style-name="T68">byte</text:span><text:span text:style-name="T67"> </text:span><text:span text:style-name="T68">count</text:span><text:span text:style-name="T67"> specifies how many bytes there are in th</text:span><text:span text:style-name="T64">is field</text:span><text:span text:style-name="T67">.</text:span></text:p>
      <text:p text:style-name="P157"><text:span text:style-name="T66">I</text:span><text:span text:style-name="T68">f </text:span><text:span text:style-name="T40">the</text:span><text:span text:style-name="T68"> </text:span><text:span text:style-name="T64">field</text:span><text:span text:style-name="T40"> is not used</text:span><text:span text:style-name="T68"> the byte count should be set to zero.</text:span></text:p>
      <text:p text:style-name="P157"><text:span text:style-name="T69">The </text:span><text:span text:style-name="T70">o</text:span><text:span text:style-name="T69">ffset </text:span><text:span text:style-name="T64">to this field </text:span><text:span text:style-name="T69">is counted from the </text:span><text:span text:style-name="T70">first block </text:span><text:span text:style-name="T40">synchronization </text:span><text:span text:style-name="T70">byte, starting with zero.</text:span></text:p>
      <text:h text:style-name="Heading_20_3" text:outline-level="3"><text:bookmark-start text:name="__RefHeading___Toc4551_4165958411"/>Block Target List<text:bookmark-end text:name="__RefHeading___Toc4551_4165958411"/></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8">Name</text:p>
          </table:table-cell>
          <table:table-cell table:style-name="Table28.B1" office:value-type="string">
            <text:p text:style-name="P183">Type</text:p>
          </table:table-cell>
          <table:table-cell table:style-name="Table28.C1" office:value-type="string">
            <text:p text:style-name="P183">Valid <text:span text:style-name="T189">R</text:span>ange</text:p>
          </table:table-cell>
        </table:table-row>
        <table:table-row table:style-name="TableLine94286856759968">
          <table:table-cell table:style-name="Table28.A2" office:value-type="string">
            <text:p text:style-name="P211"><text:span text:style-name="T189">Block_</text:span><text:span text:style-name="T195">Target_List_Byte_Count</text:span></text:p>
          </table:table-cell>
          <table:table-cell table:style-name="Table28.B2" office:value-type="string">
            <text:p text:style-name="P86">Uint <text:span text:style-name="T192">16</text:span></text:p>
          </table:table-cell>
          <table:table-cell table:style-name="Table28.C2" office:value-type="string">
            <text:p text:style-name="P86"><text:span text:style-name="T193">0 .</text:span><text:span text:style-name="T192">. </text:span><text:span text:style-name="T193">65,535</text:span></text:p>
          </table:table-cell>
        </table:table-row>
        <table:table-row table:style-name="TableLine94286856761776">
          <table:table-cell table:style-name="Table28.A3" office:value-type="string">
            <text:p text:style-name="P212">Block_Target_List_Offset</text:p>
          </table:table-cell>
          <table:table-cell table:style-name="Table28.B3" office:value-type="string">
            <text:p text:style-name="P90">Uint 16</text:p>
          </table:table-cell>
          <table:table-cell table:style-name="Table28.C3" office:value-type="string">
            <text:p text:style-name="P86"><text:span text:style-name="T193">0 .</text:span><text:span text:style-name="T192">. </text:span><text:span text:style-name="T193">65,535</text:span></text:p>
          </table:table-cell>
        </table:table-row>
      </table:table>
      <text:p text:style-name="P157"><text:span text:style-name="T64">A</text:span><text:span text:style-name="T20"> block can be targeted to specific receivers. These receivers are listed in the </text:span><text:span text:style-name="T64">block t</text:span><text:span text:style-name="T20">arget </text:span><text:span text:style-name="T64">l</text:span><text:span text:style-name="T20">ist.</text:span></text:p>
      <text:p text:style-name="P157"><text:span text:style-name="T67">The </text:span><text:span text:style-name="T64">t</text:span><text:span text:style-name="T67">arget list </text:span><text:span text:style-name="T87">field contains </text:span><text:span text:style-name="T67">a </text:span><text:span text:style-name="T87">sequence</text:span><text:span text:style-name="T67"> of byte sequences separated by the ASCII-blank (0x20) character </text:span><text:span text:style-name="T74">code</text:span><text:span text:style-name="T67">.</text:span></text:p>
      <text:p text:style-name="P157"><text:span text:style-name="T67">There are no </text:span><text:span text:style-name="T64">other</text:span><text:span text:style-name="T67"> requirements on the content of this list. </text:span><text:span text:style-name="T64">The content has to be agreed between the distributor and consumer.</text:span></text:p>
      <text:p text:style-name="P157"><text:span text:style-name="T67">The </text:span><text:span text:style-name="T68">byte</text:span><text:span text:style-name="T67"> </text:span><text:span text:style-name="T68">count</text:span><text:span text:style-name="T67"> specifies how many bytes there are in th</text:span><text:span text:style-name="T64">is field</text:span><text:span text:style-name="T67">.</text:span></text:p>
      <text:p text:style-name="P157"><text:span text:style-name="T66">I</text:span><text:span text:style-name="T68">f </text:span><text:span text:style-name="T40">the</text:span><text:span text:style-name="T68"> </text:span><text:span text:style-name="T64">field</text:span><text:span text:style-name="T40"> is not used</text:span><text:span text:style-name="T68"> the byte count should be set to zero.</text:span></text:p>
      <text:p text:style-name="P135"><text:span text:style-name="T201">The </text:span><text:span text:style-name="T200">o</text:span><text:span text:style-name="T201">ffset </text:span><text:span text:style-name="T231">to this field </text:span><text:span text:style-name="T201">is counted from the </text:span><text:span text:style-name="T200">first block </text:span><text:span text:style-name="T203">synchronization </text:span><text:span text:style-name="T200">byte, starting with zero.</text:span></text:p>
      <text:h text:style-name="Heading_20_3" text:outline-level="3"><text:bookmark-start text:name="__RefHeading___Toc4553_4165958411"/><text:soft-page-break/><text:span text:style-name="T208">Block Public Key </text:span><text:span text:style-name="T219">URL</text:span><text:bookmark-end text:name="__RefHeading___Toc4553_4165958411"/></text:h>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99">Name</text:p>
          </table:table-cell>
          <table:table-cell table:style-name="Table30.B1" office:value-type="string">
            <text:p text:style-name="P184">Type</text:p>
          </table:table-cell>
          <table:table-cell table:style-name="Table30.C1" office:value-type="string">
            <text:p text:style-name="P184">Valid <text:span text:style-name="T189">R</text:span>ange</text:p>
          </table:table-cell>
        </table:table-row>
        <table:table-row table:style-name="TableLine94286856787952">
          <table:table-cell table:style-name="Table30.A2" office:value-type="string">
            <text:p text:style-name="P225"><text:span text:style-name="T18">Block_</text:span><text:span text:style-name="T21">Public_Key_</text:span><text:span text:style-name="T41">URL_</text:span><text:span text:style-name="T21">Byte_Count</text:span></text:p>
          </table:table-cell>
          <table:table-cell table:style-name="Table30.B2" office:value-type="string">
            <text:p text:style-name="P87">Uint <text:span text:style-name="T192">16</text:span></text:p>
          </table:table-cell>
          <table:table-cell table:style-name="Table30.C2" office:value-type="string">
            <text:p text:style-name="P87"><text:span text:style-name="T193">0 .</text:span><text:span text:style-name="T192">. </text:span><text:span text:style-name="T193">65,535</text:span></text:p>
          </table:table-cell>
        </table:table-row>
        <table:table-row table:style-name="TableLine94286856789760">
          <table:table-cell table:style-name="Table30.A3" office:value-type="string">
            <text:p text:style-name="P225"><text:span text:style-name="T20">Block_</text:span><text:span text:style-name="T21">Public_Key_</text:span><text:span text:style-name="T41">URL_</text:span><text:span text:style-name="T20">Offset</text:span></text:p>
          </table:table-cell>
          <table:table-cell table:style-name="Table30.B3" office:value-type="string">
            <text:p text:style-name="P91">Uint 16</text:p>
          </table:table-cell>
          <table:table-cell table:style-name="Table30.C3" office:value-type="string">
            <text:p text:style-name="P87"><text:span text:style-name="T193">0 .</text:span><text:span text:style-name="T192">. </text:span><text:span text:style-name="T193">65,535</text:span></text:p>
          </table:table-cell>
        </table:table-row>
      </table:table>
      <text:p text:style-name="P266"><text:span text:style-name="T247">T</text:span><text:span text:style-name="T262">he public key </text:span><text:span text:style-name="T263">URL</text:span><text:span text:style-name="T262"> </text:span><text:span text:style-name="T261">field</text:span><text:span text:style-name="T262"> allows authentication of a block.</text:span></text:p>
      <text:p text:style-name="P266"><text:span text:style-name="T262">If authentication is used the block header is followed by a</text:span><text:span text:style-name="T261">n encrypted block header</text:span><text:span text:style-name="T262"> that upon decryption with the key </text:span><text:span text:style-name="T261">at</text:span><text:span text:style-name="T262"> the specified </text:span><text:span text:style-name="T261">URL</text:span><text:span text:style-name="T262"> yields an exact copy of the block header </text:span><text:span text:style-name="T261">(including the </text:span><text:span text:style-name="T272">Block_Header_CRC_16</text:span><text:span text:style-name="T261">)</text:span><text:span text:style-name="T262">. <text:s/>Only when all fields of the decrypted block header are identical to those in the unencrypted bock header is the block header authenticated.</text:span></text:p>
      <text:p text:style-name="P162"><text:span text:style-name="T1">Note that </text:span><text:span text:style-name="T75">when authentication is used</text:span><text:span text:style-name="T1"> the items contained in the block are also encrypted with the same public key and have to be decrypted before use.</text:span></text:p>
      <text:p text:style-name="P163"><text:span text:style-name="T75">The public key </text:span><text:span text:style-name="T41">URL</text:span><text:span text:style-name="T75"> </text:span><text:span text:style-name="T41">must use UTF-8 coding</text:span><text:span text:style-name="T75">.</text:span></text:p>
      <text:p text:style-name="P137">The key must initially be fetched from the specified location, however a BRBON API may decide to store the key locally for subsequent use.</text:p>
      <text:p text:style-name="P247"><text:span text:style-name="T67">The </text:span><text:span text:style-name="T68">byte</text:span><text:span text:style-name="T67"> </text:span><text:span text:style-name="T68">count</text:span><text:span text:style-name="T67"> specifies how many bytes there are in th</text:span><text:span text:style-name="T87">is</text:span><text:span text:style-name="T41"> </text:span><text:span text:style-name="T87">field</text:span><text:span text:style-name="T67">.</text:span></text:p>
      <text:p text:style-name="P248"><text:span text:style-name="T66">I</text:span><text:span text:style-name="T68">f </text:span><text:span text:style-name="T40">the</text:span><text:span text:style-name="T68"> </text:span><text:span text:style-name="T64">field</text:span><text:span text:style-name="T40"> is not used</text:span><text:span text:style-name="T68"> the byte count should be set to zero.</text:span></text:p>
      <text:p text:style-name="P136"><text:span text:style-name="T201">The </text:span><text:span text:style-name="T200">o</text:span><text:span text:style-name="T201">ffset is counted from the </text:span><text:span text:style-name="T200">first block </text:span><text:span text:style-name="T203">synchronization</text:span><text:span text:style-name="T200"> byte starting with zero.</text:span></text:p>
      <text:h text:style-name="Heading_20_3" text:outline-level="3"><text:bookmark-start text:name="__RefHeading___Toc4555_4165958411"/><text:span text:style-name="T237">Block </text:span><text:span text:style-name="T238">Times</text:span><text:span text:style-name="T239">tamps</text:span><text:bookmark-end text:name="__RefHeading___Toc4555_4165958411"/></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00">Name</text:p>
          </table:table-cell>
          <table:table-cell table:style-name="Table29.B1" office:value-type="string">
            <text:p text:style-name="P185">Type</text:p>
          </table:table-cell>
          <table:table-cell table:style-name="Table29.C1" office:value-type="string">
            <text:p text:style-name="P185">Valid <text:span text:style-name="T189">R</text:span>ange</text:p>
          </table:table-cell>
        </table:table-row>
        <table:table-row table:style-name="TableLine94286856816416">
          <table:table-cell table:style-name="Table29.A2" office:value-type="string">
            <text:p text:style-name="P213">Block_Creation_Timestamp</text:p>
          </table:table-cell>
          <table:table-cell table:style-name="Table29.B2" office:value-type="string">
            <text:p text:style-name="P76">Uint 64</text:p>
          </table:table-cell>
          <table:table-cell table:style-name="Table29.C3" office:value-type="string">
            <text:p text:style-name="P76">All</text:p>
          </table:table-cell>
        </table:table-row>
        <table:table-row table:style-name="TableLine94286856818224">
          <table:table-cell table:style-name="Table29.A3" office:value-type="string">
            <text:p text:style-name="P213">Block_Modification_Timestamp</text:p>
          </table:table-cell>
          <table:table-cell table:style-name="Table29.B3" office:value-type="string">
            <text:p text:style-name="P76">Uint 64</text:p>
          </table:table-cell>
          <table:table-cell table:style-name="Table29.C3" office:value-type="string">
            <text:p text:style-name="P76">All</text:p>
          </table:table-cell>
        </table:table-row>
        <table:table-row table:style-name="TableLine94286856819728">
          <table:table-cell table:style-name="Table29.A4" office:value-type="string">
            <text:p text:style-name="P226"><text:span text:style-name="T18">Block_</text:span><text:span text:style-name="T76">Expiry_Timestamp</text:span></text:p>
          </table:table-cell>
          <table:table-cell table:style-name="Table29.B4" office:value-type="string">
            <text:p text:style-name="P88">Uint <text:span text:style-name="T207">64</text:span></text:p>
          </table:table-cell>
          <table:table-cell table:style-name="Table29.C4" office:value-type="string">
            <text:p text:style-name="P76"><text:span text:style-name="T207">A</text:span>ll</text:p>
          </table:table-cell>
        </table:table-row>
      </table:table>
      <text:p text:style-name="P138">All times and duration's are in milliseconds since 1 Jan 1970.</text:p>
      <text:p text:style-name="P138">Creation refers to the time this block was created.</text:p>
      <text:p text:style-name="P138">Modification time refers to the time of the most recent update of an item in this block.</text:p>
      <text:p text:style-name="P138">Expiry time refers to the time after which this block should no longer be used.</text:p>
      <text:p text:style-name="P164"><text:span text:style-name="T76">I</text:span><text:span text:style-name="T52">mpossible </text:span><text:span text:style-name="T1">combination</text:span><text:span text:style-name="T52">s</text:span><text:span text:style-name="T1"> of timestamps should prevent usage of the block.</text:span></text:p>
      <text:h text:style-name="Heading_20_3" text:outline-level="3"><text:bookmark-start text:name="__RefHeading___Toc4557_4165958411"/><text:span text:style-name="T184">Block </text:span><text:span text:style-name="T186">Type Dependent </text:span><text:span text:style-name="T185">Header</text:span><text:bookmark-end text:name="__RefHeading___Toc4557_4165958411"/></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6">Name</text:p>
          </table:table-cell>
          <table:table-cell table:style-name="Table24.B1" office:value-type="string">
            <text:p text:style-name="P167">Type</text:p>
          </table:table-cell>
          <table:table-cell table:style-name="Table24.C1" office:value-type="string">
            <text:p text:style-name="P167">Valid <text:span text:style-name="T189">R</text:span>ange</text:p>
          </table:table-cell>
        </table:table-row>
        <table:table-row table:style-name="TableLine94286856836256">
          <table:table-cell table:style-name="Table24.A2" office:value-type="string">
            <text:p text:style-name="P227"><text:span text:style-name="T51">Block_</text:span><text:span text:style-name="T52">Type_Dependent_Header</text:span></text:p>
          </table:table-cell>
          <table:table-cell table:style-name="Table24.B2" office:value-type="string">
            <text:p text:style-name="P69">-</text:p>
          </table:table-cell>
          <table:table-cell table:style-name="Table24.C2" office:value-type="string">
            <text:p text:style-name="P70">-</text:p>
          </table:table-cell>
        </table:table-row>
      </table:table>
      <text:p text:style-name="P126"><text:span text:style-name="T185">D</text:span>epending on the type of block, additional header fields may be defined.</text:p>
      <text:p text:style-name="P126">Currently only block type 1 is defined which does not have a type dependent header.</text:p>
      <text:p text:style-name="P126">The total byte count for this area <text:span text:style-name="T232">is</text:span> a multiple of 8 bytes. Unused space should be set to zero.</text:p>
      <text:h text:style-name="P242" text:outline-level="3"><text:bookmark-start text:name="__RefHeading___Toc4559_4165958411"/><text:soft-page-break/>Block Header <text:span text:style-name="T188">Field</text:span> Storage<text:bookmark-end text:name="__RefHeading___Toc4559_416595841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89">Name</text:p>
          </table:table-cell>
          <table:table-cell table:style-name="Table25.B1" office:value-type="string">
            <text:p text:style-name="P174">Type</text:p>
          </table:table-cell>
          <table:table-cell table:style-name="Table25.C1" office:value-type="string">
            <text:p text:style-name="P189">Valid <text:span text:style-name="T189">R</text:span>ange</text:p>
          </table:table-cell>
        </table:table-row>
        <table:table-row table:style-name="TableLine94286856850976">
          <table:table-cell table:style-name="Table25.A2" office:value-type="string">
            <text:p text:style-name="P227"><text:span text:style-name="T51">Block_</text:span><text:span text:style-name="T52">Header_</text:span><text:span text:style-name="T87">Field</text:span><text:span text:style-name="T52">_Storage</text:span></text:p>
          </table:table-cell>
          <table:table-cell table:style-name="Table25.B2" office:value-type="string">
            <text:p text:style-name="P74">-</text:p>
          </table:table-cell>
          <table:table-cell table:style-name="Table25.C2" office:value-type="string">
            <text:p text:style-name="P75">-</text:p>
          </table:table-cell>
        </table:table-row>
      </table:table>
      <text:p text:style-name="P126">All variable type fields specified by a byte-count and offset in the block header will have their fields located in this area as specified by their offset parameter.</text:p>
      <text:p text:style-name="P145"><text:span text:style-name="T52">The total byte count for this area </text:span><text:span text:style-name="T53">is</text:span><text:span text:style-name="T52"> a multiple of 8 bytes. Unused space should be set to zero.</text:span></text:p>
      <text:h text:style-name="Heading_20_3" text:outline-level="3"><text:bookmark-start text:name="__RefHeading___Toc4561_4165958411"/><text:span text:style-name="T174">Block </text:span><text:span text:style-name="T175">Header </text:span><text:span text:style-name="T174">CRC-16</text:span><text:bookmark-end text:name="__RefHeading___Toc4561_4165958411"/></text:h>
      <text:p text:style-name="P143"><text:span text:style-name="T42">The header CRC-16 </text:span><text:span text:style-name="T49">is</text:span><text:span text:style-name="T42"> calculated u</text:span><text:span text:style-name="T50">sing the reverse polynomial 0x8005 (= 0xA001 reversed) and 0 as the start seed</text:span><text:span text:style-name="T29">.</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8">Name</text:p>
          </table:table-cell>
          <table:table-cell table:style-name="Table14.B1" office:value-type="string">
            <text:p text:style-name="P173">Type</text:p>
          </table:table-cell>
          <table:table-cell table:style-name="Table14.C1" office:value-type="string">
            <text:p text:style-name="P173">Val<text:span text:style-name="T206">u</text:span>e</text:p>
          </table:table-cell>
        </table:table-row>
        <table:table-row table:style-name="TableLine94286856867600">
          <table:table-cell table:style-name="Table14.A2" office:value-type="string">
            <text:p text:style-name="P214">Block_Header_CRC_16</text:p>
          </table:table-cell>
          <table:table-cell table:style-name="Table14.B2" office:value-type="string">
            <text:p text:style-name="P98"><text:span text:style-name="T1">Uint </text:span><text:span text:style-name="T33">16</text:span></text:p>
          </table:table-cell>
          <table:table-cell table:style-name="Table14.C2" office:value-type="string">
            <text:p text:style-name="P73">0 .. 65535</text:p>
          </table:table-cell>
        </table:table-row>
      </table:table>
      <text:h text:style-name="Heading_20_2" text:outline-level="2"><text:bookmark-start text:name="__RefHeading___Toc4563_4165958411"/><text:span text:style-name="T182">U</text:span>nencrypted<text:bookmark-end text:name="__RefHeading___Toc4563_4165958411"/></text:h>
      <text:p text:style-name="P144"><text:span text:style-name="T11">The </text:span><text:span text:style-name="T126">Unencrypted</text:span><text:span text:style-name="T11"> part is defined as follows:</text:span></text:p>
      <text:p text:style-name="P125">Unencrypted = Item [,Item]</text:p>
      <text:p text:style-name="P144"><text:span text:style-name="T11">That is, it can consist of 1 or more Item. </text:span><text:span text:style-name="T12">(These are defined later)</text:span><text:span text:style-name="T11"> </text:span></text:p>
      <text:h text:style-name="Heading_20_2" text:outline-level="2"><text:bookmark-start text:name="__RefHeading___Toc4565_4165958411"/><text:span text:style-name="T182">E</text:span>ncrypted<text:bookmark-end text:name="__RefHeading___Toc4565_4165958411"/></text:h>
      <text:p text:style-name="P142"><text:span text:style-name="T11">T</text:span><text:span text:style-name="T1">he </text:span><text:span text:style-name="T114">Encrypted</text:span><text:span text:style-name="T1"> part is defined as follows:</text:span></text:p>
      <text:p text:style-name="P116">Encrypted = Encrypted_Header [,Encrypted_Item]</text:p>
      <text:p text:style-name="P124">It consists of an encrypted header and zero or more encrypted items.</text:p>
      <text:h text:style-name="Heading_20_3" text:outline-level="3"><text:bookmark-start text:name="__RefHeading___Toc4567_4165958411"/>Encrypted Header<text:bookmark-end text:name="__RefHeading___Toc4567_4165958411"/></text:h>
      <text:p text:style-name="P122"><text:span text:style-name="T222">The </text:span><text:span text:style-name="T234">encrypted </text:span><text:span text:style-name="T222">header</text:span><text:span text:style-name="T234"> starts with the byte following the CRC-16 of the unencrypted header.</text:span><text:span text:style-name="T199"> </text:span><text:span text:style-name="T234">It continues for block-encrypted-header-byte-count. This entire sequence should be decrypted with the key from the location specified by the URL in the block-public-key-location.</text:span></text:p>
      <text:p text:style-name="P122"><text:span text:style-name="T234">Once the encrypted header is decrypted it should be compared with the unencrypted header. If there are no differences, the </text:span><text:span text:style-name="T233">key</text:span><text:span text:style-name="T234"> i</text:span><text:span text:style-name="T233">s</text:span><text:span text:style-name="T234"> authenticated.</text:span></text:p>
      <text:p text:style-name="P122">The same public key should then be used to decode the block content (items).</text:p>
      <text:p text:style-name="P122">Note that a block footer that may be present is not encrypted.</text:p>
      <text:h text:style-name="Heading_20_2" text:outline-level="2"><text:bookmark-start text:name="__RefHeading___Toc4569_4165958411"/>Block Footer<text:bookmark-end text:name="__RefHeading___Toc4569_4165958411"/></text:h>
      <text:p text:style-name="P123">The block footer content depends on the block type.</text:p>
      <text:p text:style-name="P123">All block footers will have a byte count of a multiple of 8 bytes.</text:p>
      <text:h text:style-name="Heading_20_3" text:outline-level="3"><text:bookmark-start text:name="__RefHeading___Toc4571_4165958411"/><text:soft-page-break/><text:span text:style-name="T209">B</text:span><text:span text:style-name="T208">lock Type 1</text:span><text:bookmark-end text:name="__RefHeading___Toc4571_4165958411"/></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8">Name</text:p>
          </table:table-cell>
          <table:table-cell table:style-name="Table15.B1" office:value-type="string">
            <text:p text:style-name="P172">Offset <text:span text:style-name="T191">(Hex)</text:span></text:p>
          </table:table-cell>
          <table:table-cell table:style-name="Table15.C1" office:value-type="string">
            <text:p text:style-name="P172">Type</text:p>
          </table:table-cell>
          <table:table-cell table:style-name="Table15.D1" office:value-type="string">
            <text:p text:style-name="P187">Valid <text:span text:style-name="T189">R</text:span>ange</text:p>
          </table:table-cell>
        </table:table-row>
        <table:table-row table:style-name="TableLine94286856903408">
          <table:table-cell table:style-name="Table15.A2" office:value-type="string">
            <text:p text:style-name="P215"><text:span text:style-name="T221">R</text:span>eserved</text:p>
          </table:table-cell>
          <table:table-cell table:style-name="Table15.B2" office:value-type="string">
            <text:p text:style-name="P72">0x00</text:p>
          </table:table-cell>
          <table:table-cell table:style-name="Table15.C2" office:value-type="string">
            <text:p text:style-name="P72">Uint 32</text:p>
          </table:table-cell>
          <table:table-cell table:style-name="Table15.D2" office:value-type="string">
            <text:p text:style-name="P71">0x0000_0000</text:p>
          </table:table-cell>
        </table:table-row>
        <table:table-row table:style-name="TableLine94286856906064">
          <table:table-cell table:style-name="Table15.A3" office:value-type="string">
            <text:p text:style-name="P215">Block_Content_CRC_32</text:p>
          </table:table-cell>
          <table:table-cell table:style-name="Table15.B3" office:value-type="string">
            <text:p text:style-name="P72">0x04</text:p>
          </table:table-cell>
          <table:table-cell table:style-name="Table15.C3" office:value-type="string">
            <text:p text:style-name="P72">Uint 32</text:p>
          </table:table-cell>
          <table:table-cell table:style-name="Table15.D3" office:value-type="string">
            <text:p text:style-name="P71">0 .. 2^32 - 1</text:p>
          </table:table-cell>
        </table:table-row>
      </table:table>
      <text:p text:style-name="P268"><text:span text:style-name="T265">The content CRC-32 is calculated </text:span><text:span text:style-name="T264">only </text:span><text:span text:style-name="T265">over the </text:span><text:span text:style-name="T264">item</text:span><text:span text:style-name="T265"> </text:span><text:span text:style-name="T264">contained in the block.</text:span></text:p>
      <text:p text:style-name="P141"><text:span text:style-name="T43">T</text:span><text:span text:style-name="T1">he CRC-32 is calculated with a seed value of -1.</text:span></text:p>
      <text:h text:style-name="P239" text:outline-level="1"><text:bookmark-start text:name="__RefHeading___Toc4573_4165958411"/>Item<text:bookmark-end text:name="__RefHeading___Toc4573_4165958411"/></text:h>
      <text:p text:style-name="P8">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text:bookmark-start text:name="__RefHeading___Toc4575_4165958411"/>Header<text:bookmark-end text:name="__RefHeading___Toc4575_4165958411"/></text:h>
      <text:p text:style-name="P36">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78">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text:bookmark-start text:name="__RefHeading___Toc4577_4165958411"/>Item-Type<text:bookmark-end text:name="__RefHeading___Toc4577_4165958411"/></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286856910816">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286857006608">
          <table:table-cell table:style-name="Table2.A19" office:value-type="string">
            <text:p text:style-name="P43">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286857008800">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286857010560">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286857012448">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286857014576">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286857016576">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286857018512">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286857020560">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286857022528">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286857024576">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286857026624">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286857028672">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286857030720">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286857033248">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286857035296">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286857036256">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286857037216">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286857038176">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286857039136">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286857041728">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286857042688">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286857043648">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286857044608">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286857045568">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286857046528">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286857049120">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text:bookmark-start text:name="__RefHeading___Toc4579_4165958411"/>Name<text:bookmark-end text:name="__RefHeading___Toc4579_4165958411"/></text:h>
      <text:p text:style-name="P2">Name =</text:p>
      <text:p text:style-name="P2"><text:tab/>Name-CRC,<text:tab/><text:tab/><text:tab/>(* 2 bytes, CRC16, ARC, rev poly 0x8005 *)</text:p>
      <text:p text:style-name="Standard"><text:span text:style-name="T114"><text:tab/>Name-</text:span><text:span text:style-name="T115">ASCII-</text:span><text:span text:style-name="T114">Byte-Count,(* 1 byte, the number of used </text:span><text:span text:style-name="T115">ASCII</text:span><text:span text:style-name="T114"> bytes *)</text:span></text:p>
      <text:p text:style-name="Standard"><text:span text:style-name="T114"><text:tab/>Name-</text:span><text:span text:style-name="T115">ASCII-Code<text:tab/><text:tab/></text:span><text:span text:style-name="T114">(* </text:span><text:span text:style-name="T115">ASCII</text:span><text:span text:style-name="T114"> bytes </text:span><text:span text:style-name="T115">range 0x20..0x7E </text:span><text:span text:style-name="T114">*)</text:span></text:p>
      <text:p text:style-name="P2"><text:tab/>[, Name-Filler]<text:tab/><text:tab/>(* Filler, optional *)</text:p>
      <text:p text:style-name="P2"/>
      <text:p text:style-name="P9"><text:span text:style-name="T113">Name-CRC</text:span><text:span text:style-name="T1">: The hash value is a CRC16 using the reverse polynomial 0x8005 (= 0xA001 reversed) and 0 as the start seed.</text:span></text:p>
      <text:p text:style-name="P9"><text:span text:style-name="T113">Name-</text:span><text:span text:style-name="T151">ASCII-</text:span><text:span text:style-name="T113">Byte-Count</text:span><text:span text:style-name="T1">: This is the number of bytes used by the </text:span><text:span text:style-name="T2">ASCII</text:span><text:span text:style-name="T1"> code that constitutes the name.</text:span></text:p>
      <text:p text:style-name="P9"><text:span text:style-name="T113">Name-</text:span><text:span text:style-name="T151">ASCII</text:span><text:span text:style-name="T113">-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113">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162">ASCII</text:span> byte count gives a maximum size of 245 bytes for the name characters.</text:p>
      <text:p text:style-name="P10">Rationale: The CRC allows for faster finding of items by name. If the CRC does not match, the <text:span text:style-name="T162">ASCII</text:span> code does not need to be compared. Names longer than 245 characters seem unlikely, they would make for unreadable code.</text:p>
      <text:h text:style-name="Heading_20_2" text:outline-level="2"><text:bookmark-start text:name="__RefHeading___Toc4581_4165958411"/>Value<text:bookmark-end text:name="__RefHeading___Toc4581_4165958411"/></text:h>
      <text:p text:style-name="P3">The layout of the value field is given in the section Types.</text:p>
      <text:h text:style-name="Heading_20_2" text:outline-level="2"><text:bookmark-start text:name="__RefHeading___Toc4583_4165958411"/>Filler<text:bookmark-end text:name="__RefHeading___Toc4583_4165958411"/></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ext:bookmark-start text:name="__RefHeading___Toc4585_4165958411"/>Types<text:bookmark-end text:name="__RefHeading___Toc4585_4165958411"/></text:h>
      <text:h text:style-name="Heading_20_2" text:outline-level="2"><text:bookmark-start text:name="__RefHeading___Toc4587_4165958411"/>Null<text:bookmark-end text:name="__RefHeading___Toc4587_4165958411"/></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text:bookmark-start text:name="__RefHeading___Toc4589_4165958411"/>Bool<text:bookmark-end text:name="__RefHeading___Toc4589_4165958411"/></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591_4165958411"/><text:soft-page-break/>Int8<text:bookmark-end text:name="__RefHeading___Toc4591_4165958411"/></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593_4165958411"/>Int16<text:bookmark-end text:name="__RefHeading___Toc4593_4165958411"/></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text:bookmark-start text:name="__RefHeading___Toc4595_4165958411"/>Int32<text:bookmark-end text:name="__RefHeading___Toc4595_4165958411"/></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597_4165958411"/>Int64<text:bookmark-end text:name="__RefHeading___Toc4597_4165958411"/></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text:bookmark-start text:name="__RefHeading___Toc4599_4165958411"/>UInt8<text:bookmark-end text:name="__RefHeading___Toc4599_4165958411"/></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601_4165958411"/>UInt16<text:bookmark-end text:name="__RefHeading___Toc4601_4165958411"/></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text:bookmark-start text:name="__RefHeading___Toc4603_4165958411"/>UInt32<text:bookmark-end text:name="__RefHeading___Toc4603_4165958411"/></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605_4165958411"/><text:soft-page-break/>UInt64<text:bookmark-end text:name="__RefHeading___Toc4605_4165958411"/></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text:bookmark-start text:name="__RefHeading___Toc4607_4165958411"/>Float32<text:bookmark-end text:name="__RefHeading___Toc4607_4165958411"/></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609_4165958411"/>Float64<text:bookmark-end text:name="__RefHeading___Toc4609_4165958411"/></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text:bookmark-start text:name="__RefHeading___Toc4611_4165958411"/>String<text:bookmark-end text:name="__RefHeading___Toc4611_4165958411"/></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286857121376">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286857058640">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44">4</text:p>
          </table:table-cell>
        </table:table-row>
        <table:table-row table:style-name="TableLine94286857063824">
          <table:table-cell table:style-name="Table3.C4" office:value-type="string">
            <text:p text:style-name="P45">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286857069456">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text:bookmark-start text:name="__RefHeading___Toc4613_4165958411"/>CRC String<text:bookmark-end text:name="__RefHeading___Toc4613_4165958411"/></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text:span text:style-name="T223">1</text:span>.</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286857071632">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286857125712">
          <table:table-cell table:style-name="Table4.A5" office:value-type="string">
            <text:p text:style-name="P49">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48">4</text:p>
          </table:table-cell>
        </table:table-row>
        <text:soft-page-break/>
        <table:table-row table:style-name="TableLine94286857143200">
          <table:table-cell table:style-name="Table4.A5" office:value-type="string">
            <text:p text:style-name="P49">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48">4</text:p>
          </table:table-cell>
        </table:table-row>
        <table:table-row table:style-name="TableLine94286857145072">
          <table:table-cell table:style-name="Table4.A5" office:value-type="string">
            <text:p text:style-name="P49">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286857147200">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65">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text:bookmark-start text:name="__RefHeading___Toc4615_4165958411"/>Binary<text:bookmark-end text:name="__RefHeading___Toc4615_4165958411"/></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286857149840">
          <table:table-cell table:style-name="Table5.A1" office:value-type="string">
            <text:p text:style-name="P49">Offset</text:p>
          </table:table-cell>
          <table:table-cell table:style-name="Table5.A1" office:value-type="string">
            <text:p text:style-name="P48">Content</text:p>
          </table:table-cell>
          <table:table-cell table:style-name="Table5.A1" office:value-type="string">
            <text:p text:style-name="P48">Units</text:p>
          </table:table-cell>
          <table:table-cell table:style-name="Table5.D1" office:value-type="string">
            <text:p text:style-name="P48">Count</text:p>
          </table:table-cell>
        </table:table-row>
        <table:table-row table:style-name="TableLine94286857166928">
          <table:table-cell table:style-name="Table5.A4" office:value-type="string">
            <text:p text:style-name="P49">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48">4</text:p>
          </table:table-cell>
        </table:table-row>
        <table:table-row table:style-name="TableLine94286857169712">
          <table:table-cell table:style-name="Table5.A4" office:value-type="string">
            <text:p text:style-name="P49">4</text:p>
          </table:table-cell>
          <table:table-cell table:style-name="Table5.B3" office:value-type="string">
            <text:p text:style-name="P10">Binary</text:p>
          </table:table-cell>
          <table:table-cell table:style-name="Table5.C4" office:value-type="string">
            <text:p text:style-name="P48">Bytes</text:p>
          </table:table-cell>
          <table:table-cell table:style-name="Table5.D3" office:value-type="string">
            <text:p text:style-name="P48">Byte Count</text:p>
          </table:table-cell>
        </table:table-row>
        <table:table-row table:style-name="TableLine94286857171712">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48">Bytes</text:p>
          </table:table-cell>
          <table:table-cell table:style-name="Table5.D4" office:value-type="string">
            <text:p text:style-name="P4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text:bookmark-start text:name="__RefHeading___Toc4617_4165958411"/>CRC Binary<text:bookmark-end text:name="__RefHeading___Toc4617_4165958411"/></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163">1</text:span>.</text:p>
      <text:p text:style-name="P10">The layout is as follows:</text:p>
      <table:table table:name="Table6" table:style-name="Table6">
        <table:table-column table:style-name="Table6.A" table:number-columns-repeated="3"/>
        <table:table-column table:style-name="Table6.D"/>
        <table:table-row table:style-name="TableLine94286857174240">
          <table:table-cell table:style-name="Table6.A1" office:value-type="string">
            <text:p text:style-name="P51">Offset</text:p>
          </table:table-cell>
          <table:table-cell table:style-name="Table6.A1" office:value-type="string">
            <text:p text:style-name="P50">Content</text:p>
          </table:table-cell>
          <table:table-cell table:style-name="Table6.A1" office:value-type="string">
            <text:p text:style-name="P50">Units</text:p>
          </table:table-cell>
          <table:table-cell table:style-name="Table6.D1" office:value-type="string">
            <text:p text:style-name="P50">Count</text:p>
          </table:table-cell>
        </table:table-row>
        <table:table-row table:style-name="TableLine94286857195296">
          <table:table-cell table:style-name="Table6.C5" office:value-type="string">
            <text:p text:style-name="P51">0</text:p>
          </table:table-cell>
          <table:table-cell table:style-name="Table6.C5" office:value-type="string">
            <text:p text:style-name="P50">CRC32</text:p>
          </table:table-cell>
          <table:table-cell table:style-name="Table6.C5" office:value-type="string">
            <text:p text:style-name="P50">UInt32</text:p>
          </table:table-cell>
          <table:table-cell table:style-name="Table6.D5" office:value-type="string">
            <text:p text:style-name="P50">4</text:p>
          </table:table-cell>
        </table:table-row>
        <table:table-row table:style-name="TableLine94286857197120">
          <table:table-cell table:style-name="Table6.C5" office:value-type="string">
            <text:p text:style-name="P51">4</text:p>
          </table:table-cell>
          <table:table-cell table:style-name="Table6.C5" office:value-type="string">
            <text:p text:style-name="P50">Byte Count</text:p>
          </table:table-cell>
          <table:table-cell table:style-name="Table6.C5" office:value-type="string">
            <text:p text:style-name="P50">UInt32</text:p>
          </table:table-cell>
          <table:table-cell table:style-name="Table6.D5" office:value-type="string">
            <text:p text:style-name="P50">4</text:p>
          </table:table-cell>
        </table:table-row>
        <table:table-row table:style-name="TableLine94286857198032">
          <table:table-cell table:style-name="Table6.C5" office:value-type="string">
            <text:p text:style-name="P51">8</text:p>
          </table:table-cell>
          <table:table-cell table:style-name="Table6.C5" office:value-type="string">
            <text:p text:style-name="P50">Binary</text:p>
          </table:table-cell>
          <table:table-cell table:style-name="Table6.C5" office:value-type="string">
            <text:p text:style-name="P50">Bytes</text:p>
          </table:table-cell>
          <table:table-cell table:style-name="Table6.D5" office:value-type="string">
            <text:p text:style-name="P50">Byte Count</text:p>
          </table:table-cell>
        </table:table-row>
        <table:table-row table:style-name="TableLine94286857199072">
          <table:table-cell table:style-name="Table6.C5" office:value-type="string">
            <text:p text:style-name="P51">8 + Byte Count</text:p>
          </table:table-cell>
          <table:table-cell table:style-name="Table6.C5" office:value-type="string">
            <text:p text:style-name="P50">Filler</text:p>
          </table:table-cell>
          <table:table-cell table:style-name="Table6.C5" office:value-type="string">
            <text:p text:style-name="P50">Bytes</text:p>
          </table:table-cell>
          <table:table-cell table:style-name="Table6.D5" office:value-type="string">
            <text:p text:style-name="P5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65">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text:bookmark-start text:name="__RefHeading___Toc4619_4165958411"/>Array<text:bookmark-end text:name="__RefHeading___Toc4619_4165958411"/></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286857200768">
          <table:table-cell table:style-name="Table7.A1" office:value-type="string">
            <text:p text:style-name="P38">Offset</text:p>
          </table:table-cell>
          <table:table-cell table:style-name="Table7.A1" office:value-type="string">
            <text:p text:style-name="P50">Content</text:p>
          </table:table-cell>
          <table:table-cell table:style-name="Table7.A1" office:value-type="string">
            <text:p text:style-name="P50">Units</text:p>
          </table:table-cell>
          <table:table-cell table:style-name="Table7.D1" office:value-type="string">
            <text:p text:style-name="P50">Bytes</text:p>
          </table:table-cell>
        </table:table-row>
        <table:table-row table:style-name="TableLine94286857236944">
          <table:table-cell table:style-name="Table7.A7" office:value-type="string">
            <text:p text:style-name="P38">0</text:p>
          </table:table-cell>
          <table:table-cell table:style-name="Table7.C7" office:value-type="string">
            <text:p text:style-name="P50">Reserved</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39120">
          <table:table-cell table:style-name="Table7.A7" office:value-type="string">
            <text:p text:style-name="P38">4</text:p>
          </table:table-cell>
          <table:table-cell table:style-name="Table7.C7" office:value-type="string">
            <text:p text:style-name="P50">Element-Type</text:p>
          </table:table-cell>
          <table:table-cell table:style-name="Table7.C7" office:value-type="string">
            <text:p text:style-name="P50">Item-Type</text:p>
          </table:table-cell>
          <table:table-cell table:style-name="Table7.D7" office:value-type="string">
            <text:p text:style-name="P50">1</text:p>
          </table:table-cell>
        </table:table-row>
        <table:table-row table:style-name="TableLine94286857240032">
          <table:table-cell table:style-name="Table7.A7" office:value-type="string">
            <text:p text:style-name="P38">5</text:p>
          </table:table-cell>
          <table:table-cell table:style-name="Table7.C7" office:value-type="string">
            <text:p text:style-name="P50">Zero</text:p>
          </table:table-cell>
          <table:table-cell table:style-name="Table7.C7" office:value-type="string">
            <text:p text:style-name="P50">Bytes</text:p>
          </table:table-cell>
          <table:table-cell table:style-name="Table7.D7" office:value-type="string">
            <text:p text:style-name="P50">3</text:p>
          </table:table-cell>
        </table:table-row>
        <table:table-row table:style-name="TableLine94286857240896">
          <table:table-cell table:style-name="Table7.A7" office:value-type="string">
            <text:p text:style-name="P38">8</text:p>
          </table:table-cell>
          <table:table-cell table:style-name="Table7.C7" office:value-type="string">
            <text:p text:style-name="P50">Element-Count</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42240">
          <table:table-cell table:style-name="Table7.A7" office:value-type="string">
            <text:p text:style-name="P38">12</text:p>
          </table:table-cell>
          <table:table-cell table:style-name="Table7.C7" office:value-type="string">
            <text:p text:style-name="P50">Element-Byte-Count</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43264">
          <table:table-cell table:style-name="Table7.A7" office:value-type="string">
            <text:p text:style-name="P38">16</text:p>
          </table:table-cell>
          <table:table-cell table:style-name="Table7.C7" office:value-type="string">
            <text:p text:style-name="P50">Array</text:p>
          </table:table-cell>
          <table:table-cell table:style-name="Table7.C7" office:value-type="string">
            <text:p text:style-name="P50">Element</text:p>
          </table:table-cell>
          <table:table-cell table:style-name="Table7.D7" office:value-type="string">
            <text:p text:style-name="P50">Element-Count * Element-Byte-Count</text:p>
          </table:table-cell>
        </table:table-row>
        <table:table-row table:style-name="TableLine94286857244336">
          <table:table-cell table:style-name="Table7.A8" office:value-type="string">
            <text:p text:style-name="P37">16 + Element-<text:span text:style-name="T164">Count</text:span> *</text:p>
            <text:p text:style-name="P37">Element-Byte-<text:span text:style-name="T164">Count</text:span></text:p>
          </table:table-cell>
          <table:table-cell table:style-name="Table7.C8" office:value-type="string">
            <text:p text:style-name="P50">Filler</text:p>
          </table:table-cell>
          <table:table-cell table:style-name="Table7.C8" office:value-type="string">
            <text:p text:style-name="P50">Bytes</text:p>
          </table:table-cell>
          <table:table-cell table:style-name="Table7.D8" office:value-type="string">
            <text:p text:style-name="P50">As needed</text:p>
          </table:table-cell>
        </table:table-row>
      </table:table>
      <text:p text:style-name="P6"/>
      <text:p text:style-name="P10">When an array is contained in an array or table, it is included as an item.</text:p>
      <text:p text:style-name="P10"><text:span text:style-name="T165">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text:bookmark-start text:name="__RefHeading___Toc4621_4165958411"/>Sequence<text:bookmark-end text:name="__RefHeading___Toc4621_4165958411"/></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286857225840">
          <table:table-cell table:style-name="Table8.A1" office:value-type="string">
            <text:p text:style-name="P53">Offset</text:p>
          </table:table-cell>
          <table:table-cell table:style-name="Table8.A1" office:value-type="string">
            <text:p text:style-name="P52">Content</text:p>
          </table:table-cell>
          <table:table-cell table:style-name="Table8.A1" office:value-type="string">
            <text:p text:style-name="P52">Units</text:p>
          </table:table-cell>
          <table:table-cell table:style-name="Table8.D1" office:value-type="string">
            <text:p text:style-name="P52">Bytes</text:p>
          </table:table-cell>
        </table:table-row>
        <table:table-row table:style-name="TableLine94286857265520">
          <table:table-cell table:style-name="Table8.C5" office:value-type="string">
            <text:p text:style-name="P53">0</text:p>
          </table:table-cell>
          <table:table-cell table:style-name="Table8.C5" office:value-type="string">
            <text:p text:style-name="P52">Reserved</text:p>
          </table:table-cell>
          <table:table-cell table:style-name="Table8.C5" office:value-type="string">
            <text:p text:style-name="P52">UInt32</text:p>
          </table:table-cell>
          <table:table-cell table:style-name="Table8.D5" office:value-type="string">
            <text:p text:style-name="P52">4</text:p>
          </table:table-cell>
        </table:table-row>
        <table:table-row table:style-name="TableLine94286857267344">
          <table:table-cell table:style-name="Table8.C5" office:value-type="string">
            <text:p text:style-name="P53">4</text:p>
          </table:table-cell>
          <table:table-cell table:style-name="Table8.C5" office:value-type="string">
            <text:p text:style-name="P52">Count</text:p>
          </table:table-cell>
          <table:table-cell table:style-name="Table8.C5" office:value-type="string">
            <text:p text:style-name="P52">UInt32</text:p>
          </table:table-cell>
          <table:table-cell table:style-name="Table8.D5" office:value-type="string">
            <text:p text:style-name="P52">4</text:p>
          </table:table-cell>
        </table:table-row>
        <table:table-row table:style-name="TableLine94286857268256">
          <table:table-cell table:style-name="Table8.C5" office:value-type="string">
            <text:p text:style-name="P53">8</text:p>
          </table:table-cell>
          <table:table-cell table:style-name="Table8.C5" office:value-type="string">
            <text:p text:style-name="P52">Items</text:p>
          </table:table-cell>
          <table:table-cell table:style-name="Table8.C5" office:value-type="string">
            <text:p text:style-name="P52">Item</text:p>
          </table:table-cell>
          <table:table-cell table:style-name="Table8.D5" office:value-type="string">
            <text:p text:style-name="P52">As needed</text:p>
          </table:table-cell>
        </table:table-row>
        <table:table-row table:style-name="TableLine94286857269296">
          <table:table-cell table:style-name="Table8.C5" office:value-type="string">
            <text:p text:style-name="P53">As needed</text:p>
          </table:table-cell>
          <table:table-cell table:style-name="Table8.C5" office:value-type="string">
            <text:p text:style-name="P52">Filler</text:p>
          </table:table-cell>
          <table:table-cell table:style-name="Table8.C5" office:value-type="string">
            <text:p text:style-name="P52">Bytes</text:p>
          </table:table-cell>
          <table:table-cell table:style-name="Table8.D5" office:value-type="string">
            <text:p text:style-name="P52">As needed</text:p>
          </table:table-cell>
        </table:table-row>
      </table:table>
      <text:p text:style-name="P9"/>
      <text:p text:style-name="P8">When a sequence is contained in an array or table, is is included as an item.</text:p>
      <text:h text:style-name="Heading_20_2" text:outline-level="2"><text:bookmark-start text:name="__RefHeading___Toc4623_4165958411"/>Dictionary<text:bookmark-end text:name="__RefHeading___Toc4623_4165958411"/></text:h>
      <text:p text:style-name="P3">See Sequence, but each item in the dictionary is guaranteed to have a unique name.</text:p>
      <text:h text:style-name="Heading_20_2" text:outline-level="2"><text:bookmark-start text:name="__RefHeading___Toc4625_4165958411"/>Table<text:bookmark-end text:name="__RefHeading___Toc4625_4165958411"/></text:h>
      <text:p text:style-name="P3">A table is conceptually an array with the same type of dictionary for each element. The key’s of the dictionary fields <text:span text:style-name="T166">(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71">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72">Field</text:span>ByteCount,<text:tab/>(* 1 bytes *)</text:p>
      <text:p text:style-name="P2"><text:tab/>ColumnFieldType,<text:tab/><text:tab/><text:tab/>(* 1 bytes *)</text:p>
      <text:p text:style-name="Standard"><text:span text:style-name="T114"><text:tab/>ColumnName</text:span><text:span text:style-name="T117">Field</text:span><text:span text:style-name="T114">Offset,<text:tab/>(* 4 bytes *)</text:span></text:p>
      <text:p text:style-name="P2"><text:tab/>ColumnFieldOffset,<text:tab/><text:tab/>(* 4 bytes *)</text:p>
      <text:p text:style-name="P2"><text:tab/>ColumnFieldByteCount<text:tab/><text:tab/>(* 4 bytes *)</text:p>
      <text:p text:style-name="P2"/>
      <text:p text:style-name="Standard"><text:span text:style-name="T114">ColumnName = </text:span><text:span text:style-name="T116">Ascii</text:span><text:span text:style-name="T114">-Byte-Count {, </text:span><text:span text:style-name="T116">Ascii</text:span><text:span text:style-name="T114">-Byte-Code } (* Max 248 bytes *)</text:span></text:p>
      <text:p text:style-name="P2"/>
      <text:p text:style-name="P2">Row = {, ColumnValue } (* 8 byte boundary aligned *)</text:p>
      <text:p text:style-name="P2"/>
      <text:p text:style-name="P10"><text:span text:style-name="T113">RowCount</text:span>: The number of rows in this table (UInt32)</text:p>
      <text:p text:style-name="P10"><text:span text:style-name="T113">ColumnCount</text:span>: The number of columns in this table (UInt32)</text:p>
      <text:p text:style-name="P10"><text:span text:style-name="T152">Field</text:span><text:span text:style-name="T113">sOffset</text:span>: The offset from the start of the value field to the first byte of value of the first column in the first row.</text:p>
      <text:p text:style-name="P10"><text:span text:style-name="T113">RowByteCount</text:span>: The number of bytes in a row, is equal to the value of all columnValueByteCounts added together.</text:p>
      <text:p text:style-name="P10"><text:span text:style-name="T113">ColumnDescriptor</text:span>: There is a column descriptor for each column, containing descriptions of the name and value for that column. Each column descriptor is 16 bytes, and all column descriptors are arranged sequentially.</text:p>
      <text:p text:style-name="P9"><text:span text:style-name="T114">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113">ColumnName</text:span><text:span text:style-name="T153">Field</text:span><text:span text:style-name="T113">ByteCount</text:span>: The number of bytes for the UTF8-byte sequence of the column name. (Not the number of used bytes, this is part of the ColumnName field)</text:p>
      <text:p text:style-name="P9"><text:span text:style-name="T114">Column</text:span><text:span text:style-name="T117">Field</text:span><text:span text:style-name="T114">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30"><text:span text:style-name="T114">Column</text:span><text:span text:style-name="T118">Name</text:span><text:span text:style-name="T117">Field</text:span><text:span text:style-name="T114">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114">Column</text:span><text:span text:style-name="T117">Field</text:span><text:span text:style-name="T114">Offset</text:span><text:span text:style-name="T1">: The offset from the start of the row where this column ’s value is located.</text:span></text:p>
      <text:p text:style-name="P9"><text:span text:style-name="T114">Column</text:span><text:span text:style-name="T117">Field</text:span><text:span text:style-name="T114">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286857271728">
          <table:table-cell table:style-name="Table9.A1" office:value-type="string">
            <text:p text:style-name="P55">Offset</text:p>
          </table:table-cell>
          <table:table-cell table:style-name="Table9.A1" office:value-type="string">
            <text:p text:style-name="P54">Content</text:p>
          </table:table-cell>
          <table:table-cell table:style-name="Table9.A1" office:value-type="string">
            <text:p text:style-name="P54">Units</text:p>
          </table:table-cell>
          <table:table-cell table:style-name="Table9.D1" office:value-type="string">
            <text:p text:style-name="P54">Bytes</text:p>
          </table:table-cell>
        </table:table-row>
        <table:table-row table:style-name="TableLine94286857335408">
          <table:table-cell table:style-name="Table9.C9" office:value-type="string">
            <text:p text:style-name="P55">0</text:p>
          </table:table-cell>
          <table:table-cell table:style-name="Table9.C9" office:value-type="string">
            <text:p text:style-name="P54">Row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6976">
          <table:table-cell table:style-name="Table9.C9" office:value-type="string">
            <text:p text:style-name="P55">4</text:p>
          </table:table-cell>
          <table:table-cell table:style-name="Table9.C9" office:value-type="string">
            <text:p text:style-name="P54">Column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7888">
          <table:table-cell table:style-name="Table9.C9" office:value-type="string">
            <text:p text:style-name="P55">8</text:p>
          </table:table-cell>
          <table:table-cell table:style-name="Table9.C9" office:value-type="string">
            <text:p text:style-name="P68"><text:span text:style-name="T6">Field</text:span><text:span text:style-name="T7">s Offset</text:span></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8928">
          <table:table-cell table:style-name="Table9.C9" office:value-type="string">
            <text:p text:style-name="P55">12</text:p>
          </table:table-cell>
          <table:table-cell table:style-name="Table9.C9" office:value-type="string">
            <text:p text:style-name="P54">Row Byte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40352">
          <table:table-cell table:style-name="Table9.C9" office:value-type="string">
            <text:p text:style-name="P55">16</text:p>
          </table:table-cell>
          <table:table-cell table:style-name="Table9.C9" office:value-type="string">
            <text:p text:style-name="P54">Column Descriptors</text:p>
          </table:table-cell>
          <table:table-cell table:style-name="Table9.C9" office:value-type="string">
            <text:p text:style-name="P54">Column Descriptor</text:p>
          </table:table-cell>
          <table:table-cell table:style-name="Table9.D9" office:value-type="string">
            <text:p text:style-name="P54">16 * Column Count</text:p>
          </table:table-cell>
        </table:table-row>
        <text:soft-page-break/>
        <table:table-row table:style-name="TableLine94286857341376">
          <table:table-cell table:style-name="Table9.C9" office:value-type="string">
            <text:p text:style-name="P55">16 + 16 * Column Count</text:p>
          </table:table-cell>
          <table:table-cell table:style-name="Table9.C9" office:value-type="string">
            <text:p text:style-name="P54">Column Names</text:p>
          </table:table-cell>
          <table:table-cell table:style-name="Table9.C9" office:value-type="string">
            <text:p text:style-name="P54">Column Name</text:p>
          </table:table-cell>
          <table:table-cell table:style-name="Table9.D9" office:value-type="string">
            <text:p text:style-name="P54">As needed</text:p>
          </table:table-cell>
        </table:table-row>
        <table:table-row table:style-name="TableLine94286857342448">
          <table:table-cell table:style-name="Table9.C9" office:value-type="string">
            <text:p text:style-name="P55">Rows Offset</text:p>
          </table:table-cell>
          <table:table-cell table:style-name="Table9.C9" office:value-type="string">
            <text:p text:style-name="P54">Rows (Fields)</text:p>
          </table:table-cell>
          <table:table-cell table:style-name="Table9.C9" office:value-type="string">
            <text:p text:style-name="P54">Rows</text:p>
          </table:table-cell>
          <table:table-cell table:style-name="Table9.D9" office:value-type="string">
            <text:p text:style-name="P54">Row Count * Row Byte Count</text:p>
          </table:table-cell>
        </table:table-row>
        <table:table-row table:style-name="TableLine94286857343520">
          <table:table-cell table:style-name="Table9.C9" office:value-type="string">
            <text:p text:style-name="P55">Rows Offset + Row Count * Row Byte Count</text:p>
          </table:table-cell>
          <table:table-cell table:style-name="Table9.C9" office:value-type="string">
            <text:p text:style-name="P54">Filler</text:p>
          </table:table-cell>
          <table:table-cell table:style-name="Table9.C9" office:value-type="string">
            <text:p text:style-name="P54">Bytes</text:p>
          </table:table-cell>
          <table:table-cell table:style-name="Table9.D9" office:value-type="string">
            <text:p text:style-name="P54">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286857345568">
          <table:table-cell table:style-name="Table10.A1" office:value-type="string">
            <text:p text:style-name="P65">Offset</text:p>
          </table:table-cell>
          <table:table-cell table:style-name="Table10.A1" office:value-type="string">
            <text:p text:style-name="P64">Content</text:p>
          </table:table-cell>
          <table:table-cell table:style-name="Table10.A1" office:value-type="string">
            <text:p text:style-name="P64">Units</text:p>
          </table:table-cell>
          <table:table-cell table:style-name="Table10.D1" office:value-type="string">
            <text:p text:style-name="P64">Bytes</text:p>
          </table:table-cell>
        </table:table-row>
        <table:table-row table:style-name="TableLine94286857365680">
          <table:table-cell table:style-name="Table10.A7" office:value-type="string">
            <text:p text:style-name="P57">0</text:p>
          </table:table-cell>
          <table:table-cell table:style-name="Table10.B2" office:value-type="string">
            <text:p text:style-name="P56">Column Name CRC16</text:p>
          </table:table-cell>
          <table:table-cell table:style-name="Table10.C7" office:value-type="string">
            <text:p text:style-name="P56">UInt16</text:p>
          </table:table-cell>
          <table:table-cell table:style-name="Table10.D2" office:value-type="string">
            <text:p text:style-name="P56">2</text:p>
          </table:table-cell>
        </table:table-row>
        <table:table-row table:style-name="TableLine94286857367952">
          <table:table-cell table:style-name="Table10.A7" office:value-type="string">
            <text:p text:style-name="P57">2</text:p>
          </table:table-cell>
          <table:table-cell table:style-name="Table10.B3" office:value-type="string">
            <text:p text:style-name="P56">Column Name Field Byte Count</text:p>
          </table:table-cell>
          <table:table-cell table:style-name="Table10.C7" office:value-type="string">
            <text:p text:style-name="P56">UInt8</text:p>
          </table:table-cell>
          <table:table-cell table:style-name="Table10.D3" office:value-type="string">
            <text:p text:style-name="P56">1</text:p>
          </table:table-cell>
        </table:table-row>
        <table:table-row table:style-name="TableLine94286857369696">
          <table:table-cell table:style-name="Table10.A7" office:value-type="string">
            <text:p text:style-name="P57">3</text:p>
          </table:table-cell>
          <table:table-cell table:style-name="Table10.B4" office:value-type="string">
            <text:p text:style-name="P56">Column Field Type</text:p>
          </table:table-cell>
          <table:table-cell table:style-name="Table10.C7" office:value-type="string">
            <text:p text:style-name="P56">Item Type</text:p>
          </table:table-cell>
          <table:table-cell table:style-name="Table10.D4" office:value-type="string">
            <text:p text:style-name="P56">1</text:p>
          </table:table-cell>
        </table:table-row>
        <table:table-row table:style-name="TableLine94286857371568">
          <table:table-cell table:style-name="Table10.A7" office:value-type="string">
            <text:p text:style-name="P57">4</text:p>
          </table:table-cell>
          <table:table-cell table:style-name="Table10.B5" office:value-type="string">
            <text:p text:style-name="P67"><text:span text:style-name="T4">Column Name </text:span><text:span text:style-name="T5">Field</text:span><text:span text:style-name="T4"> Offset</text:span></text:p>
          </table:table-cell>
          <table:table-cell table:style-name="Table10.C7" office:value-type="string">
            <text:p text:style-name="P56">UInt32</text:p>
          </table:table-cell>
          <table:table-cell table:style-name="Table10.D5" office:value-type="string">
            <text:p text:style-name="P56">4</text:p>
          </table:table-cell>
        </table:table-row>
        <table:table-row table:style-name="TableLine94286857373808">
          <table:table-cell table:style-name="Table10.A7" office:value-type="string">
            <text:p text:style-name="P57">8</text:p>
          </table:table-cell>
          <table:table-cell table:style-name="Table10.B6" office:value-type="string">
            <text:p text:style-name="P56">Column Field Offset</text:p>
          </table:table-cell>
          <table:table-cell table:style-name="Table10.C7" office:value-type="string">
            <text:p text:style-name="P56">UInt32</text:p>
          </table:table-cell>
          <table:table-cell table:style-name="Table10.D6" office:value-type="string">
            <text:p text:style-name="P56">4</text:p>
          </table:table-cell>
        </table:table-row>
        <table:table-row table:style-name="TableLine94286857375728">
          <table:table-cell table:style-name="Table10.A7" office:value-type="string">
            <text:p text:style-name="P57">12</text:p>
          </table:table-cell>
          <table:table-cell table:style-name="Table10.B7" office:value-type="string">
            <text:p text:style-name="P56">Column Field Byte Count</text:p>
          </table:table-cell>
          <table:table-cell table:style-name="Table10.C7" office:value-type="string">
            <text:p text:style-name="P56">UInt32</text:p>
          </table:table-cell>
          <table:table-cell table:style-name="Table10.D7" office:value-type="string">
            <text:p text:style-name="P56">4</text:p>
          </table:table-cell>
        </table:table-row>
      </table:table>
      <text:p text:style-name="Standard"/>
      <text:p text:style-name="P3">The layout of the Column Name <text:span text:style-name="T170">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286857378752">
          <table:table-cell table:style-name="Table11.A1" office:value-type="string">
            <text:p text:style-name="P64">Offset</text:p>
          </table:table-cell>
          <table:table-cell table:style-name="Table11.A1" office:value-type="string">
            <text:p text:style-name="P64">Content</text:p>
          </table:table-cell>
          <table:table-cell table:style-name="Table11.A1" office:value-type="string">
            <text:p text:style-name="P64">Units</text:p>
          </table:table-cell>
          <table:table-cell table:style-name="Table11.D1" office:value-type="string">
            <text:p text:style-name="P64">Bytes</text:p>
          </table:table-cell>
        </table:table-row>
        <table:table-row table:style-name="TableLine94286857387808">
          <table:table-cell table:style-name="Table11.A3" office:value-type="string">
            <text:p text:style-name="P56">0</text:p>
          </table:table-cell>
          <table:table-cell table:style-name="Table11.B2" office:value-type="string">
            <text:p text:style-name="P56">Column Name Byte Count</text:p>
          </table:table-cell>
          <table:table-cell table:style-name="Table11.C3" office:value-type="string">
            <text:p text:style-name="P56">UInt8</text:p>
          </table:table-cell>
          <table:table-cell table:style-name="Table11.D2" office:value-type="string">
            <text:p text:style-name="P56">1</text:p>
          </table:table-cell>
        </table:table-row>
        <table:table-row table:style-name="TableLine94286857389904">
          <table:table-cell table:style-name="Table11.A3" office:value-type="string">
            <text:p text:style-name="P56">4</text:p>
          </table:table-cell>
          <table:table-cell table:style-name="Table11.B3" office:value-type="string">
            <text:p text:style-name="P56">Column Name ASCII <text:span text:style-name="T168">B</text:span>yte Co<text:span text:style-name="T169">de</text:span></text:p>
          </table:table-cell>
          <table:table-cell table:style-name="Table11.C3" office:value-type="string">
            <text:p text:style-name="P56">Bytes</text:p>
          </table:table-cell>
          <table:table-cell table:style-name="Table11.D3" office:value-type="string">
            <text:p text:style-name="P56">Column Name Byte Count</text:p>
          </table:table-cell>
        </table:table-row>
      </table:table>
      <text:h text:style-name="Heading_20_2" text:outline-level="2"><text:bookmark-start text:name="__RefHeading___Toc4627_4165958411"/>UUID<text:bookmark-end text:name="__RefHeading___Toc4627_4165958411"/></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text:bookmark-start text:name="__RefHeading___Toc4629_4165958411"/>Color<text:bookmark-end text:name="__RefHeading___Toc4629_4165958411"/></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286857395136">
          <table:table-cell table:style-name="Table12.A1" office:value-type="string">
            <text:p text:style-name="P59">Offset</text:p>
          </table:table-cell>
          <table:table-cell table:style-name="Table12.A1" office:value-type="string">
            <text:p text:style-name="P58">Content</text:p>
          </table:table-cell>
          <table:table-cell table:style-name="Table12.A1" office:value-type="string">
            <text:p text:style-name="P58">Units</text:p>
          </table:table-cell>
          <table:table-cell table:style-name="Table12.D1" office:value-type="string">
            <text:p text:style-name="P58">Bytes</text:p>
          </table:table-cell>
        </table:table-row>
        <table:table-row table:style-name="TableLine94286857425408">
          <table:table-cell table:style-name="Table12.C5" office:value-type="string">
            <text:p text:style-name="P59">0</text:p>
          </table:table-cell>
          <table:table-cell table:style-name="Table12.C5" office:value-type="string">
            <text:p text:style-name="P58">Red</text:p>
          </table:table-cell>
          <table:table-cell table:style-name="Table12.C5" office:value-type="string">
            <text:p text:style-name="P58">UInt8</text:p>
          </table:table-cell>
          <table:table-cell table:style-name="Table12.D5" office:value-type="string">
            <text:p text:style-name="P58">1</text:p>
          </table:table-cell>
        </table:table-row>
        <table:table-row table:style-name="TableLine94286857427232">
          <table:table-cell table:style-name="Table12.C5" office:value-type="string">
            <text:p text:style-name="P60">1</text:p>
          </table:table-cell>
          <table:table-cell table:style-name="Table12.C5" office:value-type="string">
            <text:p text:style-name="P58">Green</text:p>
          </table:table-cell>
          <table:table-cell table:style-name="Table12.C5" office:value-type="string">
            <text:p text:style-name="P58">UInt8</text:p>
          </table:table-cell>
          <table:table-cell table:style-name="Table12.D5" office:value-type="string">
            <text:p text:style-name="P58">1</text:p>
          </table:table-cell>
        </table:table-row>
        <table:table-row table:style-name="TableLine94286857428144">
          <table:table-cell table:style-name="Table12.C5" office:value-type="string">
            <text:p text:style-name="P60">2</text:p>
          </table:table-cell>
          <table:table-cell table:style-name="Table12.C5" office:value-type="string">
            <text:p text:style-name="P58">Blue</text:p>
          </table:table-cell>
          <table:table-cell table:style-name="Table12.C5" office:value-type="string">
            <text:p text:style-name="P58">UInt8</text:p>
          </table:table-cell>
          <table:table-cell table:style-name="Table12.D5" office:value-type="string">
            <text:p text:style-name="P58">1</text:p>
          </table:table-cell>
        </table:table-row>
        <text:soft-page-break/>
        <table:table-row table:style-name="TableLine94286857429184">
          <table:table-cell table:style-name="Table12.C5" office:value-type="string">
            <text:p text:style-name="P60">3</text:p>
          </table:table-cell>
          <table:table-cell table:style-name="Table12.C5" office:value-type="string">
            <text:p text:style-name="P58">Alpha</text:p>
          </table:table-cell>
          <table:table-cell table:style-name="Table12.C5" office:value-type="string">
            <text:p text:style-name="P58">UInt8</text:p>
          </table:table-cell>
          <table:table-cell table:style-name="Table12.D5" office:value-type="string">
            <text:p text:style-name="P58">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165">Rationale</text:span>: As color information is frequently used it is more memory efficient to store it in its own type instead of a composite type.</text:p>
      <text:h text:style-name="Heading_20_2" text:outline-level="2"><text:bookmark-start text:name="__RefHeading___Toc4631_4165958411"/>Font<text:bookmark-end text:name="__RefHeading___Toc4631_4165958411"/></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286857431616">
          <table:table-cell table:style-name="Table13.A1" office:value-type="string">
            <text:p text:style-name="P66">Offset</text:p>
          </table:table-cell>
          <table:table-cell table:style-name="Table13.A1" office:value-type="string">
            <text:p text:style-name="P66">Content</text:p>
          </table:table-cell>
          <table:table-cell table:style-name="Table13.A1" office:value-type="string">
            <text:p text:style-name="P66">Units</text:p>
          </table:table-cell>
          <table:table-cell table:style-name="Table13.D1" office:value-type="string">
            <text:p text:style-name="P66">Bytes</text:p>
          </table:table-cell>
        </table:table-row>
        <table:table-row table:style-name="TableLine94286857456528">
          <table:table-cell table:style-name="Table13.C6" office:value-type="string">
            <text:p text:style-name="P66">0</text:p>
          </table:table-cell>
          <table:table-cell table:style-name="Table13.C6" office:value-type="string">
            <text:p text:style-name="P66">Size</text:p>
          </table:table-cell>
          <table:table-cell table:style-name="Table13.C6" office:value-type="string">
            <text:p text:style-name="P66">Float32</text:p>
          </table:table-cell>
          <table:table-cell table:style-name="Table13.D6" office:value-type="string">
            <text:p text:style-name="P66">4</text:p>
          </table:table-cell>
        </table:table-row>
        <table:table-row table:style-name="TableLine94286857458352">
          <table:table-cell table:style-name="Table13.C6" office:value-type="string">
            <text:p text:style-name="P66">4</text:p>
          </table:table-cell>
          <table:table-cell table:style-name="Table13.C6" office:value-type="string">
            <text:p text:style-name="P66">Family Size</text:p>
          </table:table-cell>
          <table:table-cell table:style-name="Table13.C6" office:value-type="string">
            <text:p text:style-name="P66">UInt8</text:p>
          </table:table-cell>
          <table:table-cell table:style-name="Table13.D6" office:value-type="string">
            <text:p text:style-name="P66">1</text:p>
          </table:table-cell>
        </table:table-row>
        <table:table-row table:style-name="TableLine94286857459264">
          <table:table-cell table:style-name="Table13.C6" office:value-type="string">
            <text:p text:style-name="P66">5</text:p>
          </table:table-cell>
          <table:table-cell table:style-name="Table13.C6" office:value-type="string">
            <text:p text:style-name="P66">Name Size</text:p>
          </table:table-cell>
          <table:table-cell table:style-name="Table13.C6" office:value-type="string">
            <text:p text:style-name="P66">UInt8</text:p>
          </table:table-cell>
          <table:table-cell table:style-name="Table13.D6" office:value-type="string">
            <text:p text:style-name="P66">1</text:p>
          </table:table-cell>
        </table:table-row>
        <table:table-row table:style-name="TableLine94286857460304">
          <table:table-cell table:style-name="Table13.C6" office:value-type="string">
            <text:p text:style-name="P66">6</text:p>
          </table:table-cell>
          <table:table-cell table:style-name="Table13.C6" office:value-type="string">
            <text:p text:style-name="P66">Family String</text:p>
          </table:table-cell>
          <table:table-cell table:style-name="Table13.C6" office:value-type="string">
            <text:p text:style-name="P66">UTF8</text:p>
          </table:table-cell>
          <table:table-cell table:style-name="Table13.D6" office:value-type="string">
            <text:p text:style-name="P66">Family Size</text:p>
          </table:table-cell>
        </table:table-row>
        <table:table-row table:style-name="TableLine94286857461728">
          <table:table-cell table:style-name="Table13.C6" office:value-type="string">
            <text:p text:style-name="P66">6 + Family Size</text:p>
          </table:table-cell>
          <table:table-cell table:style-name="Table13.C6" office:value-type="string">
            <text:p text:style-name="P66">Name String</text:p>
          </table:table-cell>
          <table:table-cell table:style-name="Table13.C6" office:value-type="string">
            <text:p text:style-name="P66">UTF8</text:p>
          </table:table-cell>
          <table:table-cell table:style-name="Table13.D6" office:value-type="string">
            <text:p text:style-name="P66">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65">Rationale</text:span>: As font information is frequently used it is more memory efficient to store it in its own type instead of a composite type.</text:p>
      <text:p text:style-name="P3"><text:span text:style-name="T165">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10T10:27:46.155320107</dc:date>
    <meta:editing-duration>P1DT5H28M36S</meta:editing-duration>
    <meta:editing-cycles>60</meta:editing-cycles>
    <meta:generator>LibreOffice/6.4.7.2$Linux_X86_64 LibreOffice_project/40$Build-2</meta:generator>
    <meta:document-statistic meta:table-count="32" meta:image-count="0" meta:object-count="0" meta:page-count="25" meta:paragraph-count="1030" meta:word-count="7587" meta:character-count="43105" meta:non-whitespace-character-count="36281"/>
  </office:meta>
</office:document-meta>
</file>